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7.57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2">
          <table:table-cell office:value-type="float" office:value="1">
            <text:p>1</text:p>
          </table:table-cell>
          <table:table-cell office:value-type="string">
            <text:p>Электроника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(&quot;&amp;[.A1]&amp;&quot;, '&quot;&amp;[.B1]&amp;&quot;', &quot;&amp;[.C1]&amp;&quot;, &quot;&amp;[.D1]&amp;&quot;)&quot;" office:value-type="string" office:string-value="(1, 'Электроника', null, true)">
            <text:p>(1, 'Электроника', null, true)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Одежда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2]&amp;&quot;, '&quot;&amp;[.B2]&amp;&quot;', &quot;&amp;[.C2]&amp;&quot;, &quot;&amp;[.D2]&amp;&quot;)&quot;" office:value-type="string" office:string-value=",(2, 'Одежда', null, true)">
            <text:p>,(2, 'Одежда', null, true)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Обувь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3]&amp;&quot;, '&quot;&amp;[.B3]&amp;&quot;', &quot;&amp;[.C3]&amp;&quot;, &quot;&amp;[.D3]&amp;&quot;)&quot;" office:value-type="string" office:string-value=",(3, 'Обувь', null, true)">
            <text:p>,(3, 'Обувь', null, true)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Дом и сад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4]&amp;&quot;, '&quot;&amp;[.B4]&amp;&quot;', &quot;&amp;[.C4]&amp;&quot;, &quot;&amp;[.D4]&amp;&quot;)&quot;" office:value-type="string" office:string-value=",(4, 'Дом и сад', null, true)">
            <text:p>,(4, 'Дом и сад', null, true)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Детские товары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5]&amp;&quot;, '&quot;&amp;[.B5]&amp;&quot;', &quot;&amp;[.C5]&amp;&quot;, &quot;&amp;[.D5]&amp;&quot;)&quot;" office:value-type="string" office:string-value=",(5, 'Детские товары', null, true)">
            <text:p>,(5, 'Детские товары', null, true)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Красота и здоровье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6]&amp;&quot;, '&quot;&amp;[.B6]&amp;&quot;', &quot;&amp;[.C6]&amp;&quot;, &quot;&amp;[.D6]&amp;&quot;)&quot;" office:value-type="string" office:string-value=",(6, 'Красота и здоровье', null, true)">
            <text:p>,(6, 'Красота и здоровье', null, true)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Бытовая техника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7]&amp;&quot;, '&quot;&amp;[.B7]&amp;&quot;', &quot;&amp;[.C7]&amp;&quot;, &quot;&amp;[.D7]&amp;&quot;)&quot;" office:value-type="string" office:string-value=",(7, 'Бытовая техника', null, true)">
            <text:p>,(7, 'Бытовая техника', null, true)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Спорт и отдых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8]&amp;&quot;, '&quot;&amp;[.B8]&amp;&quot;', &quot;&amp;[.C8]&amp;&quot;, &quot;&amp;[.D8]&amp;&quot;)&quot;" office:value-type="string" office:string-value=",(8, 'Спорт и отдых', null, true)">
            <text:p>,(8, 'Спорт и отдых', null, true)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Строительство и ремонт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9]&amp;&quot;, '&quot;&amp;[.B9]&amp;&quot;', &quot;&amp;[.C9]&amp;&quot;, &quot;&amp;[.D9]&amp;&quot;)&quot;" office:value-type="string" office:string-value=",(9, 'Строительство и ремонт', null, true)">
            <text:p>,(9, 'Строительство и ремонт', null, true)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Продукты питания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10]&amp;&quot;, '&quot;&amp;[.B10]&amp;&quot;', &quot;&amp;[.C10]&amp;&quot;, &quot;&amp;[.D10]&amp;&quot;)&quot;" office:value-type="string" office:string-value=",(10, 'Продукты питания', null, true)">
            <text:p>,(10, 'Продукты питания', null, true)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Аптека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11]&amp;&quot;, '&quot;&amp;[.B11]&amp;&quot;', &quot;&amp;[.C11]&amp;&quot;, &quot;&amp;[.D11]&amp;&quot;)&quot;" office:value-type="string" office:string-value=",(11, 'Аптека', null, true)">
            <text:p>,(11, 'Аптека', null, true)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Товары для животных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12]&amp;&quot;, '&quot;&amp;[.B12]&amp;&quot;', &quot;&amp;[.C12]&amp;&quot;, &quot;&amp;[.D12]&amp;&quot;)&quot;" office:value-type="string" office:string-value=",(12, 'Товары для животных', null, true)">
            <text:p>,(12, 'Товары для животных', null, true)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Книги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13]&amp;&quot;, '&quot;&amp;[.B13]&amp;&quot;', &quot;&amp;[.C13]&amp;&quot;, &quot;&amp;[.D13]&amp;&quot;)&quot;" office:value-type="string" office:string-value=",(13, 'Книги', null, true)">
            <text:p>,(13, 'Книги', null, true)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Туризм, рыбалка, охота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14]&amp;&quot;, '&quot;&amp;[.B14]&amp;&quot;', &quot;&amp;[.C14]&amp;&quot;, &quot;&amp;[.D14]&amp;&quot;)&quot;" office:value-type="string" office:string-value=",(14, 'Туризм, рыбалка, охота', null, true)">
            <text:p>,(14, 'Туризм, рыбалка, охота', null, true)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Автотовары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15]&amp;&quot;, '&quot;&amp;[.B15]&amp;&quot;', &quot;&amp;[.C15]&amp;&quot;, &quot;&amp;[.D15]&amp;&quot;)&quot;" office:value-type="string" office:string-value=",(15, 'Автотовары', null, true)">
            <text:p>,(15, 'Автотовары', null, true)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Мебель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16]&amp;&quot;, '&quot;&amp;[.B16]&amp;&quot;', &quot;&amp;[.C16]&amp;&quot;, &quot;&amp;[.D16]&amp;&quot;)&quot;" office:value-type="string" office:string-value=",(16, 'Мебель', null, true)">
            <text:p>,(16, 'Мебель', null, true)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Хобби и творчество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17]&amp;&quot;, '&quot;&amp;[.B17]&amp;&quot;', &quot;&amp;[.C17]&amp;&quot;, &quot;&amp;[.D17]&amp;&quot;)&quot;" office:value-type="string" office:string-value=",(17, 'Хобби и творчество', null, true)">
            <text:p>,(17, 'Хобби и творчество', null, true)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Ювелирные украшения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18]&amp;&quot;, '&quot;&amp;[.B18]&amp;&quot;', &quot;&amp;[.C18]&amp;&quot;, &quot;&amp;[.D18]&amp;&quot;)&quot;" office:value-type="string" office:string-value=",(18, 'Ювелирные украшения', null, true)">
            <text:p>,(18, 'Ювелирные украшения', null, true)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Аксессуары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19]&amp;&quot;, '&quot;&amp;[.B19]&amp;&quot;', &quot;&amp;[.C19]&amp;&quot;, &quot;&amp;[.D19]&amp;&quot;)&quot;" office:value-type="string" office:string-value=",(19, 'Аксессуары', null, true)">
            <text:p>,(19, 'Аксессуары', null, true)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Игры и консоли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20]&amp;&quot;, '&quot;&amp;[.B20]&amp;&quot;', &quot;&amp;[.C20]&amp;&quot;, &quot;&amp;[.D20]&amp;&quot;)&quot;" office:value-type="string" office:string-value=",(20, 'Игры и консоли', null, true)">
            <text:p>,(20, 'Игры и консоли', null, true)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Канцелярские товары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21]&amp;&quot;, '&quot;&amp;[.B21]&amp;&quot;', &quot;&amp;[.C21]&amp;&quot;, &quot;&amp;[.D21]&amp;&quot;)&quot;" office:value-type="string" office:string-value=",(21, 'Канцелярские товары', null, true)">
            <text:p>,(21, 'Канцелярские товары', null, true)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Товары для взрослых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22]&amp;&quot;, '&quot;&amp;[.B22]&amp;&quot;', &quot;&amp;[.C22]&amp;&quot;, &quot;&amp;[.D22]&amp;&quot;)&quot;" office:value-type="string" office:string-value=",(22, 'Товары для взрослых', null, true)">
            <text:p>,(22, 'Товары для взрослых', null, true)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Антиквариат и коллекционирование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23]&amp;&quot;, '&quot;&amp;[.B23]&amp;&quot;', &quot;&amp;[.C23]&amp;&quot;, &quot;&amp;[.D23]&amp;&quot;)&quot;" office:value-type="string" office:string-value=",(23, 'Антиквариат и коллекционирование', null, true)">
            <text:p>,(23, 'Антиквариат и коллекционирование', null, true)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Цифровые товары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24]&amp;&quot;, '&quot;&amp;[.B24]&amp;&quot;', &quot;&amp;[.C24]&amp;&quot;, &quot;&amp;[.D24]&amp;&quot;)&quot;" office:value-type="string" office:string-value=",(24, 'Цифровые товары', null, true)">
            <text:p>,(24, 'Цифровые товары', null, true)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Бытовая химия и гигиена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25]&amp;&quot;, '&quot;&amp;[.B25]&amp;&quot;', &quot;&amp;[.C25]&amp;&quot;, &quot;&amp;[.D25]&amp;&quot;)&quot;" office:value-type="string" office:string-value=",(25, 'Бытовая химия и гигиена', null, true)">
            <text:p>,(25, 'Бытовая химия и гигиена', null, true)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Ozon fresh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26]&amp;&quot;, '&quot;&amp;[.B26]&amp;&quot;', &quot;&amp;[.C26]&amp;&quot;, &quot;&amp;[.D26]&amp;&quot;)&quot;" office:value-type="string" office:string-value=",(26, 'Ozon fresh', null, true)">
            <text:p>,(26, 'Ozon fresh', null, true)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Музыка и видео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27]&amp;&quot;, '&quot;&amp;[.B27]&amp;&quot;', &quot;&amp;[.C27]&amp;&quot;, &quot;&amp;[.D27]&amp;&quot;)&quot;" office:value-type="string" office:string-value=",(27, 'Музыка и видео', null, true)">
            <text:p>,(27, 'Музыка и видео', null, true)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Автомобили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28]&amp;&quot;, '&quot;&amp;[.B28]&amp;&quot;', &quot;&amp;[.C28]&amp;&quot;, &quot;&amp;[.D28]&amp;&quot;)&quot;" office:value-type="string" office:string-value=",(28, 'Автомобили', null, true)">
            <text:p>,(28, 'Автомобили', null, true)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Электронные сигареты и товары для курения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 table:formula="of:=&quot;,(&quot;&amp;[.A29]&amp;&quot;, '&quot;&amp;[.B29]&amp;&quot;', &quot;&amp;[.C29]&amp;&quot;, &quot;&amp;[.D29]&amp;&quot;)&quot;" office:value-type="string" office:string-value=",(29, 'Электронные сигареты и товары для курения', null, true)">
            <text:p>,(29, 'Электронные сигареты и товары для курения', null, true)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1" office:value-type="string">
            <text:p>Телефоны и смарт-часы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table:formula="of:=&quot;,(&quot;&amp;[.A30]&amp;&quot;, '&quot;&amp;[.B30]&amp;&quot;', &quot;&amp;[.C30]&amp;&quot;, &quot;&amp;[.D30]&amp;&quot;)&quot;" office:value-type="string" office:string-value=",(100, 'Телефоны и смарт-часы', 1, true)">
            <text:p>,(100, 'Телефоны и смарт-часы', 1, true)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table:style-name="ce1" office:value-type="string">
            <text:p>Ноутбуки, планшеты и электронные книги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table:formula="of:=&quot;,(&quot;&amp;[.A31]&amp;&quot;, '&quot;&amp;[.B31]&amp;&quot;', &quot;&amp;[.C31]&amp;&quot;, &quot;&amp;[.D31]&amp;&quot;)&quot;" office:value-type="string" office:string-value=",(101, 'Ноутбуки, планшеты и электронные книги', 1, true)">
            <text:p>,(101, 'Ноутбуки, планшеты и электронные книги', 1, true)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table:style-name="ce1" office:value-type="string">
            <text:p>Оптические приборы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table:formula="of:=&quot;,(&quot;&amp;[.A32]&amp;&quot;, '&quot;&amp;[.B32]&amp;&quot;', &quot;&amp;[.C32]&amp;&quot;, &quot;&amp;[.D32]&amp;&quot;)&quot;" office:value-type="string" office:string-value=",(102, 'Оптические приборы', 1, true)">
            <text:p>,(102, 'Оптические приборы', 1, true)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table:style-name="ce1" office:value-type="string">
            <text:p>Аудиотехника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table:formula="of:=&quot;,(&quot;&amp;[.A33]&amp;&quot;, '&quot;&amp;[.B33]&amp;&quot;', &quot;&amp;[.C33]&amp;&quot;, &quot;&amp;[.D33]&amp;&quot;)&quot;" office:value-type="string" office:string-value=",(103, 'Аудиотехника', 1, true)">
            <text:p>,(103, 'Аудиотехника', 1, true)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table:style-name="ce1" office:value-type="string">
            <text:p>Моноблоки и системные блоки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table:formula="of:=&quot;,(&quot;&amp;[.A34]&amp;&quot;, '&quot;&amp;[.B34]&amp;&quot;', &quot;&amp;[.C34]&amp;&quot;, &quot;&amp;[.D34]&amp;&quot;)&quot;" office:value-type="string" office:string-value=",(104, 'Моноблоки и системные блоки', 1, true)">
            <text:p>,(104, 'Моноблоки и системные блоки', 1, true)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table:style-name="ce1" office:value-type="string">
            <text:p>Компьютеры и комплектующие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table:formula="of:=&quot;,(&quot;&amp;[.A35]&amp;&quot;, '&quot;&amp;[.B35]&amp;&quot;', &quot;&amp;[.C35]&amp;&quot;, &quot;&amp;[.D35]&amp;&quot;)&quot;" office:value-type="string" office:string-value=",(105, 'Компьютеры и комплектующие', 1, true)">
            <text:p>,(105, 'Компьютеры и комплектующие', 1, true)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table:style-name="ce1" office:value-type="string">
            <text:p>Фото и видеокамеры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table:formula="of:=&quot;,(&quot;&amp;[.A36]&amp;&quot;, '&quot;&amp;[.B36]&amp;&quot;', &quot;&amp;[.C36]&amp;&quot;, &quot;&amp;[.D36]&amp;&quot;)&quot;" office:value-type="string" office:string-value=",(106, 'Фото и видеокамеры', 1, true)">
            <text:p>,(106, 'Фото и видеокамеры', 1, true)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table:style-name="ce1" office:value-type="string">
            <text:p>Игровые приставки и компьютеры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table:formula="of:=&quot;,(&quot;&amp;[.A37]&amp;&quot;, '&quot;&amp;[.B37]&amp;&quot;', &quot;&amp;[.C37]&amp;&quot;, &quot;&amp;[.D37]&amp;&quot;)&quot;" office:value-type="string" office:string-value=",(107, 'Игровые приставки и компьютеры', 1, true)">
            <text:p>,(107, 'Игровые приставки и компьютеры', 1, true)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table:style-name="ce1" office:value-type="string">
            <text:p>Офисная техника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table:formula="of:=&quot;,(&quot;&amp;[.A38]&amp;&quot;, '&quot;&amp;[.B38]&amp;&quot;', &quot;&amp;[.C38]&amp;&quot;, &quot;&amp;[.D38]&amp;&quot;)&quot;" office:value-type="string" office:string-value=",(108, 'Офисная техника', 1, true)">
            <text:p>,(108, 'Офисная техника', 1, true)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table:style-name="ce1" office:value-type="string">
            <text:p>Квадрокоптеры и аксессуары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table:formula="of:=&quot;,(&quot;&amp;[.A39]&amp;&quot;, '&quot;&amp;[.B39]&amp;&quot;', &quot;&amp;[.C39]&amp;&quot;, &quot;&amp;[.D39]&amp;&quot;)&quot;" office:value-type="string" office:string-value=",(109, 'Квадрокоптеры и аксессуары', 1, true)">
            <text:p>,(109, 'Квадрокоптеры и аксессуары', 1, true)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table:style-name="ce1" office:value-type="string">
            <text:p>Навигаторы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table:formula="of:=&quot;,(&quot;&amp;[.A40]&amp;&quot;, '&quot;&amp;[.B40]&amp;&quot;', &quot;&amp;[.C40]&amp;&quot;, &quot;&amp;[.D40]&amp;&quot;)&quot;" office:value-type="string" office:string-value=",(110, 'Навигаторы', 1, true)">
            <text:p>,(110, 'Навигаторы', 1, true)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 table:style-name="ce1" office:value-type="string">
            <text:p>Телевизоры и видеотехника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table:formula="of:=&quot;,(&quot;&amp;[.A41]&amp;&quot;, '&quot;&amp;[.B41]&amp;&quot;', &quot;&amp;[.C41]&amp;&quot;, &quot;&amp;[.D41]&amp;&quot;)&quot;" office:value-type="string" office:string-value=",(111, 'Телевизоры и видеотехника', 1, true)">
            <text:p>,(111, 'Телевизоры и видеотехника', 1, true)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table:style-name="ce1" office:value-type="string">
            <text:p>Часы и электронные будильники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table:formula="of:=&quot;,(&quot;&amp;[.A42]&amp;&quot;, '&quot;&amp;[.B42]&amp;&quot;', &quot;&amp;[.C42]&amp;&quot;, &quot;&amp;[.D42]&amp;&quot;)&quot;" office:value-type="string" office:string-value=",(112, 'Часы и электронные будильники', 1, true)">
            <text:p>,(112, 'Часы и электронные будильники', 1, true)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table:style-name="ce1" office:value-type="string">
            <text:p>Умный дом и безопасность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table:formula="of:=&quot;,(&quot;&amp;[.A43]&amp;&quot;, '&quot;&amp;[.B43]&amp;&quot;', &quot;&amp;[.C43]&amp;&quot;, &quot;&amp;[.D43]&amp;&quot;)&quot;" office:value-type="string" office:string-value=",(113, 'Умный дом и безопасность', 1, true)">
            <text:p>,(113, 'Умный дом и безопасность', 1, true)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table:style-name="ce1" office:value-type="string">
            <text:p>Аксессуары для электроники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table:formula="of:=&quot;,(&quot;&amp;[.A44]&amp;&quot;, '&quot;&amp;[.B44]&amp;&quot;', &quot;&amp;[.C44]&amp;&quot;, &quot;&amp;[.D44]&amp;&quot;)&quot;" office:value-type="string" office:string-value=",(114, 'Аксессуары для электроники', 1, true)">
            <text:p>,(114, 'Аксессуары для электроники', 1, true)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Смартфоны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table:formula="of:=&quot;,(&quot;&amp;[.A45]&amp;&quot;, '&quot;&amp;[.B45]&amp;&quot;', &quot;&amp;[.C45]&amp;&quot;, &quot;&amp;[.D45]&amp;&quot;)&quot;" office:value-type="string" office:string-value=",(115, 'Смартфоны', 100, true)">
            <text:p>,(115, 'Смартфоны', 100, true)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Смарт-часы и фитнес-браслеты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table:formula="of:=&quot;,(&quot;&amp;[.A46]&amp;&quot;, '&quot;&amp;[.B46]&amp;&quot;', &quot;&amp;[.C46]&amp;&quot;, &quot;&amp;[.D46]&amp;&quot;)&quot;" office:value-type="string" office:string-value=",(116, 'Смарт-часы и фитнес-браслеты', 100, true)">
            <text:p>,(116, 'Смарт-часы и фитнес-браслеты', 100, true)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SIM-карты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table:formula="of:=&quot;,(&quot;&amp;[.A47]&amp;&quot;, '&quot;&amp;[.B47]&amp;&quot;', &quot;&amp;[.C47]&amp;&quot;, &quot;&amp;[.D47]&amp;&quot;)&quot;" office:value-type="string" office:string-value=",(117, 'SIM-карты', 100, true)">
            <text:p>,(117, 'SIM-карты', 100, true)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Аксессуары для смартфонов и телефонов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table:formula="of:=&quot;,(&quot;&amp;[.A48]&amp;&quot;, '&quot;&amp;[.B48]&amp;&quot;', &quot;&amp;[.C48]&amp;&quot;, &quot;&amp;[.D48]&amp;&quot;)&quot;" office:value-type="string" office:string-value=",(118, 'Аксессуары для смартфонов и телефонов', 100, true)">
            <text:p>,(118, 'Аксессуары для смартфонов и телефонов', 100, true)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Аксессуары для умных часов и фитнес-браслетов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table:formula="of:=&quot;,(&quot;&amp;[.A49]&amp;&quot;, '&quot;&amp;[.B49]&amp;&quot;', &quot;&amp;[.C49]&amp;&quot;, &quot;&amp;[.D49]&amp;&quot;)&quot;" office:value-type="string" office:string-value=",(119, 'Аксессуары для умных часов и фитнес-браслетов', 100, true)">
            <text:p>,(119, 'Аксессуары для умных часов и фитнес-браслетов', 100, true)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Мобильные телефоны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table:formula="of:=&quot;,(&quot;&amp;[.A50]&amp;&quot;, '&quot;&amp;[.B50]&amp;&quot;', &quot;&amp;[.C50]&amp;&quot;, &quot;&amp;[.D50]&amp;&quot;)&quot;" office:value-type="string" office:string-value=",(120, 'Мобильные телефоны', 100, true)">
            <text:p>,(120, 'Мобильные телефоны', 100, true)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DECT-телефоны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table:formula="of:=&quot;,(&quot;&amp;[.A51]&amp;&quot;, '&quot;&amp;[.B51]&amp;&quot;', &quot;&amp;[.C51]&amp;&quot;, &quot;&amp;[.D51]&amp;&quot;)&quot;" office:value-type="string" office:string-value=",(121, 'DECT-телефоны', 100, true)">
            <text:p>,(121, 'DECT-телефоны', 100, true)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Проводные телефоны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table:formula="of:=&quot;,(&quot;&amp;[.A52]&amp;&quot;, '&quot;&amp;[.B52]&amp;&quot;', &quot;&amp;[.C52]&amp;&quot;, &quot;&amp;[.D52]&amp;&quot;)&quot;" office:value-type="string" office:string-value=",(122, 'Проводные телефоны', 100, true)">
            <text:p>,(122, 'Проводные телефоны', 100, true)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Ноутбуки</text:p>
          </table:table-cell>
          <table:table-cell office:value-type="float" office:value="101">
            <text:p>101</text:p>
          </table:table-cell>
          <table:table-cell office:value-type="string">
            <text:p>true</text:p>
          </table:table-cell>
          <table:table-cell table:formula="of:=&quot;,(&quot;&amp;[.A53]&amp;&quot;, '&quot;&amp;[.B53]&amp;&quot;', &quot;&amp;[.C53]&amp;&quot;, &quot;&amp;[.D53]&amp;&quot;)&quot;" office:value-type="string" office:string-value=",(123, 'Ноутбуки', 101, true)">
            <text:p>,(123, 'Ноутбуки', 101, true)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Игровые ноутбуки</text:p>
          </table:table-cell>
          <table:table-cell office:value-type="float" office:value="101">
            <text:p>101</text:p>
          </table:table-cell>
          <table:table-cell office:value-type="string">
            <text:p>true</text:p>
          </table:table-cell>
          <table:table-cell table:formula="of:=&quot;,(&quot;&amp;[.A54]&amp;&quot;, '&quot;&amp;[.B54]&amp;&quot;', &quot;&amp;[.C54]&amp;&quot;, &quot;&amp;[.D54]&amp;&quot;)&quot;" office:value-type="string" office:string-value=",(124, 'Игровые ноутбуки', 101, true)">
            <text:p>,(124, 'Игровые ноутбуки', 101, true)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Планшеты</text:p>
          </table:table-cell>
          <table:table-cell office:value-type="float" office:value="101">
            <text:p>101</text:p>
          </table:table-cell>
          <table:table-cell office:value-type="string">
            <text:p>true</text:p>
          </table:table-cell>
          <table:table-cell table:formula="of:=&quot;,(&quot;&amp;[.A55]&amp;&quot;, '&quot;&amp;[.B55]&amp;&quot;', &quot;&amp;[.C55]&amp;&quot;, &quot;&amp;[.D55]&amp;&quot;)&quot;" office:value-type="string" office:string-value=",(125, 'Планшеты', 101, true)">
            <text:p>,(125, 'Планшеты', 101, true)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Электронные книги</text:p>
          </table:table-cell>
          <table:table-cell office:value-type="float" office:value="101">
            <text:p>101</text:p>
          </table:table-cell>
          <table:table-cell office:value-type="string">
            <text:p>true</text:p>
          </table:table-cell>
          <table:table-cell table:formula="of:=&quot;,(&quot;&amp;[.A56]&amp;&quot;, '&quot;&amp;[.B56]&amp;&quot;', &quot;&amp;[.C56]&amp;&quot;, &quot;&amp;[.D56]&amp;&quot;)&quot;" office:value-type="string" office:string-value=",(126, 'Электронные книги', 101, true)">
            <text:p>,(126, 'Электронные книги', 101, true)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Аксессуары для ноутбуков</text:p>
          </table:table-cell>
          <table:table-cell office:value-type="float" office:value="101">
            <text:p>101</text:p>
          </table:table-cell>
          <table:table-cell office:value-type="string">
            <text:p>true</text:p>
          </table:table-cell>
          <table:table-cell table:formula="of:=&quot;,(&quot;&amp;[.A57]&amp;&quot;, '&quot;&amp;[.B57]&amp;&quot;', &quot;&amp;[.C57]&amp;&quot;, &quot;&amp;[.D57]&amp;&quot;)&quot;" office:value-type="string" office:string-value=",(127, 'Аксессуары для ноутбуков', 101, true)">
            <text:p>,(127, 'Аксессуары для ноутбуков', 101, true)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Аксессуары для планшетов</text:p>
          </table:table-cell>
          <table:table-cell office:value-type="float" office:value="101">
            <text:p>101</text:p>
          </table:table-cell>
          <table:table-cell office:value-type="string">
            <text:p>true</text:p>
          </table:table-cell>
          <table:table-cell table:formula="of:=&quot;,(&quot;&amp;[.A58]&amp;&quot;, '&quot;&amp;[.B58]&amp;&quot;', &quot;&amp;[.C58]&amp;&quot;, &quot;&amp;[.D58]&amp;&quot;)&quot;" office:value-type="string" office:string-value=",(128, 'Аксессуары для планшетов', 101, true)">
            <text:p>,(128, 'Аксессуары для планшетов', 101, true)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Аксессуары для электронных книг</text:p>
          </table:table-cell>
          <table:table-cell office:value-type="float" office:value="101">
            <text:p>101</text:p>
          </table:table-cell>
          <table:table-cell office:value-type="string">
            <text:p>true</text:p>
          </table:table-cell>
          <table:table-cell table:formula="of:=&quot;,(&quot;&amp;[.A59]&amp;&quot;, '&quot;&amp;[.B59]&amp;&quot;', &quot;&amp;[.C59]&amp;&quot;, &quot;&amp;[.D59]&amp;&quot;)&quot;" office:value-type="string" office:string-value=",(129, 'Аксессуары для электронных книг', 101, true)">
            <text:p>,(129, 'Аксессуары для электронных книг', 101, true)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Операционные системы и приложения</text:p>
          </table:table-cell>
          <table:table-cell office:value-type="float" office:value="101">
            <text:p>101</text:p>
          </table:table-cell>
          <table:table-cell office:value-type="string">
            <text:p>true</text:p>
          </table:table-cell>
          <table:table-cell table:formula="of:=&quot;,(&quot;&amp;[.A60]&amp;&quot;, '&quot;&amp;[.B60]&amp;&quot;', &quot;&amp;[.C60]&amp;&quot;, &quot;&amp;[.D60]&amp;&quot;)&quot;" office:value-type="string" office:string-value=",(130, 'Операционные системы и приложения', 101, true)">
            <text:p>,(130, 'Операционные системы и приложения', 101, true)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Телескопы</text:p>
          </table:table-cell>
          <table:table-cell office:value-type="float" office:value="102">
            <text:p>102</text:p>
          </table:table-cell>
          <table:table-cell office:value-type="string">
            <text:p>true</text:p>
          </table:table-cell>
          <table:table-cell table:formula="of:=&quot;,(&quot;&amp;[.A61]&amp;&quot;, '&quot;&amp;[.B61]&amp;&quot;', &quot;&amp;[.C61]&amp;&quot;, &quot;&amp;[.D61]&amp;&quot;)&quot;" office:value-type="string" office:string-value=",(131, 'Телескопы', 102, true)">
            <text:p>,(131, 'Телескопы', 102, true)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Микроскопы</text:p>
          </table:table-cell>
          <table:table-cell office:value-type="float" office:value="102">
            <text:p>102</text:p>
          </table:table-cell>
          <table:table-cell office:value-type="string">
            <text:p>true</text:p>
          </table:table-cell>
          <table:table-cell table:formula="of:=&quot;,(&quot;&amp;[.A62]&amp;&quot;, '&quot;&amp;[.B62]&amp;&quot;', &quot;&amp;[.C62]&amp;&quot;, &quot;&amp;[.D62]&amp;&quot;)&quot;" office:value-type="string" office:string-value=",(132, 'Микроскопы', 102, true)">
            <text:p>,(132, 'Микроскопы', 102, true)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Окуляры</text:p>
          </table:table-cell>
          <table:table-cell office:value-type="float" office:value="102">
            <text:p>102</text:p>
          </table:table-cell>
          <table:table-cell office:value-type="string">
            <text:p>true</text:p>
          </table:table-cell>
          <table:table-cell table:formula="of:=&quot;,(&quot;&amp;[.A63]&amp;&quot;, '&quot;&amp;[.B63]&amp;&quot;', &quot;&amp;[.C63]&amp;&quot;, &quot;&amp;[.D63]&amp;&quot;)&quot;" office:value-type="string" office:string-value=",(133, 'Окуляры', 102, true)">
            <text:p>,(133, 'Окуляры', 102, true)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Аксессуары для телескопов</text:p>
          </table:table-cell>
          <table:table-cell office:value-type="float" office:value="102">
            <text:p>102</text:p>
          </table:table-cell>
          <table:table-cell office:value-type="string">
            <text:p>true</text:p>
          </table:table-cell>
          <table:table-cell table:formula="of:=&quot;,(&quot;&amp;[.A64]&amp;&quot;, '&quot;&amp;[.B64]&amp;&quot;', &quot;&amp;[.C64]&amp;&quot;, &quot;&amp;[.D64]&amp;&quot;)&quot;" office:value-type="string" office:string-value=",(134, 'Аксессуары для телескопов', 102, true)">
            <text:p>,(134, 'Аксессуары для телескопов', 102, true)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Аксессуары для микроскопов</text:p>
          </table:table-cell>
          <table:table-cell office:value-type="float" office:value="102">
            <text:p>102</text:p>
          </table:table-cell>
          <table:table-cell office:value-type="string">
            <text:p>true</text:p>
          </table:table-cell>
          <table:table-cell table:formula="of:=&quot;,(&quot;&amp;[.A65]&amp;&quot;, '&quot;&amp;[.B65]&amp;&quot;', &quot;&amp;[.C65]&amp;&quot;, &quot;&amp;[.D65]&amp;&quot;)&quot;" office:value-type="string" office:string-value=",(135, 'Аксессуары для микроскопов', 102, true)">
            <text:p>,(135, 'Аксессуары для микроскопов', 102, true)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Наушники и гарнитуры</text:p>
          </table:table-cell>
          <table:table-cell office:value-type="float" office:value="103">
            <text:p>103</text:p>
          </table:table-cell>
          <table:table-cell office:value-type="string">
            <text:p>true</text:p>
          </table:table-cell>
          <table:table-cell table:formula="of:=&quot;,(&quot;&amp;[.A66]&amp;&quot;, '&quot;&amp;[.B66]&amp;&quot;', &quot;&amp;[.C66]&amp;&quot;, &quot;&amp;[.D66]&amp;&quot;)&quot;" office:value-type="string" office:string-value=",(136, 'Наушники и гарнитуры', 103, true)">
            <text:p>,(136, 'Наушники и гарнитуры', 103, true)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Акустика и колонки</text:p>
          </table:table-cell>
          <table:table-cell office:value-type="float" office:value="103">
            <text:p>103</text:p>
          </table:table-cell>
          <table:table-cell office:value-type="string">
            <text:p>true</text:p>
          </table:table-cell>
          <table:table-cell table:formula="of:=&quot;,(&quot;&amp;[.A67]&amp;&quot;, '&quot;&amp;[.B67]&amp;&quot;', &quot;&amp;[.C67]&amp;&quot;, &quot;&amp;[.D67]&amp;&quot;)&quot;" office:value-type="string" office:string-value=",(137, 'Акустика и колонки', 103, true)">
            <text:p>,(137, 'Акустика и колонки', 103, true)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Портативная акустика</text:p>
          </table:table-cell>
          <table:table-cell office:value-type="float" office:value="103">
            <text:p>103</text:p>
          </table:table-cell>
          <table:table-cell office:value-type="string">
            <text:p>true</text:p>
          </table:table-cell>
          <table:table-cell table:formula="of:=&quot;,(&quot;&amp;[.A68]&amp;&quot;, '&quot;&amp;[.B68]&amp;&quot;', &quot;&amp;[.C68]&amp;&quot;, &quot;&amp;[.D68]&amp;&quot;)&quot;" office:value-type="string" office:string-value=",(138, 'Портативная акустика', 103, true)">
            <text:p>,(138, 'Портативная акустика', 103, true)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Микрофоны и аксессуары</text:p>
          </table:table-cell>
          <table:table-cell office:value-type="float" office:value="103">
            <text:p>103</text:p>
          </table:table-cell>
          <table:table-cell office:value-type="string">
            <text:p>true</text:p>
          </table:table-cell>
          <table:table-cell table:formula="of:=&quot;,(&quot;&amp;[.A69]&amp;&quot;, '&quot;&amp;[.B69]&amp;&quot;', &quot;&amp;[.C69]&amp;&quot;, &quot;&amp;[.D69]&amp;&quot;)&quot;" office:value-type="string" office:string-value=",(139, 'Микрофоны и аксессуары', 103, true)">
            <text:p>,(139, 'Микрофоны и аксессуары', 103, true)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Плееры</text:p>
          </table:table-cell>
          <table:table-cell office:value-type="float" office:value="103">
            <text:p>103</text:p>
          </table:table-cell>
          <table:table-cell office:value-type="string">
            <text:p>true</text:p>
          </table:table-cell>
          <table:table-cell table:formula="of:=&quot;,(&quot;&amp;[.A70]&amp;&quot;, '&quot;&amp;[.B70]&amp;&quot;', &quot;&amp;[.C70]&amp;&quot;, &quot;&amp;[.D70]&amp;&quot;)&quot;" office:value-type="string" office:string-value=",(140, 'Плееры', 103, true)">
            <text:p>,(140, 'Плееры', 103, true)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Рации и радиостанции</text:p>
          </table:table-cell>
          <table:table-cell office:value-type="float" office:value="103">
            <text:p>103</text:p>
          </table:table-cell>
          <table:table-cell office:value-type="string">
            <text:p>true</text:p>
          </table:table-cell>
          <table:table-cell table:formula="of:=&quot;,(&quot;&amp;[.A71]&amp;&quot;, '&quot;&amp;[.B71]&amp;&quot;', &quot;&amp;[.C71]&amp;&quot;, &quot;&amp;[.D71]&amp;&quot;)&quot;" office:value-type="string" office:string-value=",(141, 'Рации и радиостанции', 103, true)">
            <text:p>,(141, 'Рации и радиостанции', 103, true)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Виниловые проигрыватели и аксессуары</text:p>
          </table:table-cell>
          <table:table-cell office:value-type="float" office:value="103">
            <text:p>103</text:p>
          </table:table-cell>
          <table:table-cell office:value-type="string">
            <text:p>true</text:p>
          </table:table-cell>
          <table:table-cell table:formula="of:=&quot;,(&quot;&amp;[.A72]&amp;&quot;, '&quot;&amp;[.B72]&amp;&quot;', &quot;&amp;[.C72]&amp;&quot;, &quot;&amp;[.D72]&amp;&quot;)&quot;" office:value-type="string" office:string-value=",(142, 'Виниловые проигрыватели и аксессуары', 103, true)">
            <text:p>,(142, 'Виниловые проигрыватели и аксессуары', 103, true)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Студийное и сценическое оборудование</text:p>
          </table:table-cell>
          <table:table-cell office:value-type="float" office:value="103">
            <text:p>103</text:p>
          </table:table-cell>
          <table:table-cell office:value-type="string">
            <text:p>true</text:p>
          </table:table-cell>
          <table:table-cell table:formula="of:=&quot;,(&quot;&amp;[.A73]&amp;&quot;, '&quot;&amp;[.B73]&amp;&quot;', &quot;&amp;[.C73]&amp;&quot;, &quot;&amp;[.D73]&amp;&quot;)&quot;" office:value-type="string" office:string-value=",(143, 'Студийное и сценическое оборудование', 103, true)">
            <text:p>,(143, 'Студийное и сценическое оборудование', 103, true)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Громкоговорители</text:p>
          </table:table-cell>
          <table:table-cell office:value-type="float" office:value="103">
            <text:p>103</text:p>
          </table:table-cell>
          <table:table-cell office:value-type="string">
            <text:p>true</text:p>
          </table:table-cell>
          <table:table-cell table:formula="of:=&quot;,(&quot;&amp;[.A74]&amp;&quot;, '&quot;&amp;[.B74]&amp;&quot;', &quot;&amp;[.C74]&amp;&quot;, &quot;&amp;[.D74]&amp;&quot;)&quot;" office:value-type="string" office:string-value=",(144, 'Громкоговорители', 103, true)">
            <text:p>,(144, 'Громкоговорители', 103, true)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Усилители, ресиверы и ЦАПы</text:p>
          </table:table-cell>
          <table:table-cell office:value-type="float" office:value="103">
            <text:p>103</text:p>
          </table:table-cell>
          <table:table-cell office:value-type="string">
            <text:p>true</text:p>
          </table:table-cell>
          <table:table-cell table:formula="of:=&quot;,(&quot;&amp;[.A75]&amp;&quot;, '&quot;&amp;[.B75]&amp;&quot;', &quot;&amp;[.C75]&amp;&quot;, &quot;&amp;[.D75]&amp;&quot;)&quot;" office:value-type="string" office:string-value=",(145, 'Усилители, ресиверы и ЦАПы', 103, true)">
            <text:p>,(145, 'Усилители, ресиверы и ЦАПы', 103, true)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Аксессуары для аудиотехники</text:p>
          </table:table-cell>
          <table:table-cell office:value-type="float" office:value="103">
            <text:p>103</text:p>
          </table:table-cell>
          <table:table-cell office:value-type="string">
            <text:p>true</text:p>
          </table:table-cell>
          <table:table-cell table:formula="of:=&quot;,(&quot;&amp;[.A76]&amp;&quot;, '&quot;&amp;[.B76]&amp;&quot;', &quot;&amp;[.C76]&amp;&quot;, &quot;&amp;[.D76]&amp;&quot;)&quot;" office:value-type="string" office:string-value=",(146, 'Аксессуары для аудиотехники', 103, true)">
            <text:p>,(146, 'Аксессуары для аудиотехники', 103, true)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string">
            <text:p>Системные блоки</text:p>
          </table:table-cell>
          <table:table-cell office:value-type="float" office:value="104">
            <text:p>104</text:p>
          </table:table-cell>
          <table:table-cell office:value-type="string">
            <text:p>true</text:p>
          </table:table-cell>
          <table:table-cell table:formula="of:=&quot;,(&quot;&amp;[.A77]&amp;&quot;, '&quot;&amp;[.B77]&amp;&quot;', &quot;&amp;[.C77]&amp;&quot;, &quot;&amp;[.D77]&amp;&quot;)&quot;" office:value-type="string" office:string-value=",(147, 'Системные блоки', 104, true)">
            <text:p>,(147, 'Системные блоки', 104, true)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Моноблоки</text:p>
          </table:table-cell>
          <table:table-cell office:value-type="float" office:value="104">
            <text:p>104</text:p>
          </table:table-cell>
          <table:table-cell office:value-type="string">
            <text:p>true</text:p>
          </table:table-cell>
          <table:table-cell table:formula="of:=&quot;,(&quot;&amp;[.A78]&amp;&quot;, '&quot;&amp;[.B78]&amp;&quot;', &quot;&amp;[.C78]&amp;&quot;, &quot;&amp;[.D78]&amp;&quot;)&quot;" office:value-type="string" office:string-value=",(148, 'Моноблоки', 104, true)">
            <text:p>,(148, 'Моноблоки', 104, true)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string">
            <text:p>Комплектующие для ПК</text:p>
          </table:table-cell>
          <table:table-cell office:value-type="float" office:value="105">
            <text:p>105</text:p>
          </table:table-cell>
          <table:table-cell office:value-type="string">
            <text:p>true</text:p>
          </table:table-cell>
          <table:table-cell table:formula="of:=&quot;,(&quot;&amp;[.A79]&amp;&quot;, '&quot;&amp;[.B79]&amp;&quot;', &quot;&amp;[.C79]&amp;&quot;, &quot;&amp;[.D79]&amp;&quot;)&quot;" office:value-type="string" office:string-value=",(149, 'Комплектующие для ПК', 105, true)">
            <text:p>,(149, 'Комплектующие для ПК', 105, true)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Моноблоки</text:p>
          </table:table-cell>
          <table:table-cell office:value-type="float" office:value="105">
            <text:p>105</text:p>
          </table:table-cell>
          <table:table-cell office:value-type="string">
            <text:p>true</text:p>
          </table:table-cell>
          <table:table-cell table:formula="of:=&quot;,(&quot;&amp;[.A80]&amp;&quot;, '&quot;&amp;[.B80]&amp;&quot;', &quot;&amp;[.C80]&amp;&quot;, &quot;&amp;[.D80]&amp;&quot;)&quot;" office:value-type="string" office:string-value=",(150, 'Моноблоки', 105, true)">
            <text:p>,(150, 'Моноблоки', 105, true)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string">
            <text:p>Системные блоки</text:p>
          </table:table-cell>
          <table:table-cell office:value-type="float" office:value="105">
            <text:p>105</text:p>
          </table:table-cell>
          <table:table-cell office:value-type="string">
            <text:p>true</text:p>
          </table:table-cell>
          <table:table-cell table:formula="of:=&quot;,(&quot;&amp;[.A81]&amp;&quot;, '&quot;&amp;[.B81]&amp;&quot;', &quot;&amp;[.C81]&amp;&quot;, &quot;&amp;[.D81]&amp;&quot;)&quot;" office:value-type="string" office:string-value=",(151, 'Системные блоки', 105, true)">
            <text:p>,(151, 'Системные блоки', 105, true)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string">
            <text:p>Периферия для компьютеров</text:p>
          </table:table-cell>
          <table:table-cell office:value-type="float" office:value="105">
            <text:p>105</text:p>
          </table:table-cell>
          <table:table-cell office:value-type="string">
            <text:p>true</text:p>
          </table:table-cell>
          <table:table-cell table:formula="of:=&quot;,(&quot;&amp;[.A82]&amp;&quot;, '&quot;&amp;[.B82]&amp;&quot;', &quot;&amp;[.C82]&amp;&quot;, &quot;&amp;[.D82]&amp;&quot;)&quot;" office:value-type="string" office:string-value=",(152, 'Периферия для компьютеров', 105, true)">
            <text:p>,(152, 'Периферия для компьютеров', 105, true)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Мониторы и аксессуары</text:p>
          </table:table-cell>
          <table:table-cell office:value-type="float" office:value="105">
            <text:p>105</text:p>
          </table:table-cell>
          <table:table-cell office:value-type="string">
            <text:p>true</text:p>
          </table:table-cell>
          <table:table-cell table:formula="of:=&quot;,(&quot;&amp;[.A83]&amp;&quot;, '&quot;&amp;[.B83]&amp;&quot;', &quot;&amp;[.C83]&amp;&quot;, &quot;&amp;[.D83]&amp;&quot;)&quot;" office:value-type="string" office:string-value=",(153, 'Мониторы и аксессуары', 105, true)">
            <text:p>,(153, 'Мониторы и аксессуары', 105, true)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Неттопы и Мини ПК</text:p>
          </table:table-cell>
          <table:table-cell office:value-type="float" office:value="105">
            <text:p>105</text:p>
          </table:table-cell>
          <table:table-cell office:value-type="string">
            <text:p>true</text:p>
          </table:table-cell>
          <table:table-cell table:formula="of:=&quot;,(&quot;&amp;[.A84]&amp;&quot;, '&quot;&amp;[.B84]&amp;&quot;', &quot;&amp;[.C84]&amp;&quot;, &quot;&amp;[.D84]&amp;&quot;)&quot;" office:value-type="string" office:string-value=",(154, 'Неттопы и Мини ПК', 105, true)">
            <text:p>,(154, 'Неттопы и Мини ПК', 105, true)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Сетевое оборудование</text:p>
          </table:table-cell>
          <table:table-cell office:value-type="float" office:value="105">
            <text:p>105</text:p>
          </table:table-cell>
          <table:table-cell office:value-type="string">
            <text:p>true</text:p>
          </table:table-cell>
          <table:table-cell table:formula="of:=&quot;,(&quot;&amp;[.A85]&amp;&quot;, '&quot;&amp;[.B85]&amp;&quot;', &quot;&amp;[.C85]&amp;&quot;, &quot;&amp;[.D85]&amp;&quot;)&quot;" office:value-type="string" office:string-value=",(155, 'Сетевое оборудование', 105, true)">
            <text:p>,(155, 'Сетевое оборудование', 105, true)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Микрокомпьютеры и комплектующие</text:p>
          </table:table-cell>
          <table:table-cell office:value-type="float" office:value="105">
            <text:p>105</text:p>
          </table:table-cell>
          <table:table-cell office:value-type="string">
            <text:p>true</text:p>
          </table:table-cell>
          <table:table-cell table:formula="of:=&quot;,(&quot;&amp;[.A86]&amp;&quot;, '&quot;&amp;[.B86]&amp;&quot;', &quot;&amp;[.C86]&amp;&quot;, &quot;&amp;[.D86]&amp;&quot;)&quot;" office:value-type="string" office:string-value=",(156, 'Микрокомпьютеры и комплектующие', 105, true)">
            <text:p>,(156, 'Микрокомпьютеры и комплектующие', 105, true)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string">
            <text:p>Сенсорные столы</text:p>
          </table:table-cell>
          <table:table-cell office:value-type="float" office:value="105">
            <text:p>105</text:p>
          </table:table-cell>
          <table:table-cell office:value-type="string">
            <text:p>true</text:p>
          </table:table-cell>
          <table:table-cell table:formula="of:=&quot;,(&quot;&amp;[.A87]&amp;&quot;, '&quot;&amp;[.B87]&amp;&quot;', &quot;&amp;[.C87]&amp;&quot;, &quot;&amp;[.D87]&amp;&quot;)&quot;" office:value-type="string" office:string-value=",(157, 'Сенсорные столы', 105, true)">
            <text:p>,(157, 'Сенсорные столы', 105, true)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string">
            <text:p>Промышленные компьютеры и серверы</text:p>
          </table:table-cell>
          <table:table-cell office:value-type="float" office:value="105">
            <text:p>105</text:p>
          </table:table-cell>
          <table:table-cell office:value-type="string">
            <text:p>true</text:p>
          </table:table-cell>
          <table:table-cell table:formula="of:=&quot;,(&quot;&amp;[.A88]&amp;&quot;, '&quot;&amp;[.B88]&amp;&quot;', &quot;&amp;[.C88]&amp;&quot;, &quot;&amp;[.D88]&amp;&quot;)&quot;" office:value-type="string" office:string-value=",(158, 'Промышленные компьютеры и серверы', 105, true)">
            <text:p>,(158, 'Промышленные компьютеры и серверы', 105, true)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string">
            <text:p>Программное обеспечение на всех носителях</text:p>
          </table:table-cell>
          <table:table-cell office:value-type="float" office:value="105">
            <text:p>105</text:p>
          </table:table-cell>
          <table:table-cell office:value-type="string">
            <text:p>true</text:p>
          </table:table-cell>
          <table:table-cell table:formula="of:=&quot;,(&quot;&amp;[.A89]&amp;&quot;, '&quot;&amp;[.B89]&amp;&quot;', &quot;&amp;[.C89]&amp;&quot;, &quot;&amp;[.D89]&amp;&quot;)&quot;" office:value-type="string" office:string-value=",(159, 'Программное обеспечение на всех носителях', 105, true)">
            <text:p>,(159, 'Программное обеспечение на всех носителях', 105, true)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Монтажное оборудование для серверов</text:p>
          </table:table-cell>
          <table:table-cell office:value-type="float" office:value="105">
            <text:p>105</text:p>
          </table:table-cell>
          <table:table-cell office:value-type="string">
            <text:p>true</text:p>
          </table:table-cell>
          <table:table-cell table:formula="of:=&quot;,(&quot;&amp;[.A90]&amp;&quot;, '&quot;&amp;[.B90]&amp;&quot;', &quot;&amp;[.C90]&amp;&quot;, &quot;&amp;[.D90]&amp;&quot;)&quot;" office:value-type="string" office:string-value=",(160, 'Монтажное оборудование для серверов', 105, true)">
            <text:p>,(160, 'Монтажное оборудование для серверов', 105, true)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string">
            <text:p>Товары для майнинга</text:p>
          </table:table-cell>
          <table:table-cell office:value-type="float" office:value="105">
            <text:p>105</text:p>
          </table:table-cell>
          <table:table-cell office:value-type="string">
            <text:p>true</text:p>
          </table:table-cell>
          <table:table-cell table:formula="of:=&quot;,(&quot;&amp;[.A91]&amp;&quot;, '&quot;&amp;[.B91]&amp;&quot;', &quot;&amp;[.C91]&amp;&quot;, &quot;&amp;[.D91]&amp;&quot;)&quot;" office:value-type="string" office:string-value=",(161, 'Товары для майнинга', 105, true)">
            <text:p>,(161, 'Товары для майнинга', 105, true)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string">
            <text:p>Конфигурации ПК</text:p>
          </table:table-cell>
          <table:table-cell office:value-type="float" office:value="105">
            <text:p>105</text:p>
          </table:table-cell>
          <table:table-cell office:value-type="string">
            <text:p>true</text:p>
          </table:table-cell>
          <table:table-cell table:formula="of:=&quot;,(&quot;&amp;[.A92]&amp;&quot;, '&quot;&amp;[.B92]&amp;&quot;', &quot;&amp;[.C92]&amp;&quot;, &quot;&amp;[.D92]&amp;&quot;)&quot;" office:value-type="string" office:string-value=",(162, 'Конфигурации ПК', 105, true)">
            <text:p>,(162, 'Конфигурации ПК', 105, true)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 office:value-type="string">
            <text:p>Экшн-камеры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table:formula="of:=&quot;,(&quot;&amp;[.A93]&amp;&quot;, '&quot;&amp;[.B93]&amp;&quot;', &quot;&amp;[.C93]&amp;&quot;, &quot;&amp;[.D93]&amp;&quot;)&quot;" office:value-type="string" office:string-value=",(163, 'Экшн-камеры', 106, true)">
            <text:p>,(163, 'Экшн-камеры', 106, true)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string">
            <text:p>Фотоаппараты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table:formula="of:=&quot;,(&quot;&amp;[.A94]&amp;&quot;, '&quot;&amp;[.B94]&amp;&quot;', &quot;&amp;[.C94]&amp;&quot;, &quot;&amp;[.D94]&amp;&quot;)&quot;" office:value-type="string" office:string-value=",(164, 'Фотоаппараты', 106, true)">
            <text:p>,(164, 'Фотоаппараты', 106, true)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Объективы и аксессуары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table:formula="of:=&quot;,(&quot;&amp;[.A95]&amp;&quot;, '&quot;&amp;[.B95]&amp;&quot;', &quot;&amp;[.C95]&amp;&quot;, &quot;&amp;[.D95]&amp;&quot;)&quot;" office:value-type="string" office:string-value=",(165, 'Объективы и аксессуары', 106, true)">
            <text:p>,(165, 'Объективы и аксессуары', 106, true)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string">
            <text:p>Видеокамеры и аксессуары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table:formula="of:=&quot;,(&quot;&amp;[.A96]&amp;&quot;, '&quot;&amp;[.B96]&amp;&quot;', &quot;&amp;[.C96]&amp;&quot;, &quot;&amp;[.D96]&amp;&quot;)&quot;" office:value-type="string" office:string-value=",(166, 'Видеокамеры и аксессуары', 106, true)">
            <text:p>,(166, 'Видеокамеры и аксессуары', 106, true)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string">
            <text:p>Аксессуары для фото и видеотехники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table:formula="of:=&quot;,(&quot;&amp;[.A97]&amp;&quot;, '&quot;&amp;[.B97]&amp;&quot;', &quot;&amp;[.C97]&amp;&quot;, &quot;&amp;[.D97]&amp;&quot;)&quot;" office:value-type="string" office:string-value=",(167, 'Аксессуары для фото и видеотехники', 106, true)">
            <text:p>,(167, 'Аксессуары для фото и видеотехники', 106, true)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Осветительное оборудование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table:formula="of:=&quot;,(&quot;&amp;[.A98]&amp;&quot;, '&quot;&amp;[.B98]&amp;&quot;', &quot;&amp;[.C98]&amp;&quot;, &quot;&amp;[.D98]&amp;&quot;)&quot;" office:value-type="string" office:string-value=",(168, 'Осветительное оборудование', 106, true)">
            <text:p>,(168, 'Осветительное оборудование', 106, true)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string">
            <text:p>Картриджи для фото и фотопленка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table:formula="of:=&quot;,(&quot;&amp;[.A99]&amp;&quot;, '&quot;&amp;[.B99]&amp;&quot;', &quot;&amp;[.C99]&amp;&quot;, &quot;&amp;[.D99]&amp;&quot;)&quot;" office:value-type="string" office:string-value=",(169, 'Картриджи для фото и фотопленка', 106, true)">
            <text:p>,(169, 'Картриджи для фото и фотопленка', 106, true)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Цифровые фоторамки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table:formula="of:=&quot;,(&quot;&amp;[.A100]&amp;&quot;, '&quot;&amp;[.B100]&amp;&quot;', &quot;&amp;[.C100]&amp;&quot;, &quot;&amp;[.D100]&amp;&quot;)&quot;" office:value-type="string" office:string-value=",(170, 'Цифровые фоторамки', 106, true)">
            <text:p>,(170, 'Цифровые фоторамки', 106, true)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string">
            <text:p>Детские фотоаппараты и видеокамеры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table:formula="of:=&quot;,(&quot;&amp;[.A101]&amp;&quot;, '&quot;&amp;[.B101]&amp;&quot;', &quot;&amp;[.C101]&amp;&quot;, &quot;&amp;[.D101]&amp;&quot;)&quot;" office:value-type="string" office:string-value=",(171, 'Детские фотоаппараты и видеокамеры', 106, true)">
            <text:p>,(171, 'Детские фотоаппараты и видеокамеры', 106, true)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Запчасти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table:formula="of:=&quot;,(&quot;&amp;[.A102]&amp;&quot;, '&quot;&amp;[.B102]&amp;&quot;', &quot;&amp;[.C102]&amp;&quot;, &quot;&amp;[.D102]&amp;&quot;)&quot;" office:value-type="string" office:string-value=",(172, 'Запчасти', 106, true)">
            <text:p>,(172, 'Запчасти', 106, true)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string">
            <text:p>Игровые ноутбуки</text:p>
          </table:table-cell>
          <table:table-cell office:value-type="float" office:value="107">
            <text:p>107</text:p>
          </table:table-cell>
          <table:table-cell office:value-type="string">
            <text:p>true</text:p>
          </table:table-cell>
          <table:table-cell table:formula="of:=&quot;,(&quot;&amp;[.A103]&amp;&quot;, '&quot;&amp;[.B103]&amp;&quot;', &quot;&amp;[.C103]&amp;&quot;, &quot;&amp;[.D103]&amp;&quot;)&quot;" office:value-type="string" office:string-value=",(173, 'Игровые ноутбуки', 107, true)">
            <text:p>,(173, 'Игровые ноутбуки', 107, true)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Игровые приставки</text:p>
          </table:table-cell>
          <table:table-cell office:value-type="float" office:value="107">
            <text:p>107</text:p>
          </table:table-cell>
          <table:table-cell office:value-type="string">
            <text:p>true</text:p>
          </table:table-cell>
          <table:table-cell table:formula="of:=&quot;,(&quot;&amp;[.A104]&amp;&quot;, '&quot;&amp;[.B104]&amp;&quot;', &quot;&amp;[.C104]&amp;&quot;, &quot;&amp;[.D104]&amp;&quot;)&quot;" office:value-type="string" office:string-value=",(174, 'Игровые приставки', 107, true)">
            <text:p>,(174, 'Игровые приставки', 107, true)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string">
            <text:p>Игровая периферия</text:p>
          </table:table-cell>
          <table:table-cell office:value-type="float" office:value="107">
            <text:p>107</text:p>
          </table:table-cell>
          <table:table-cell office:value-type="string">
            <text:p>true</text:p>
          </table:table-cell>
          <table:table-cell table:formula="of:=&quot;,(&quot;&amp;[.A105]&amp;&quot;, '&quot;&amp;[.B105]&amp;&quot;', &quot;&amp;[.C105]&amp;&quot;, &quot;&amp;[.D105]&amp;&quot;)&quot;" office:value-type="string" office:string-value=",(175, 'Игровая периферия', 107, true)">
            <text:p>,(175, 'Игровая периферия', 107, true)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string">
            <text:p>Аксессуары для игровых приставок</text:p>
          </table:table-cell>
          <table:table-cell office:value-type="float" office:value="107">
            <text:p>107</text:p>
          </table:table-cell>
          <table:table-cell office:value-type="string">
            <text:p>true</text:p>
          </table:table-cell>
          <table:table-cell table:formula="of:=&quot;,(&quot;&amp;[.A106]&amp;&quot;, '&quot;&amp;[.B106]&amp;&quot;', &quot;&amp;[.C106]&amp;&quot;, &quot;&amp;[.D106]&amp;&quot;)&quot;" office:value-type="string" office:string-value=",(176, 'Аксессуары для игровых приставок', 107, true)">
            <text:p>,(176, 'Аксессуары для игровых приставок', 107, true)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office:value-type="string">
            <text:p>Виртуальная реальность</text:p>
          </table:table-cell>
          <table:table-cell office:value-type="float" office:value="107">
            <text:p>107</text:p>
          </table:table-cell>
          <table:table-cell office:value-type="string">
            <text:p>true</text:p>
          </table:table-cell>
          <table:table-cell table:formula="of:=&quot;,(&quot;&amp;[.A107]&amp;&quot;, '&quot;&amp;[.B107]&amp;&quot;', &quot;&amp;[.C107]&amp;&quot;, &quot;&amp;[.D107]&amp;&quot;)&quot;" office:value-type="string" office:string-value=",(177, 'Виртуальная реальность', 107, true)">
            <text:p>,(177, 'Виртуальная реальность', 107, true)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string">
            <text:p>Принтеры</text:p>
          </table:table-cell>
          <table:table-cell office:value-type="float" office:value="108">
            <text:p>108</text:p>
          </table:table-cell>
          <table:table-cell office:value-type="string">
            <text:p>true</text:p>
          </table:table-cell>
          <table:table-cell table:formula="of:=&quot;,(&quot;&amp;[.A108]&amp;&quot;, '&quot;&amp;[.B108]&amp;&quot;', &quot;&amp;[.C108]&amp;&quot;, &quot;&amp;[.D108]&amp;&quot;)&quot;" office:value-type="string" office:string-value=",(178, 'Принтеры', 108, true)">
            <text:p>,(178, 'Принтеры', 108, true)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string">
            <text:p>МФУ</text:p>
          </table:table-cell>
          <table:table-cell office:value-type="float" office:value="108">
            <text:p>108</text:p>
          </table:table-cell>
          <table:table-cell office:value-type="string">
            <text:p>true</text:p>
          </table:table-cell>
          <table:table-cell table:formula="of:=&quot;,(&quot;&amp;[.A109]&amp;&quot;, '&quot;&amp;[.B109]&amp;&quot;', &quot;&amp;[.C109]&amp;&quot;, &quot;&amp;[.D109]&amp;&quot;)&quot;" office:value-type="string" office:string-value=",(179, 'МФУ', 108, true)">
            <text:p>,(179, 'МФУ', 108, true)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string">
            <text:p>Сканеры</text:p>
          </table:table-cell>
          <table:table-cell office:value-type="float" office:value="108">
            <text:p>108</text:p>
          </table:table-cell>
          <table:table-cell office:value-type="string">
            <text:p>true</text:p>
          </table:table-cell>
          <table:table-cell table:formula="of:=&quot;,(&quot;&amp;[.A110]&amp;&quot;, '&quot;&amp;[.B110]&amp;&quot;', &quot;&amp;[.C110]&amp;&quot;, &quot;&amp;[.D110]&amp;&quot;)&quot;" office:value-type="string" office:string-value=",(180, 'Сканеры', 108, true)">
            <text:p>,(180, 'Сканеры', 108, true)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string">
            <text:p>3D-печать</text:p>
          </table:table-cell>
          <table:table-cell office:value-type="float" office:value="108">
            <text:p>108</text:p>
          </table:table-cell>
          <table:table-cell office:value-type="string">
            <text:p>true</text:p>
          </table:table-cell>
          <table:table-cell table:formula="of:=&quot;,(&quot;&amp;[.A111]&amp;&quot;, '&quot;&amp;[.B111]&amp;&quot;', &quot;&amp;[.C111]&amp;&quot;, &quot;&amp;[.D111]&amp;&quot;)&quot;" office:value-type="string" office:string-value=",(181, '3D-печать', 108, true)">
            <text:p>,(181, '3D-печать', 108, true)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Картриджи и расходные материалы</text:p>
          </table:table-cell>
          <table:table-cell office:value-type="float" office:value="108">
            <text:p>108</text:p>
          </table:table-cell>
          <table:table-cell office:value-type="string">
            <text:p>true</text:p>
          </table:table-cell>
          <table:table-cell table:formula="of:=&quot;,(&quot;&amp;[.A112]&amp;&quot;, '&quot;&amp;[.B112]&amp;&quot;', &quot;&amp;[.C112]&amp;&quot;, &quot;&amp;[.D112]&amp;&quot;)&quot;" office:value-type="string" office:string-value=",(182, 'Картриджи и расходные материалы', 108, true)">
            <text:p>,(182, 'Картриджи и расходные материалы', 108, true)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string">
            <text:p>Мониторы</text:p>
          </table:table-cell>
          <table:table-cell office:value-type="float" office:value="108">
            <text:p>108</text:p>
          </table:table-cell>
          <table:table-cell office:value-type="string">
            <text:p>true</text:p>
          </table:table-cell>
          <table:table-cell table:formula="of:=&quot;,(&quot;&amp;[.A113]&amp;&quot;, '&quot;&amp;[.B113]&amp;&quot;', &quot;&amp;[.C113]&amp;&quot;, &quot;&amp;[.D113]&amp;&quot;)&quot;" office:value-type="string" office:string-value=",(183, 'Мониторы', 108, true)">
            <text:p>,(183, 'Мониторы', 108, true)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string">
            <text:p>Ноутбуки</text:p>
          </table:table-cell>
          <table:table-cell office:value-type="float" office:value="108">
            <text:p>108</text:p>
          </table:table-cell>
          <table:table-cell office:value-type="string">
            <text:p>true</text:p>
          </table:table-cell>
          <table:table-cell table:formula="of:=&quot;,(&quot;&amp;[.A114]&amp;&quot;, '&quot;&amp;[.B114]&amp;&quot;', &quot;&amp;[.C114]&amp;&quot;, &quot;&amp;[.D114]&amp;&quot;)&quot;" office:value-type="string" office:string-value=",(184, 'Ноутбуки', 108, true)">
            <text:p>,(184, 'Ноутбуки', 108, true)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string">
            <text:p>Проекторы</text:p>
          </table:table-cell>
          <table:table-cell office:value-type="float" office:value="108">
            <text:p>108</text:p>
          </table:table-cell>
          <table:table-cell office:value-type="string">
            <text:p>true</text:p>
          </table:table-cell>
          <table:table-cell table:formula="of:=&quot;,(&quot;&amp;[.A115]&amp;&quot;, '&quot;&amp;[.B115]&amp;&quot;', &quot;&amp;[.C115]&amp;&quot;, &quot;&amp;[.D115]&amp;&quot;)&quot;" office:value-type="string" office:string-value=",(185, 'Проекторы', 108, true)">
            <text:p>,(185, 'Проекторы', 108, true)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string">
            <text:p>Моноблоки</text:p>
          </table:table-cell>
          <table:table-cell office:value-type="float" office:value="108">
            <text:p>108</text:p>
          </table:table-cell>
          <table:table-cell office:value-type="string">
            <text:p>true</text:p>
          </table:table-cell>
          <table:table-cell table:formula="of:=&quot;,(&quot;&amp;[.A116]&amp;&quot;, '&quot;&amp;[.B116]&amp;&quot;', &quot;&amp;[.C116]&amp;&quot;, &quot;&amp;[.D116]&amp;&quot;)&quot;" office:value-type="string" office:string-value=",(186, 'Моноблоки', 108, true)">
            <text:p>,(186, 'Моноблоки', 108, true)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string">
            <text:p>Системные блоки</text:p>
          </table:table-cell>
          <table:table-cell office:value-type="float" office:value="108">
            <text:p>108</text:p>
          </table:table-cell>
          <table:table-cell office:value-type="string">
            <text:p>true</text:p>
          </table:table-cell>
          <table:table-cell table:formula="of:=&quot;,(&quot;&amp;[.A117]&amp;&quot;, '&quot;&amp;[.B117]&amp;&quot;', &quot;&amp;[.C117]&amp;&quot;, &quot;&amp;[.D117]&amp;&quot;)&quot;" office:value-type="string" office:string-value=",(187, 'Системные блоки', 108, true)">
            <text:p>,(187, 'Системные блоки', 108, true)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string">
            <text:p>Неттопы и Мини ПК</text:p>
          </table:table-cell>
          <table:table-cell office:value-type="float" office:value="108">
            <text:p>108</text:p>
          </table:table-cell>
          <table:table-cell office:value-type="string">
            <text:p>true</text:p>
          </table:table-cell>
          <table:table-cell table:formula="of:=&quot;,(&quot;&amp;[.A118]&amp;&quot;, '&quot;&amp;[.B118]&amp;&quot;', &quot;&amp;[.C118]&amp;&quot;, &quot;&amp;[.D118]&amp;&quot;)&quot;" office:value-type="string" office:string-value=",(188, 'Неттопы и Мини ПК', 108, true)">
            <text:p>,(188, 'Неттопы и Мини ПК', 108, true)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string">
            <text:p>Оборудование для аудио- и видеоконференций</text:p>
          </table:table-cell>
          <table:table-cell office:value-type="float" office:value="108">
            <text:p>108</text:p>
          </table:table-cell>
          <table:table-cell office:value-type="string">
            <text:p>true</text:p>
          </table:table-cell>
          <table:table-cell table:formula="of:=&quot;,(&quot;&amp;[.A119]&amp;&quot;, '&quot;&amp;[.B119]&amp;&quot;', &quot;&amp;[.C119]&amp;&quot;, &quot;&amp;[.D119]&amp;&quot;)&quot;" office:value-type="string" office:string-value=",(189, 'Оборудование для аудио- и видеоконференций', 108, true)">
            <text:p>,(189, 'Оборудование для аудио- и видеоконференций', 108, true)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string">
            <text:p>Проводные телефоны</text:p>
          </table:table-cell>
          <table:table-cell office:value-type="float" office:value="108">
            <text:p>108</text:p>
          </table:table-cell>
          <table:table-cell office:value-type="string">
            <text:p>true</text:p>
          </table:table-cell>
          <table:table-cell table:formula="of:=&quot;,(&quot;&amp;[.A120]&amp;&quot;, '&quot;&amp;[.B120]&amp;&quot;', &quot;&amp;[.C120]&amp;&quot;, &quot;&amp;[.D120]&amp;&quot;)&quot;" office:value-type="string" office:string-value=",(190, 'Проводные телефоны', 108, true)">
            <text:p>,(190, 'Проводные телефоны', 108, true)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string">
            <text:p>Оборудование для торговли</text:p>
          </table:table-cell>
          <table:table-cell office:value-type="float" office:value="108">
            <text:p>108</text:p>
          </table:table-cell>
          <table:table-cell office:value-type="string">
            <text:p>true</text:p>
          </table:table-cell>
          <table:table-cell table:formula="of:=&quot;,(&quot;&amp;[.A121]&amp;&quot;, '&quot;&amp;[.B121]&amp;&quot;', &quot;&amp;[.C121]&amp;&quot;, &quot;&amp;[.D121]&amp;&quot;)&quot;" office:value-type="string" office:string-value=",(191, 'Оборудование для торговли', 108, true)">
            <text:p>,(191, 'Оборудование для торговли', 108, true)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string">
            <text:p>Копировальные аппараты</text:p>
          </table:table-cell>
          <table:table-cell office:value-type="float" office:value="108">
            <text:p>108</text:p>
          </table:table-cell>
          <table:table-cell office:value-type="string">
            <text:p>true</text:p>
          </table:table-cell>
          <table:table-cell table:formula="of:=&quot;,(&quot;&amp;[.A122]&amp;&quot;, '&quot;&amp;[.B122]&amp;&quot;', &quot;&amp;[.C122]&amp;&quot;, &quot;&amp;[.D122]&amp;&quot;)&quot;" office:value-type="string" office:string-value=",(192, 'Копировальные аппараты', 108, true)">
            <text:p>,(192, 'Копировальные аппараты', 108, true)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string">
            <text:p>Плоттеры</text:p>
          </table:table-cell>
          <table:table-cell office:value-type="float" office:value="108">
            <text:p>108</text:p>
          </table:table-cell>
          <table:table-cell office:value-type="string">
            <text:p>true</text:p>
          </table:table-cell>
          <table:table-cell table:formula="of:=&quot;,(&quot;&amp;[.A123]&amp;&quot;, '&quot;&amp;[.B123]&amp;&quot;', &quot;&amp;[.C123]&amp;&quot;, &quot;&amp;[.D123]&amp;&quot;)&quot;" office:value-type="string" office:string-value=",(193, 'Плоттеры', 108, true)">
            <text:p>,(193, 'Плоттеры', 108, true)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string">
            <text:p>Шредеры</text:p>
          </table:table-cell>
          <table:table-cell office:value-type="float" office:value="108">
            <text:p>108</text:p>
          </table:table-cell>
          <table:table-cell office:value-type="string">
            <text:p>true</text:p>
          </table:table-cell>
          <table:table-cell table:formula="of:=&quot;,(&quot;&amp;[.A124]&amp;&quot;, '&quot;&amp;[.B124]&amp;&quot;', &quot;&amp;[.C124]&amp;&quot;, &quot;&amp;[.D124]&amp;&quot;)&quot;" office:value-type="string" office:string-value=",(194, 'Шредеры', 108, true)">
            <text:p>,(194, 'Шредеры', 108, true)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string">
            <text:p>Ламинаторы</text:p>
          </table:table-cell>
          <table:table-cell office:value-type="float" office:value="108">
            <text:p>108</text:p>
          </table:table-cell>
          <table:table-cell office:value-type="string">
            <text:p>true</text:p>
          </table:table-cell>
          <table:table-cell table:formula="of:=&quot;,(&quot;&amp;[.A125]&amp;&quot;, '&quot;&amp;[.B125]&amp;&quot;', &quot;&amp;[.C125]&amp;&quot;, &quot;&amp;[.D125]&amp;&quot;)&quot;" office:value-type="string" office:string-value=",(195, 'Ламинаторы', 108, true)">
            <text:p>,(195, 'Ламинаторы', 108, true)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string">
            <text:p>Брошюровщики</text:p>
          </table:table-cell>
          <table:table-cell office:value-type="float" office:value="108">
            <text:p>108</text:p>
          </table:table-cell>
          <table:table-cell office:value-type="string">
            <text:p>true</text:p>
          </table:table-cell>
          <table:table-cell table:formula="of:=&quot;,(&quot;&amp;[.A126]&amp;&quot;, '&quot;&amp;[.B126]&amp;&quot;', &quot;&amp;[.C126]&amp;&quot;, &quot;&amp;[.D126]&amp;&quot;)&quot;" office:value-type="string" office:string-value=",(196, 'Брошюровщики', 108, true)">
            <text:p>,(196, 'Брошюровщики', 108, true)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string">
            <text:p>Квадрокоптеры</text:p>
          </table:table-cell>
          <table:table-cell office:value-type="float" office:value="109">
            <text:p>109</text:p>
          </table:table-cell>
          <table:table-cell office:value-type="string">
            <text:p>true</text:p>
          </table:table-cell>
          <table:table-cell table:formula="of:=&quot;,(&quot;&amp;[.A127]&amp;&quot;, '&quot;&amp;[.B127]&amp;&quot;', &quot;&amp;[.C127]&amp;&quot;, &quot;&amp;[.D127]&amp;&quot;)&quot;" office:value-type="string" office:string-value=",(197, 'Квадрокоптеры', 109, true)">
            <text:p>,(197, 'Квадрокоптеры', 109, true)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string">
            <text:p>Аксессуары</text:p>
          </table:table-cell>
          <table:table-cell office:value-type="float" office:value="109">
            <text:p>109</text:p>
          </table:table-cell>
          <table:table-cell office:value-type="string">
            <text:p>true</text:p>
          </table:table-cell>
          <table:table-cell table:formula="of:=&quot;,(&quot;&amp;[.A128]&amp;&quot;, '&quot;&amp;[.B128]&amp;&quot;', &quot;&amp;[.C128]&amp;&quot;, &quot;&amp;[.D128]&amp;&quot;)&quot;" office:value-type="string" office:string-value=",(198, 'Аксессуары', 109, true)">
            <text:p>,(198, 'Аксессуары', 109, true)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string">
            <text:p>Оптические фильтры для квадрокоптеров</text:p>
          </table:table-cell>
          <table:table-cell office:value-type="float" office:value="109">
            <text:p>109</text:p>
          </table:table-cell>
          <table:table-cell office:value-type="string">
            <text:p>true</text:p>
          </table:table-cell>
          <table:table-cell table:formula="of:=&quot;,(&quot;&amp;[.A129]&amp;&quot;, '&quot;&amp;[.B129]&amp;&quot;', &quot;&amp;[.C129]&amp;&quot;, &quot;&amp;[.D129]&amp;&quot;)&quot;" office:value-type="string" office:string-value=",(199, 'Оптические фильтры для квадрокоптеров', 109, true)">
            <text:p>,(199, 'Оптические фильтры для квадрокоптеров', 109, true)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Чехлы</text:p>
          </table:table-cell>
          <table:table-cell office:value-type="float" office:value="109">
            <text:p>109</text:p>
          </table:table-cell>
          <table:table-cell office:value-type="string">
            <text:p>true</text:p>
          </table:table-cell>
          <table:table-cell table:formula="of:=&quot;,(&quot;&amp;[.A130]&amp;&quot;, '&quot;&amp;[.B130]&amp;&quot;', &quot;&amp;[.C130]&amp;&quot;, &quot;&amp;[.D130]&amp;&quot;)&quot;" office:value-type="string" office:string-value=",(200, 'Чехлы', 109, true)">
            <text:p>,(200, 'Чехлы', 109, true)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Аккумуляторы</text:p>
          </table:table-cell>
          <table:table-cell office:value-type="float" office:value="109">
            <text:p>109</text:p>
          </table:table-cell>
          <table:table-cell office:value-type="string">
            <text:p>true</text:p>
          </table:table-cell>
          <table:table-cell table:formula="of:=&quot;,(&quot;&amp;[.A131]&amp;&quot;, '&quot;&amp;[.B131]&amp;&quot;', &quot;&amp;[.C131]&amp;&quot;, &quot;&amp;[.D131]&amp;&quot;)&quot;" office:value-type="string" office:string-value=",(201, 'Аккумуляторы', 109, true)">
            <text:p>,(201, 'Аккумуляторы', 109, true)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string">
            <text:p>Автомобильные навигаторы</text:p>
          </table:table-cell>
          <table:table-cell office:value-type="float" office:value="110">
            <text:p>110</text:p>
          </table:table-cell>
          <table:table-cell office:value-type="string">
            <text:p>true</text:p>
          </table:table-cell>
          <table:table-cell table:formula="of:=&quot;,(&quot;&amp;[.A132]&amp;&quot;, '&quot;&amp;[.B132]&amp;&quot;', &quot;&amp;[.C132]&amp;&quot;, &quot;&amp;[.D132]&amp;&quot;)&quot;" office:value-type="string" office:string-value=",(202, 'Автомобильные навигаторы', 110, true)">
            <text:p>,(202, 'Автомобильные навигаторы', 110, true)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string">
            <text:p>Туристические навигаторы</text:p>
          </table:table-cell>
          <table:table-cell office:value-type="float" office:value="110">
            <text:p>110</text:p>
          </table:table-cell>
          <table:table-cell office:value-type="string">
            <text:p>true</text:p>
          </table:table-cell>
          <table:table-cell table:formula="of:=&quot;,(&quot;&amp;[.A133]&amp;&quot;, '&quot;&amp;[.B133]&amp;&quot;', &quot;&amp;[.C133]&amp;&quot;, &quot;&amp;[.D133]&amp;&quot;)&quot;" office:value-type="string" office:string-value=",(203, 'Туристические навигаторы', 110, true)">
            <text:p>,(203, 'Туристические навигаторы', 110, true)</text:p>
          </table:table-cell>
        </table:table-row>
        <table:table-row table:style-name="ro3">
          <table:table-cell office:value-type="float" office:value="204">
            <text:p>204</text:p>
          </table:table-cell>
          <table:table-cell office:value-type="string">
            <text:p>GPS-трекеры и GPS-маяки</text:p>
          </table:table-cell>
          <table:table-cell office:value-type="float" office:value="110">
            <text:p>110</text:p>
          </table:table-cell>
          <table:table-cell office:value-type="string">
            <text:p>true</text:p>
          </table:table-cell>
          <table:table-cell table:formula="of:=&quot;,(&quot;&amp;[.A134]&amp;&quot;, '&quot;&amp;[.B134]&amp;&quot;', &quot;&amp;[.C134]&amp;&quot;, &quot;&amp;[.D134]&amp;&quot;)&quot;" office:value-type="string" office:string-value=",(204, 'GPS-трекеры и GPS-маяки', 110, true)">
            <text:p>,(204, 'GPS-трекеры и GPS-маяки', 110, true)</text:p>
          </table:table-cell>
        </table:table-row>
        <table:table-row table:style-name="ro3">
          <table:table-cell office:value-type="float" office:value="205">
            <text:p>205</text:p>
          </table:table-cell>
          <table:table-cell office:value-type="string">
            <text:p>Электронные компасы</text:p>
          </table:table-cell>
          <table:table-cell office:value-type="float" office:value="110">
            <text:p>110</text:p>
          </table:table-cell>
          <table:table-cell office:value-type="string">
            <text:p>true</text:p>
          </table:table-cell>
          <table:table-cell table:formula="of:=&quot;,(&quot;&amp;[.A135]&amp;&quot;, '&quot;&amp;[.B135]&amp;&quot;', &quot;&amp;[.C135]&amp;&quot;, &quot;&amp;[.D135]&amp;&quot;)&quot;" office:value-type="string" office:string-value=",(205, 'Электронные компасы', 110, true)">
            <text:p>,(205, 'Электронные компасы', 110, true)</text:p>
          </table:table-cell>
        </table:table-row>
        <table:table-row table:style-name="ro3">
          <table:table-cell office:value-type="float" office:value="206">
            <text:p>206</text:p>
          </table:table-cell>
          <table:table-cell office:value-type="string">
            <text:p>Аксессуары и запчасти</text:p>
          </table:table-cell>
          <table:table-cell office:value-type="float" office:value="110">
            <text:p>110</text:p>
          </table:table-cell>
          <table:table-cell office:value-type="string">
            <text:p>true</text:p>
          </table:table-cell>
          <table:table-cell table:formula="of:=&quot;,(&quot;&amp;[.A136]&amp;&quot;, '&quot;&amp;[.B136]&amp;&quot;', &quot;&amp;[.C136]&amp;&quot;, &quot;&amp;[.D136]&amp;&quot;)&quot;" office:value-type="string" office:string-value=",(206, 'Аксессуары и запчасти', 110, true)">
            <text:p>,(206, 'Аксессуары и запчасти', 110, true)</text:p>
          </table:table-cell>
        </table:table-row>
        <table:table-row table:style-name="ro3">
          <table:table-cell office:value-type="float" office:value="207">
            <text:p>207</text:p>
          </table:table-cell>
          <table:table-cell office:value-type="string">
            <text:p>Телевизоры</text:p>
          </table:table-cell>
          <table:table-cell office:value-type="float" office:value="111">
            <text:p>111</text:p>
          </table:table-cell>
          <table:table-cell office:value-type="string">
            <text:p>true</text:p>
          </table:table-cell>
          <table:table-cell table:formula="of:=&quot;,(&quot;&amp;[.A137]&amp;&quot;, '&quot;&amp;[.B137]&amp;&quot;', &quot;&amp;[.C137]&amp;&quot;, &quot;&amp;[.D137]&amp;&quot;)&quot;" office:value-type="string" office:string-value=",(207, 'Телевизоры', 111, true)">
            <text:p>,(207, 'Телевизоры', 111, true)</text:p>
          </table:table-cell>
        </table:table-row>
        <table:table-row table:style-name="ro3">
          <table:table-cell office:value-type="float" office:value="208">
            <text:p>208</text:p>
          </table:table-cell>
          <table:table-cell office:value-type="string">
            <text:p>Кронштейны</text:p>
          </table:table-cell>
          <table:table-cell office:value-type="float" office:value="111">
            <text:p>111</text:p>
          </table:table-cell>
          <table:table-cell office:value-type="string">
            <text:p>true</text:p>
          </table:table-cell>
          <table:table-cell table:formula="of:=&quot;,(&quot;&amp;[.A138]&amp;&quot;, '&quot;&amp;[.B138]&amp;&quot;', &quot;&amp;[.C138]&amp;&quot;, &quot;&amp;[.D138]&amp;&quot;)&quot;" office:value-type="string" office:string-value=",(208, 'Кронштейны', 111, true)">
            <text:p>,(208, 'Кронштейны', 111, true)</text:p>
          </table:table-cell>
        </table:table-row>
        <table:table-row table:style-name="ro3">
          <table:table-cell office:value-type="float" office:value="209">
            <text:p>209</text:p>
          </table:table-cell>
          <table:table-cell office:value-type="string">
            <text:p>ТВ-приставки и медиаплееры</text:p>
          </table:table-cell>
          <table:table-cell office:value-type="float" office:value="111">
            <text:p>111</text:p>
          </table:table-cell>
          <table:table-cell office:value-type="string">
            <text:p>true</text:p>
          </table:table-cell>
          <table:table-cell table:formula="of:=&quot;,(&quot;&amp;[.A139]&amp;&quot;, '&quot;&amp;[.B139]&amp;&quot;', &quot;&amp;[.C139]&amp;&quot;, &quot;&amp;[.D139]&amp;&quot;)&quot;" office:value-type="string" office:string-value=",(209, 'ТВ-приставки и медиаплееры', 111, true)">
            <text:p>,(209, 'ТВ-приставки и медиаплееры', 111, true)</text:p>
          </table:table-cell>
        </table:table-row>
        <table:table-row table:style-name="ro3">
          <table:table-cell office:value-type="float" office:value="210">
            <text:p>210</text:p>
          </table:table-cell>
          <table:table-cell office:value-type="string">
            <text:p>Проекторы</text:p>
          </table:table-cell>
          <table:table-cell office:value-type="float" office:value="111">
            <text:p>111</text:p>
          </table:table-cell>
          <table:table-cell office:value-type="string">
            <text:p>true</text:p>
          </table:table-cell>
          <table:table-cell table:formula="of:=&quot;,(&quot;&amp;[.A140]&amp;&quot;, '&quot;&amp;[.B140]&amp;&quot;', &quot;&amp;[.C140]&amp;&quot;, &quot;&amp;[.D140]&amp;&quot;)&quot;" office:value-type="string" office:string-value=",(210, 'Проекторы', 111, true)">
            <text:p>,(210, 'Проекторы', 111, true)</text:p>
          </table:table-cell>
        </table:table-row>
        <table:table-row table:style-name="ro3">
          <table:table-cell office:value-type="float" office:value="211">
            <text:p>211</text:p>
          </table:table-cell>
          <table:table-cell office:value-type="string">
            <text:p>Цифровое и спутниковое ТВ</text:p>
          </table:table-cell>
          <table:table-cell office:value-type="float" office:value="111">
            <text:p>111</text:p>
          </table:table-cell>
          <table:table-cell office:value-type="string">
            <text:p>true</text:p>
          </table:table-cell>
          <table:table-cell table:formula="of:=&quot;,(&quot;&amp;[.A141]&amp;&quot;, '&quot;&amp;[.B141]&amp;&quot;', &quot;&amp;[.C141]&amp;&quot;, &quot;&amp;[.D141]&amp;&quot;)&quot;" office:value-type="string" office:string-value=",(211, 'Цифровое и спутниковое ТВ', 111, true)">
            <text:p>,(211, 'Цифровое и спутниковое ТВ', 111, true)</text:p>
          </table:table-cell>
        </table:table-row>
        <table:table-row table:style-name="ro3">
          <table:table-cell office:value-type="float" office:value="212">
            <text:p>212</text:p>
          </table:table-cell>
          <table:table-cell office:value-type="string">
            <text:p>DVD плееры</text:p>
          </table:table-cell>
          <table:table-cell office:value-type="float" office:value="111">
            <text:p>111</text:p>
          </table:table-cell>
          <table:table-cell office:value-type="string">
            <text:p>true</text:p>
          </table:table-cell>
          <table:table-cell table:formula="of:=&quot;,(&quot;&amp;[.A142]&amp;&quot;, '&quot;&amp;[.B142]&amp;&quot;', &quot;&amp;[.C142]&amp;&quot;, &quot;&amp;[.D142]&amp;&quot;)&quot;" office:value-type="string" office:string-value=",(212, 'DVD плееры', 111, true)">
            <text:p>,(212, 'DVD плееры', 111, true)</text:p>
          </table:table-cell>
        </table:table-row>
        <table:table-row table:style-name="ro3">
          <table:table-cell office:value-type="float" office:value="213">
            <text:p>213</text:p>
          </table:table-cell>
          <table:table-cell office:value-type="string">
            <text:p>Blu-ray плееры</text:p>
          </table:table-cell>
          <table:table-cell office:value-type="float" office:value="111">
            <text:p>111</text:p>
          </table:table-cell>
          <table:table-cell office:value-type="string">
            <text:p>true</text:p>
          </table:table-cell>
          <table:table-cell table:formula="of:=&quot;,(&quot;&amp;[.A143]&amp;&quot;, '&quot;&amp;[.B143]&amp;&quot;', &quot;&amp;[.C143]&amp;&quot;, &quot;&amp;[.D143]&amp;&quot;)&quot;" office:value-type="string" office:string-value=",(213, 'Blu-ray плееры', 111, true)">
            <text:p>,(213, 'Blu-ray плееры', 111, true)</text:p>
          </table:table-cell>
        </table:table-row>
        <table:table-row table:style-name="ro3">
          <table:table-cell office:value-type="float" office:value="214">
            <text:p>214</text:p>
          </table:table-cell>
          <table:table-cell office:value-type="string">
            <text:p>Аксессуары для проекторов</text:p>
          </table:table-cell>
          <table:table-cell office:value-type="float" office:value="111">
            <text:p>111</text:p>
          </table:table-cell>
          <table:table-cell office:value-type="string">
            <text:p>true</text:p>
          </table:table-cell>
          <table:table-cell table:formula="of:=&quot;,(&quot;&amp;[.A144]&amp;&quot;, '&quot;&amp;[.B144]&amp;&quot;', &quot;&amp;[.C144]&amp;&quot;, &quot;&amp;[.D144]&amp;&quot;)&quot;" office:value-type="string" office:string-value=",(214, 'Аксессуары для проекторов', 111, true)">
            <text:p>,(214, 'Аксессуары для проекторов', 111, true)</text:p>
          </table:table-cell>
        </table:table-row>
        <table:table-row table:style-name="ro3">
          <table:table-cell office:value-type="float" office:value="215">
            <text:p>215</text:p>
          </table:table-cell>
          <table:table-cell office:value-type="string">
            <text:p>Антенны и аксессуары</text:p>
          </table:table-cell>
          <table:table-cell office:value-type="float" office:value="111">
            <text:p>111</text:p>
          </table:table-cell>
          <table:table-cell office:value-type="string">
            <text:p>true</text:p>
          </table:table-cell>
          <table:table-cell table:formula="of:=&quot;,(&quot;&amp;[.A145]&amp;&quot;, '&quot;&amp;[.B145]&amp;&quot;', &quot;&amp;[.C145]&amp;&quot;, &quot;&amp;[.D145]&amp;&quot;)&quot;" office:value-type="string" office:string-value=",(215, 'Антенны и аксессуары', 111, true)">
            <text:p>,(215, 'Антенны и аксессуары', 111, true)</text:p>
          </table:table-cell>
        </table:table-row>
        <table:table-row table:style-name="ro3">
          <table:table-cell office:value-type="float" office:value="216">
            <text:p>216</text:p>
          </table:table-cell>
          <table:table-cell office:value-type="string">
            <text:p>Аксессуары для телевизоров</text:p>
          </table:table-cell>
          <table:table-cell office:value-type="float" office:value="111">
            <text:p>111</text:p>
          </table:table-cell>
          <table:table-cell office:value-type="string">
            <text:p>true</text:p>
          </table:table-cell>
          <table:table-cell table:formula="of:=&quot;,(&quot;&amp;[.A146]&amp;&quot;, '&quot;&amp;[.B146]&amp;&quot;', &quot;&amp;[.C146]&amp;&quot;, &quot;&amp;[.D146]&amp;&quot;)&quot;" office:value-type="string" office:string-value=",(216, 'Аксессуары для телевизоров', 111, true)">
            <text:p>,(216, 'Аксессуары для телевизоров', 111, true)</text:p>
          </table:table-cell>
        </table:table-row>
        <table:table-row table:style-name="ro3">
          <table:table-cell office:value-type="float" office:value="217">
            <text:p>217</text:p>
          </table:table-cell>
          <table:table-cell office:value-type="string">
            <text:p>Онлайн-кинотеатры</text:p>
          </table:table-cell>
          <table:table-cell office:value-type="float" office:value="111">
            <text:p>111</text:p>
          </table:table-cell>
          <table:table-cell office:value-type="string">
            <text:p>true</text:p>
          </table:table-cell>
          <table:table-cell table:formula="of:=&quot;,(&quot;&amp;[.A147]&amp;&quot;, '&quot;&amp;[.B147]&amp;&quot;', &quot;&amp;[.C147]&amp;&quot;, &quot;&amp;[.D147]&amp;&quot;)&quot;" office:value-type="string" office:string-value=",(217, 'Онлайн-кинотеатры', 111, true)">
            <text:p>,(217, 'Онлайн-кинотеатры', 111, true)</text:p>
          </table:table-cell>
        </table:table-row>
        <table:table-row table:style-name="ro3">
          <table:table-cell office:value-type="float" office:value="218">
            <text:p>218</text:p>
          </table:table-cell>
          <table:table-cell office:value-type="string">
            <text:p>Интерактивные панели</text:p>
          </table:table-cell>
          <table:table-cell office:value-type="float" office:value="111">
            <text:p>111</text:p>
          </table:table-cell>
          <table:table-cell office:value-type="string">
            <text:p>true</text:p>
          </table:table-cell>
          <table:table-cell table:formula="of:=&quot;,(&quot;&amp;[.A148]&amp;&quot;, '&quot;&amp;[.B148]&amp;&quot;', &quot;&amp;[.C148]&amp;&quot;, &quot;&amp;[.D148]&amp;&quot;)&quot;" office:value-type="string" office:string-value=",(218, 'Интерактивные панели', 111, true)">
            <text:p>,(218, 'Интерактивные панели', 111, true)</text:p>
          </table:table-cell>
        </table:table-row>
        <table:table-row table:style-name="ro3">
          <table:table-cell office:value-type="float" office:value="219">
            <text:p>219</text:p>
          </table:table-cell>
          <table:table-cell office:value-type="string">
            <text:p>Светодиодные экраны</text:p>
          </table:table-cell>
          <table:table-cell office:value-type="float" office:value="111">
            <text:p>111</text:p>
          </table:table-cell>
          <table:table-cell office:value-type="string">
            <text:p>true</text:p>
          </table:table-cell>
          <table:table-cell table:formula="of:=&quot;,(&quot;&amp;[.A149]&amp;&quot;, '&quot;&amp;[.B149]&amp;&quot;', &quot;&amp;[.C149]&amp;&quot;, &quot;&amp;[.D149]&amp;&quot;)&quot;" office:value-type="string" office:string-value=",(219, 'Светодиодные экраны', 111, true)">
            <text:p>,(219, 'Светодиодные экраны', 111, true)</text:p>
          </table:table-cell>
        </table:table-row>
        <table:table-row table:style-name="ro3">
          <table:table-cell office:value-type="float" office:value="220">
            <text:p>220</text:p>
          </table:table-cell>
          <table:table-cell office:value-type="string">
            <text:p>Электронные будильники</text:p>
          </table:table-cell>
          <table:table-cell office:value-type="float" office:value="112">
            <text:p>112</text:p>
          </table:table-cell>
          <table:table-cell office:value-type="string">
            <text:p>true</text:p>
          </table:table-cell>
          <table:table-cell table:formula="of:=&quot;,(&quot;&amp;[.A150]&amp;&quot;, '&quot;&amp;[.B150]&amp;&quot;', &quot;&amp;[.C150]&amp;&quot;, &quot;&amp;[.D150]&amp;&quot;)&quot;" office:value-type="string" office:string-value=",(220, 'Электронные будильники', 112, true)">
            <text:p>,(220, 'Электронные будильники', 112, true)</text:p>
          </table:table-cell>
        </table:table-row>
        <table:table-row table:style-name="ro3">
          <table:table-cell office:value-type="float" office:value="221">
            <text:p>221</text:p>
          </table:table-cell>
          <table:table-cell office:value-type="string">
            <text:p>Радио-будильники</text:p>
          </table:table-cell>
          <table:table-cell office:value-type="float" office:value="112">
            <text:p>112</text:p>
          </table:table-cell>
          <table:table-cell office:value-type="string">
            <text:p>true</text:p>
          </table:table-cell>
          <table:table-cell table:formula="of:=&quot;,(&quot;&amp;[.A151]&amp;&quot;, '&quot;&amp;[.B151]&amp;&quot;', &quot;&amp;[.C151]&amp;&quot;, &quot;&amp;[.D151]&amp;&quot;)&quot;" office:value-type="string" office:string-value=",(221, 'Радио-будильники', 112, true)">
            <text:p>,(221, 'Радио-будильники', 112, true)</text:p>
          </table:table-cell>
        </table:table-row>
        <table:table-row table:style-name="ro3">
          <table:table-cell office:value-type="float" office:value="222">
            <text:p>222</text:p>
          </table:table-cell>
          <table:table-cell office:value-type="string">
            <text:p>Проекционные часы</text:p>
          </table:table-cell>
          <table:table-cell office:value-type="float" office:value="112">
            <text:p>112</text:p>
          </table:table-cell>
          <table:table-cell office:value-type="string">
            <text:p>true</text:p>
          </table:table-cell>
          <table:table-cell table:formula="of:=&quot;,(&quot;&amp;[.A152]&amp;&quot;, '&quot;&amp;[.B152]&amp;&quot;', &quot;&amp;[.C152]&amp;&quot;, &quot;&amp;[.D152]&amp;&quot;)&quot;" office:value-type="string" office:string-value=",(222, 'Проекционные часы', 112, true)">
            <text:p>,(222, 'Проекционные часы', 112, true)</text:p>
          </table:table-cell>
        </table:table-row>
        <table:table-row table:style-name="ro3">
          <table:table-cell office:value-type="float" office:value="223">
            <text:p>223</text:p>
          </table:table-cell>
          <table:table-cell office:value-type="string">
            <text:p>Аромабудильники и картриджи</text:p>
          </table:table-cell>
          <table:table-cell office:value-type="float" office:value="112">
            <text:p>112</text:p>
          </table:table-cell>
          <table:table-cell office:value-type="string">
            <text:p>true</text:p>
          </table:table-cell>
          <table:table-cell table:formula="of:=&quot;,(&quot;&amp;[.A153]&amp;&quot;, '&quot;&amp;[.B153]&amp;&quot;', &quot;&amp;[.C153]&amp;&quot;, &quot;&amp;[.D153]&amp;&quot;)&quot;" office:value-type="string" office:string-value=",(223, 'Аромабудильники и картриджи', 112, true)">
            <text:p>,(223, 'Аромабудильники и картриджи', 112, true)</text:p>
          </table:table-cell>
        </table:table-row>
        <table:table-row table:style-name="ro3">
          <table:table-cell office:value-type="float" office:value="224">
            <text:p>224</text:p>
          </table:table-cell>
          <table:table-cell office:value-type="string">
            <text:p>Охранные системы</text:p>
          </table:table-cell>
          <table:table-cell office:value-type="float" office:value="113">
            <text:p>113</text:p>
          </table:table-cell>
          <table:table-cell office:value-type="string">
            <text:p>true</text:p>
          </table:table-cell>
          <table:table-cell table:formula="of:=&quot;,(&quot;&amp;[.A154]&amp;&quot;, '&quot;&amp;[.B154]&amp;&quot;', &quot;&amp;[.C154]&amp;&quot;, &quot;&amp;[.D154]&amp;&quot;)&quot;" office:value-type="string" office:string-value=",(224, 'Охранные системы', 113, true)">
            <text:p>,(224, 'Охранные системы', 113, true)</text:p>
          </table:table-cell>
        </table:table-row>
        <table:table-row table:style-name="ro3">
          <table:table-cell office:value-type="float" office:value="225">
            <text:p>225</text:p>
          </table:table-cell>
          <table:table-cell office:value-type="string">
            <text:p>Видеонаблюдение</text:p>
          </table:table-cell>
          <table:table-cell office:value-type="float" office:value="113">
            <text:p>113</text:p>
          </table:table-cell>
          <table:table-cell office:value-type="string">
            <text:p>true</text:p>
          </table:table-cell>
          <table:table-cell table:formula="of:=&quot;,(&quot;&amp;[.A155]&amp;&quot;, '&quot;&amp;[.B155]&amp;&quot;', &quot;&amp;[.C155]&amp;&quot;, &quot;&amp;[.D155]&amp;&quot;)&quot;" office:value-type="string" office:string-value=",(225, 'Видеонаблюдение', 113, true)">
            <text:p>,(225, 'Видеонаблюдение', 113, true)</text:p>
          </table:table-cell>
        </table:table-row>
        <table:table-row table:style-name="ro3">
          <table:table-cell office:value-type="float" office:value="226">
            <text:p>226</text:p>
          </table:table-cell>
          <table:table-cell office:value-type="string">
            <text:p>Умный дом</text:p>
          </table:table-cell>
          <table:table-cell office:value-type="float" office:value="113">
            <text:p>113</text:p>
          </table:table-cell>
          <table:table-cell office:value-type="string">
            <text:p>true</text:p>
          </table:table-cell>
          <table:table-cell table:formula="of:=&quot;,(&quot;&amp;[.A156]&amp;&quot;, '&quot;&amp;[.B156]&amp;&quot;', &quot;&amp;[.C156]&amp;&quot;, &quot;&amp;[.D156]&amp;&quot;)&quot;" office:value-type="string" office:string-value=",(226, 'Умный дом', 113, true)">
            <text:p>,(226, 'Умный дом', 113, true)</text:p>
          </table:table-cell>
        </table:table-row>
        <table:table-row table:style-name="ro3">
          <table:table-cell office:value-type="float" office:value="227">
            <text:p>227</text:p>
          </table:table-cell>
          <table:table-cell office:value-type="string">
            <text:p>Кабели и переходники</text:p>
          </table:table-cell>
          <table:table-cell office:value-type="float" office:value="114">
            <text:p>114</text:p>
          </table:table-cell>
          <table:table-cell office:value-type="string">
            <text:p>true</text:p>
          </table:table-cell>
          <table:table-cell table:formula="of:=&quot;,(&quot;&amp;[.A157]&amp;&quot;, '&quot;&amp;[.B157]&amp;&quot;', &quot;&amp;[.C157]&amp;&quot;, &quot;&amp;[.D157]&amp;&quot;)&quot;" office:value-type="string" office:string-value=",(227, 'Кабели и переходники', 114, true)">
            <text:p>,(227, 'Кабели и переходники', 114, true)</text:p>
          </table:table-cell>
        </table:table-row>
        <table:table-row table:style-name="ro3">
          <table:table-cell office:value-type="float" office:value="228">
            <text:p>228</text:p>
          </table:table-cell>
          <table:table-cell office:value-type="string">
            <text:p>Батарейки и аккумуляторы</text:p>
          </table:table-cell>
          <table:table-cell office:value-type="float" office:value="114">
            <text:p>114</text:p>
          </table:table-cell>
          <table:table-cell office:value-type="string">
            <text:p>true</text:p>
          </table:table-cell>
          <table:table-cell table:formula="of:=&quot;,(&quot;&amp;[.A158]&amp;&quot;, '&quot;&amp;[.B158]&amp;&quot;', &quot;&amp;[.C158]&amp;&quot;, &quot;&amp;[.D158]&amp;&quot;)&quot;" office:value-type="string" office:string-value=",(228, 'Батарейки и аккумуляторы', 114, true)">
            <text:p>,(228, 'Батарейки и аккумуляторы', 114, true)</text:p>
          </table:table-cell>
        </table:table-row>
        <table:table-row table:style-name="ro3">
          <table:table-cell office:value-type="float" office:value="229">
            <text:p>229</text:p>
          </table:table-cell>
          <table:table-cell office:value-type="string">
            <text:p>Зарядные устройства и док-станции</text:p>
          </table:table-cell>
          <table:table-cell office:value-type="float" office:value="114">
            <text:p>114</text:p>
          </table:table-cell>
          <table:table-cell office:value-type="string">
            <text:p>true</text:p>
          </table:table-cell>
          <table:table-cell table:formula="of:=&quot;,(&quot;&amp;[.A159]&amp;&quot;, '&quot;&amp;[.B159]&amp;&quot;', &quot;&amp;[.C159]&amp;&quot;, &quot;&amp;[.D159]&amp;&quot;)&quot;" office:value-type="string" office:string-value=",(229, 'Зарядные устройства и док-станции', 114, true)">
            <text:p>,(229, 'Зарядные устройства и док-станции', 114, true)</text:p>
          </table:table-cell>
        </table:table-row>
        <table:table-row table:style-name="ro3">
          <table:table-cell office:value-type="float" office:value="230">
            <text:p>230</text:p>
          </table:table-cell>
          <table:table-cell office:value-type="string">
            <text:p>Сетевые фильтры, разветвители и удлинители</text:p>
          </table:table-cell>
          <table:table-cell office:value-type="float" office:value="114">
            <text:p>114</text:p>
          </table:table-cell>
          <table:table-cell office:value-type="string">
            <text:p>true</text:p>
          </table:table-cell>
          <table:table-cell table:formula="of:=&quot;,(&quot;&amp;[.A160]&amp;&quot;, '&quot;&amp;[.B160]&amp;&quot;', &quot;&amp;[.C160]&amp;&quot;, &quot;&amp;[.D160]&amp;&quot;)&quot;" office:value-type="string" office:string-value=",(230, 'Сетевые фильтры, разветвители и удлинители', 114, true)">
            <text:p>,(230, 'Сетевые фильтры, разветвители и удлинители', 114, true)</text:p>
          </table:table-cell>
        </table:table-row>
        <table:table-row table:style-name="ro3">
          <table:table-cell office:value-type="float" office:value="231">
            <text:p>231</text:p>
          </table:table-cell>
          <table:table-cell office:value-type="string">
            <text:p>Чистящие средства и салфетки</text:p>
          </table:table-cell>
          <table:table-cell office:value-type="float" office:value="114">
            <text:p>114</text:p>
          </table:table-cell>
          <table:table-cell office:value-type="string">
            <text:p>true</text:p>
          </table:table-cell>
          <table:table-cell table:formula="of:=&quot;,(&quot;&amp;[.A161]&amp;&quot;, '&quot;&amp;[.B161]&amp;&quot;', &quot;&amp;[.C161]&amp;&quot;, &quot;&amp;[.D161]&amp;&quot;)&quot;" office:value-type="string" office:string-value=",(231, 'Чистящие средства и салфетки', 114, true)">
            <text:p>,(231, 'Чистящие средства и салфетки', 114, true)</text:p>
          </table:table-cell>
        </table:table-row>
        <table:table-row table:style-name="ro3">
          <table:table-cell office:value-type="float" office:value="232">
            <text:p>232</text:p>
          </table:table-cell>
          <table:table-cell office:value-type="string">
            <text:p>Роботы и дроны</text:p>
          </table:table-cell>
          <table:table-cell office:value-type="float" office:value="114">
            <text:p>114</text:p>
          </table:table-cell>
          <table:table-cell office:value-type="string">
            <text:p>true</text:p>
          </table:table-cell>
          <table:table-cell table:formula="of:=&quot;,(&quot;&amp;[.A162]&amp;&quot;, '&quot;&amp;[.B162]&amp;&quot;', &quot;&amp;[.C162]&amp;&quot;, &quot;&amp;[.D162]&amp;&quot;)&quot;" office:value-type="string" office:string-value=",(232, 'Роботы и дроны', 114, true)">
            <text:p>,(232, 'Роботы и дроны', 114, true)</text:p>
          </table:table-cell>
        </table:table-row>
        <table:table-row table:style-name="ro3">
          <table:table-cell office:value-type="float" office:value="233">
            <text:p>233</text:p>
          </table:table-cell>
          <table:table-cell office:value-type="string">
            <text:p>Защита от электромагнитных излучений</text:p>
          </table:table-cell>
          <table:table-cell office:value-type="float" office:value="114">
            <text:p>114</text:p>
          </table:table-cell>
          <table:table-cell office:value-type="string">
            <text:p>true</text:p>
          </table:table-cell>
          <table:table-cell table:formula="of:=&quot;,(&quot;&amp;[.A163]&amp;&quot;, '&quot;&amp;[.B163]&amp;&quot;', &quot;&amp;[.C163]&amp;&quot;, &quot;&amp;[.D163]&amp;&quot;)&quot;" office:value-type="string" office:string-value=",(233, 'Защита от электромагнитных излучений', 114, true)">
            <text:p>,(233, 'Защита от электромагнитных излучений', 114, true)</text:p>
          </table:table-cell>
        </table:table-row>
        <table:table-row table:style-name="ro3">
          <table:table-cell office:value-type="float" office:value="234">
            <text:p>234</text:p>
          </table:table-cell>
          <table:table-cell office:value-type="string">
            <text:p>Страховые полисы</text:p>
          </table:table-cell>
          <table:table-cell office:value-type="float" office:value="114">
            <text:p>114</text:p>
          </table:table-cell>
          <table:table-cell office:value-type="string">
            <text:p>true</text:p>
          </table:table-cell>
          <table:table-cell table:formula="of:=&quot;,(&quot;&amp;[.A164]&amp;&quot;, '&quot;&amp;[.B164]&amp;&quot;', &quot;&amp;[.C164]&amp;&quot;, &quot;&amp;[.D164]&amp;&quot;)&quot;" office:value-type="string" office:string-value=",(234, 'Страховые полисы', 114, true)">
            <text:p>,(234, 'Страховые полисы', 114, true)</text:p>
          </table:table-cell>
        </table:table-row>
        <table:table-row table:style-name="ro3">
          <table:table-cell office:value-type="float" office:value="235">
            <text:p>235</text:p>
          </table:table-cell>
          <table:table-cell office:value-type="string">
            <text:p>Смарт ручки</text:p>
          </table:table-cell>
          <table:table-cell office:value-type="float" office:value="114">
            <text:p>114</text:p>
          </table:table-cell>
          <table:table-cell office:value-type="string">
            <text:p>true</text:p>
          </table:table-cell>
          <table:table-cell table:formula="of:=&quot;,(&quot;&amp;[.A165]&amp;&quot;, '&quot;&amp;[.B165]&amp;&quot;', &quot;&amp;[.C165]&amp;&quot;, &quot;&amp;[.D165]&amp;&quot;)&quot;" office:value-type="string" office:string-value=",(235, 'Смарт ручки', 114, true)">
            <text:p>,(235, 'Смарт ручки', 114, true)</text:p>
          </table:table-cell>
        </table:table-row>
        <table:table-row table:style-name="ro3">
          <table:table-cell office:value-type="float" office:value="236">
            <text:p>236</text:p>
          </table:table-cell>
          <table:table-cell office:value-type="string">
            <text:p>Аудиокассеты и видеокассеты</text:p>
          </table:table-cell>
          <table:table-cell office:value-type="float" office:value="114">
            <text:p>114</text:p>
          </table:table-cell>
          <table:table-cell office:value-type="string">
            <text:p>true</text:p>
          </table:table-cell>
          <table:table-cell table:formula="of:=&quot;,(&quot;&amp;[.A166]&amp;&quot;, '&quot;&amp;[.B166]&amp;&quot;', &quot;&amp;[.C166]&amp;&quot;, &quot;&amp;[.D166]&amp;&quot;)&quot;" office:value-type="string" office:string-value=",(236, 'Аудиокассеты и видеокассеты', 114, true)">
            <text:p>,(236, 'Аудиокассеты и видеокассеты', 114, true)</text:p>
          </table:table-cell>
        </table:table-row>
        <table:table-row table:style-name="ro3">
          <table:table-cell office:value-type="float" office:value="237">
            <text:p>237</text:p>
          </table:table-cell>
          <table:table-cell table:style-name="ce1" office:value-type="string">
            <text:p>Посуда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table:formula="of:=&quot;,(&quot;&amp;[.A167]&amp;&quot;, '&quot;&amp;[.B167]&amp;&quot;', &quot;&amp;[.C167]&amp;&quot;, &quot;&amp;[.D167]&amp;&quot;)&quot;" office:value-type="string" office:string-value=",(237, 'Посуда', 4, true)">
            <text:p>,(237, 'Посуда', 4, true)</text:p>
          </table:table-cell>
        </table:table-row>
        <table:table-row table:style-name="ro3">
          <table:table-cell office:value-type="float" office:value="238">
            <text:p>238</text:p>
          </table:table-cell>
          <table:table-cell table:style-name="ce1" office:value-type="string">
            <text:p>Товары для праздников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table:formula="of:=&quot;,(&quot;&amp;[.A168]&amp;&quot;, '&quot;&amp;[.B168]&amp;&quot;', &quot;&amp;[.C168]&amp;&quot;, &quot;&amp;[.D168]&amp;&quot;)&quot;" office:value-type="string" office:string-value=",(238, 'Товары для праздников', 4, true)">
            <text:p>,(238, 'Товары для праздников', 4, true)</text:p>
          </table:table-cell>
        </table:table-row>
        <table:table-row table:style-name="ro3">
          <table:table-cell office:value-type="float" office:value="239">
            <text:p>239</text:p>
          </table:table-cell>
          <table:table-cell table:style-name="ce1" office:value-type="string">
            <text:p>Текстиль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table:formula="of:=&quot;,(&quot;&amp;[.A169]&amp;&quot;, '&quot;&amp;[.B169]&amp;&quot;', &quot;&amp;[.C169]&amp;&quot;, &quot;&amp;[.D169]&amp;&quot;)&quot;" office:value-type="string" office:string-value=",(239, 'Текстиль', 4, true)">
            <text:p>,(239, 'Текстиль', 4, true)</text:p>
          </table:table-cell>
        </table:table-row>
        <table:table-row table:style-name="ro3">
          <table:table-cell office:value-type="float" office:value="240">
            <text:p>240</text:p>
          </table:table-cell>
          <table:table-cell table:style-name="ce1" office:value-type="string">
            <text:p>Декор и интерьер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table:formula="of:=&quot;,(&quot;&amp;[.A170]&amp;&quot;, '&quot;&amp;[.B170]&amp;&quot;', &quot;&amp;[.C170]&amp;&quot;, &quot;&amp;[.D170]&amp;&quot;)&quot;" office:value-type="string" office:string-value=",(240, 'Декор и интерьер', 4, true)">
            <text:p>,(240, 'Декор и интерьер', 4, true)</text:p>
          </table:table-cell>
        </table:table-row>
        <table:table-row table:style-name="ro3">
          <table:table-cell office:value-type="float" office:value="241">
            <text:p>241</text:p>
          </table:table-cell>
          <table:table-cell table:style-name="ce1" office:value-type="string">
            <text:p>Хозяйственные товары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table:formula="of:=&quot;,(&quot;&amp;[.A171]&amp;&quot;, '&quot;&amp;[.B171]&amp;&quot;', &quot;&amp;[.C171]&amp;&quot;, &quot;&amp;[.D171]&amp;&quot;)&quot;" office:value-type="string" office:string-value=",(241, 'Хозяйственные товары', 4, true)">
            <text:p>,(241, 'Хозяйственные товары', 4, true)</text:p>
          </table:table-cell>
        </table:table-row>
        <table:table-row table:style-name="ro3">
          <table:table-cell office:value-type="float" office:value="242">
            <text:p>242</text:p>
          </table:table-cell>
          <table:table-cell table:style-name="ce1" office:value-type="string">
            <text:p>Дача и сад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table:formula="of:=&quot;,(&quot;&amp;[.A172]&amp;&quot;, '&quot;&amp;[.B172]&amp;&quot;', &quot;&amp;[.C172]&amp;&quot;, &quot;&amp;[.D172]&amp;&quot;)&quot;" office:value-type="string" office:string-value=",(242, 'Дача и сад', 4, true)">
            <text:p>,(242, 'Дача и сад', 4, true)</text:p>
          </table:table-cell>
        </table:table-row>
        <table:table-row table:style-name="ro3">
          <table:table-cell office:value-type="float" office:value="243">
            <text:p>243</text:p>
          </table:table-cell>
          <table:table-cell table:style-name="ce1" office:value-type="string">
            <text:p>Освещение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table:formula="of:=&quot;,(&quot;&amp;[.A173]&amp;&quot;, '&quot;&amp;[.B173]&amp;&quot;', &quot;&amp;[.C173]&amp;&quot;, &quot;&amp;[.D173]&amp;&quot;)&quot;" office:value-type="string" office:string-value=",(243, 'Освещение', 4, true)">
            <text:p>,(243, 'Освещение', 4, true)</text:p>
          </table:table-cell>
        </table:table-row>
        <table:table-row table:style-name="ro3">
          <table:table-cell office:value-type="float" office:value="244">
            <text:p>244</text:p>
          </table:table-cell>
          <table:table-cell table:style-name="ce1" office:value-type="string">
            <text:p>Цветы и растения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table:formula="of:=&quot;,(&quot;&amp;[.A174]&amp;&quot;, '&quot;&amp;[.B174]&amp;&quot;', &quot;&amp;[.C174]&amp;&quot;, &quot;&amp;[.D174]&amp;&quot;)&quot;" office:value-type="string" office:string-value=",(244, 'Цветы и растения', 4, true)">
            <text:p>,(244, 'Цветы и растения', 4, true)</text:p>
          </table:table-cell>
        </table:table-row>
        <table:table-row table:style-name="ro3">
          <table:table-cell office:value-type="float" office:value="245">
            <text:p>245</text:p>
          </table:table-cell>
          <table:table-cell table:style-name="ce1" office:value-type="string">
            <text:p>Хранение вещей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table:formula="of:=&quot;,(&quot;&amp;[.A175]&amp;&quot;, '&quot;&amp;[.B175]&amp;&quot;', &quot;&amp;[.C175]&amp;&quot;, &quot;&amp;[.D175]&amp;&quot;)&quot;" office:value-type="string" office:string-value=",(245, 'Хранение вещей', 4, true)">
            <text:p>,(245, 'Хранение вещей', 4, true)</text:p>
          </table:table-cell>
        </table:table-row>
        <table:table-row table:style-name="ro3">
          <table:table-cell office:value-type="float" office:value="246">
            <text:p>246</text:p>
          </table:table-cell>
          <table:table-cell table:style-name="ce1" office:value-type="string">
            <text:p>Товары для бани и сауны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table:formula="of:=&quot;,(&quot;&amp;[.A176]&amp;&quot;, '&quot;&amp;[.B176]&amp;&quot;', &quot;&amp;[.C176]&amp;&quot;, &quot;&amp;[.D176]&amp;&quot;)&quot;" office:value-type="string" office:string-value=",(246, 'Товары для бани и сауны', 4, true)">
            <text:p>,(246, 'Товары для бани и сауны', 4, true)</text:p>
          </table:table-cell>
        </table:table-row>
        <table:table-row table:style-name="ro3">
          <table:table-cell office:value-type="float" office:value="247">
            <text:p>247</text:p>
          </table:table-cell>
          <table:table-cell table:style-name="ce1" office:value-type="string">
            <text:p>Авторские товары ручной работы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table:formula="of:=&quot;,(&quot;&amp;[.A177]&amp;&quot;, '&quot;&amp;[.B177]&amp;&quot;', &quot;&amp;[.C177]&amp;&quot;, &quot;&amp;[.D177]&amp;&quot;)&quot;" office:value-type="string" office:string-value=",(247, 'Авторские товары ручной работы', 4, true)">
            <text:p>,(247, 'Авторские товары ручной работы', 4, true)</text:p>
          </table:table-cell>
        </table:table-row>
        <table:table-row table:style-name="ro3">
          <table:table-cell office:value-type="float" office:value="249">
            <text:p>249</text:p>
          </table:table-cell>
          <table:table-cell office:value-type="string">
            <text:p>Посуда для приготовления</text:p>
          </table:table-cell>
          <table:table-cell office:value-type="float" office:value="237">
            <text:p>237</text:p>
          </table:table-cell>
          <table:table-cell office:value-type="string">
            <text:p>true</text:p>
          </table:table-cell>
          <table:table-cell table:formula="of:=&quot;,(&quot;&amp;[.A178]&amp;&quot;, '&quot;&amp;[.B178]&amp;&quot;', &quot;&amp;[.C178]&amp;&quot;, &quot;&amp;[.D178]&amp;&quot;)&quot;" office:value-type="string" office:string-value=",(249, 'Посуда для приготовления', 237, true)">
            <text:p>,(249, 'Посуда для приготовления', 237, true)</text:p>
          </table:table-cell>
        </table:table-row>
        <table:table-row table:style-name="ro3">
          <table:table-cell office:value-type="float" office:value="248">
            <text:p>248</text:p>
          </table:table-cell>
          <table:table-cell table:style-name="ce1" office:value-type="string">
            <text:p>Религия и эзотерика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table:formula="of:=&quot;,(&quot;&amp;[.A179]&amp;&quot;, '&quot;&amp;[.B179]&amp;&quot;', &quot;&amp;[.C179]&amp;&quot;, &quot;&amp;[.D179]&amp;&quot;)&quot;" office:value-type="string" office:string-value=",(248, 'Религия и эзотерика', 4, true)">
            <text:p>,(248, 'Религия и эзотерика', 4, true)</text:p>
          </table:table-cell>
        </table:table-row>
        <table:table-row table:style-name="ro3">
          <table:table-cell office:value-type="float" office:value="250">
            <text:p>250</text:p>
          </table:table-cell>
          <table:table-cell office:value-type="string">
            <text:p>Столовая посуда</text:p>
          </table:table-cell>
          <table:table-cell office:value-type="float" office:value="237">
            <text:p>237</text:p>
          </table:table-cell>
          <table:table-cell office:value-type="string">
            <text:p>true</text:p>
          </table:table-cell>
          <table:table-cell table:formula="of:=&quot;,(&quot;&amp;[.A180]&amp;&quot;, '&quot;&amp;[.B180]&amp;&quot;', &quot;&amp;[.C180]&amp;&quot;, &quot;&amp;[.D180]&amp;&quot;)&quot;" office:value-type="string" office:string-value=",(250, 'Столовая посуда', 237, true)">
            <text:p>,(250, 'Столовая посуда', 237, true)</text:p>
          </table:table-cell>
        </table:table-row>
        <table:table-row table:style-name="ro3">
          <table:table-cell office:value-type="float" office:value="251">
            <text:p>251</text:p>
          </table:table-cell>
          <table:table-cell office:value-type="string">
            <text:p>Столовые приборы</text:p>
          </table:table-cell>
          <table:table-cell office:value-type="float" office:value="237">
            <text:p>237</text:p>
          </table:table-cell>
          <table:table-cell office:value-type="string">
            <text:p>true</text:p>
          </table:table-cell>
          <table:table-cell table:formula="of:=&quot;,(&quot;&amp;[.A181]&amp;&quot;, '&quot;&amp;[.B181]&amp;&quot;', &quot;&amp;[.C181]&amp;&quot;, &quot;&amp;[.D181]&amp;&quot;)&quot;" office:value-type="string" office:string-value=",(251, 'Столовые приборы', 237, true)">
            <text:p>,(251, 'Столовые приборы', 237, true)</text:p>
          </table:table-cell>
        </table:table-row>
        <table:table-row table:style-name="ro3">
          <table:table-cell office:value-type="float" office:value="252">
            <text:p>252</text:p>
          </table:table-cell>
          <table:table-cell office:value-type="string">
            <text:p>Детская посуда</text:p>
          </table:table-cell>
          <table:table-cell office:value-type="float" office:value="237">
            <text:p>237</text:p>
          </table:table-cell>
          <table:table-cell office:value-type="string">
            <text:p>true</text:p>
          </table:table-cell>
          <table:table-cell table:formula="of:=&quot;,(&quot;&amp;[.A182]&amp;&quot;, '&quot;&amp;[.B182]&amp;&quot;', &quot;&amp;[.C182]&amp;&quot;, &quot;&amp;[.D182]&amp;&quot;)&quot;" office:value-type="string" office:string-value=",(252, 'Детская посуда', 237, true)">
            <text:p>,(252, 'Детская посуда', 237, true)</text:p>
          </table:table-cell>
        </table:table-row>
        <table:table-row table:style-name="ro3">
          <table:table-cell office:value-type="float" office:value="253">
            <text:p>253</text:p>
          </table:table-cell>
          <table:table-cell office:value-type="string">
            <text:p>Кружки, стаканы и бокалы</text:p>
          </table:table-cell>
          <table:table-cell office:value-type="float" office:value="237">
            <text:p>237</text:p>
          </table:table-cell>
          <table:table-cell office:value-type="string">
            <text:p>true</text:p>
          </table:table-cell>
          <table:table-cell table:formula="of:=&quot;,(&quot;&amp;[.A183]&amp;&quot;, '&quot;&amp;[.B183]&amp;&quot;', &quot;&amp;[.C183]&amp;&quot;, &quot;&amp;[.D183]&amp;&quot;)&quot;" office:value-type="string" office:string-value=",(253, 'Кружки, стаканы и бокалы', 237, true)">
            <text:p>,(253, 'Кружки, стаканы и бокалы', 237, true)</text:p>
          </table:table-cell>
        </table:table-row>
        <table:table-row table:style-name="ro3">
          <table:table-cell office:value-type="float" office:value="254">
            <text:p>254</text:p>
          </table:table-cell>
          <table:table-cell office:value-type="string">
            <text:p>Чайники и кофейники</text:p>
          </table:table-cell>
          <table:table-cell office:value-type="float" office:value="237">
            <text:p>237</text:p>
          </table:table-cell>
          <table:table-cell office:value-type="string">
            <text:p>true</text:p>
          </table:table-cell>
          <table:table-cell table:formula="of:=&quot;,(&quot;&amp;[.A184]&amp;&quot;, '&quot;&amp;[.B184]&amp;&quot;', &quot;&amp;[.C184]&amp;&quot;, &quot;&amp;[.D184]&amp;&quot;)&quot;" office:value-type="string" office:string-value=",(254, 'Чайники и кофейники', 237, true)">
            <text:p>,(254, 'Чайники и кофейники', 237, true)</text:p>
          </table:table-cell>
        </table:table-row>
        <table:table-row table:style-name="ro3">
          <table:table-cell office:value-type="float" office:value="255">
            <text:p>255</text:p>
          </table:table-cell>
          <table:table-cell office:value-type="string">
            <text:p>Бар</text:p>
          </table:table-cell>
          <table:table-cell office:value-type="float" office:value="237">
            <text:p>237</text:p>
          </table:table-cell>
          <table:table-cell office:value-type="string">
            <text:p>true</text:p>
          </table:table-cell>
          <table:table-cell table:formula="of:=&quot;,(&quot;&amp;[.A185]&amp;&quot;, '&quot;&amp;[.B185]&amp;&quot;', &quot;&amp;[.C185]&amp;&quot;, &quot;&amp;[.D185]&amp;&quot;)&quot;" office:value-type="string" office:string-value=",(255, 'Бар', 237, true)">
            <text:p>,(255, 'Бар', 237, true)</text:p>
          </table:table-cell>
        </table:table-row>
        <table:table-row table:style-name="ro3">
          <table:table-cell office:value-type="float" office:value="256">
            <text:p>256</text:p>
          </table:table-cell>
          <table:table-cell office:value-type="string">
            <text:p>Хранение продуктов</text:p>
          </table:table-cell>
          <table:table-cell office:value-type="float" office:value="237">
            <text:p>237</text:p>
          </table:table-cell>
          <table:table-cell office:value-type="string">
            <text:p>true</text:p>
          </table:table-cell>
          <table:table-cell table:formula="of:=&quot;,(&quot;&amp;[.A186]&amp;&quot;, '&quot;&amp;[.B186]&amp;&quot;', &quot;&amp;[.C186]&amp;&quot;, &quot;&amp;[.D186]&amp;&quot;)&quot;" office:value-type="string" office:string-value=",(256, 'Хранение продуктов', 237, true)">
            <text:p>,(256, 'Хранение продуктов', 237, true)</text:p>
          </table:table-cell>
        </table:table-row>
        <table:table-row table:style-name="ro3">
          <table:table-cell office:value-type="float" office:value="257">
            <text:p>257</text:p>
          </table:table-cell>
          <table:table-cell office:value-type="string">
            <text:p>Термосы и термокружки</text:p>
          </table:table-cell>
          <table:table-cell office:value-type="float" office:value="237">
            <text:p>237</text:p>
          </table:table-cell>
          <table:table-cell office:value-type="string">
            <text:p>true</text:p>
          </table:table-cell>
          <table:table-cell table:formula="of:=&quot;,(&quot;&amp;[.A187]&amp;&quot;, '&quot;&amp;[.B187]&amp;&quot;', &quot;&amp;[.C187]&amp;&quot;, &quot;&amp;[.D187]&amp;&quot;)&quot;" office:value-type="string" office:string-value=",(257, 'Термосы и термокружки', 237, true)">
            <text:p>,(257, 'Термосы и термокружки', 237, true)</text:p>
          </table:table-cell>
        </table:table-row>
        <table:table-row table:style-name="ro3">
          <table:table-cell office:value-type="float" office:value="258">
            <text:p>258</text:p>
          </table:table-cell>
          <table:table-cell office:value-type="string">
            <text:p>Посуда для туризма</text:p>
          </table:table-cell>
          <table:table-cell office:value-type="float" office:value="237">
            <text:p>237</text:p>
          </table:table-cell>
          <table:table-cell office:value-type="string">
            <text:p>true</text:p>
          </table:table-cell>
          <table:table-cell table:formula="of:=&quot;,(&quot;&amp;[.A188]&amp;&quot;, '&quot;&amp;[.B188]&amp;&quot;', &quot;&amp;[.C188]&amp;&quot;, &quot;&amp;[.D188]&amp;&quot;)&quot;" office:value-type="string" office:string-value=",(258, 'Посуда для туризма', 237, true)">
            <text:p>,(258, 'Посуда для туризма', 237, true)</text:p>
          </table:table-cell>
        </table:table-row>
        <table:table-row table:style-name="ro3">
          <table:table-cell office:value-type="float" office:value="259">
            <text:p>259</text:p>
          </table:table-cell>
          <table:table-cell office:value-type="string">
            <text:p>Одноразовая посуда и скатерти</text:p>
          </table:table-cell>
          <table:table-cell office:value-type="float" office:value="237">
            <text:p>237</text:p>
          </table:table-cell>
          <table:table-cell office:value-type="string">
            <text:p>true</text:p>
          </table:table-cell>
          <table:table-cell table:formula="of:=&quot;,(&quot;&amp;[.A189]&amp;&quot;, '&quot;&amp;[.B189]&amp;&quot;', &quot;&amp;[.C189]&amp;&quot;, &quot;&amp;[.D189]&amp;&quot;)&quot;" office:value-type="string" office:string-value=",(259, 'Одноразовая посуда и скатерти', 237, true)">
            <text:p>,(259, 'Одноразовая посуда и скатерти', 237, true)</text:p>
          </table:table-cell>
        </table:table-row>
        <table:table-row table:style-name="ro3">
          <table:table-cell office:value-type="float" office:value="260">
            <text:p>260</text:p>
          </table:table-cell>
          <table:table-cell office:value-type="string">
            <text:p>Товары для консервирования</text:p>
          </table:table-cell>
          <table:table-cell office:value-type="float" office:value="237">
            <text:p>237</text:p>
          </table:table-cell>
          <table:table-cell office:value-type="string">
            <text:p>true</text:p>
          </table:table-cell>
          <table:table-cell table:formula="of:=&quot;,(&quot;&amp;[.A190]&amp;&quot;, '&quot;&amp;[.B190]&amp;&quot;', &quot;&amp;[.C190]&amp;&quot;, &quot;&amp;[.D190]&amp;&quot;)&quot;" office:value-type="string" office:string-value=",(260, 'Товары для консервирования', 237, true)">
            <text:p>,(260, 'Товары для консервирования', 237, true)</text:p>
          </table:table-cell>
        </table:table-row>
        <table:table-row table:style-name="ro3">
          <table:table-cell office:value-type="float" office:value="261">
            <text:p>261</text:p>
          </table:table-cell>
          <table:table-cell office:value-type="string">
            <text:p>Ножи и разделочные доски</text:p>
          </table:table-cell>
          <table:table-cell office:value-type="float" office:value="237">
            <text:p>237</text:p>
          </table:table-cell>
          <table:table-cell office:value-type="string">
            <text:p>true</text:p>
          </table:table-cell>
          <table:table-cell table:formula="of:=&quot;,(&quot;&amp;[.A191]&amp;&quot;, '&quot;&amp;[.B191]&amp;&quot;', &quot;&amp;[.C191]&amp;&quot;, &quot;&amp;[.D191]&amp;&quot;)&quot;" office:value-type="string" office:string-value=",(261, 'Ножи и разделочные доски', 237, true)">
            <text:p>,(261, 'Ножи и разделочные доски', 237, true)</text:p>
          </table:table-cell>
        </table:table-row>
        <table:table-row table:style-name="ro3">
          <table:table-cell office:value-type="float" office:value="262">
            <text:p>262</text:p>
          </table:table-cell>
          <table:table-cell office:value-type="string">
            <text:p>Кухонные принадлежности</text:p>
          </table:table-cell>
          <table:table-cell office:value-type="float" office:value="237">
            <text:p>237</text:p>
          </table:table-cell>
          <table:table-cell office:value-type="string">
            <text:p>true</text:p>
          </table:table-cell>
          <table:table-cell table:formula="of:=&quot;,(&quot;&amp;[.A192]&amp;&quot;, '&quot;&amp;[.B192]&amp;&quot;', &quot;&amp;[.C192]&amp;&quot;, &quot;&amp;[.D192]&amp;&quot;)&quot;" office:value-type="string" office:string-value=",(262, 'Кухонные принадлежности', 237, true)">
            <text:p>,(262, 'Кухонные принадлежности', 237, true)</text:p>
          </table:table-cell>
        </table:table-row>
        <table:table-row table:style-name="ro3">
          <table:table-cell office:value-type="float" office:value="263">
            <text:p>263</text:p>
          </table:table-cell>
          <table:table-cell office:value-type="string">
            <text:p>Фильтры для воды</text:p>
          </table:table-cell>
          <table:table-cell office:value-type="float" office:value="237">
            <text:p>237</text:p>
          </table:table-cell>
          <table:table-cell office:value-type="string">
            <text:p>true</text:p>
          </table:table-cell>
          <table:table-cell table:formula="of:=&quot;,(&quot;&amp;[.A193]&amp;&quot;, '&quot;&amp;[.B193]&amp;&quot;', &quot;&amp;[.C193]&amp;&quot;, &quot;&amp;[.D193]&amp;&quot;)&quot;" office:value-type="string" office:string-value=",(263, 'Фильтры для воды', 237, true)">
            <text:p>,(263, 'Фильтры для воды', 237, true)</text:p>
          </table:table-cell>
        </table:table-row>
        <table:table-row table:style-name="ro3">
          <table:table-cell office:value-type="float" office:value="264">
            <text:p>264</text:p>
          </table:table-cell>
          <table:table-cell office:value-type="string">
            <text:p>Декоративная посуда</text:p>
          </table:table-cell>
          <table:table-cell office:value-type="float" office:value="237">
            <text:p>237</text:p>
          </table:table-cell>
          <table:table-cell office:value-type="string">
            <text:p>true</text:p>
          </table:table-cell>
          <table:table-cell table:formula="of:=&quot;,(&quot;&amp;[.A194]&amp;&quot;, '&quot;&amp;[.B194]&amp;&quot;', &quot;&amp;[.C194]&amp;&quot;, &quot;&amp;[.D194]&amp;&quot;)&quot;" office:value-type="string" office:string-value=",(264, 'Декоративная посуда', 237, true)">
            <text:p>,(264, 'Декоративная посуда', 237, true)</text:p>
          </table:table-cell>
        </table:table-row>
        <table:table-row table:style-name="ro3">
          <table:table-cell office:value-type="float" office:value="265">
            <text:p>265</text:p>
          </table:table-cell>
          <table:table-cell office:value-type="string">
            <text:p>Фейерверки и салюты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195]&amp;&quot;, '&quot;&amp;[.B195]&amp;&quot;', &quot;&amp;[.C195]&amp;&quot;, &quot;&amp;[.D195]&amp;&quot;)&quot;" office:value-type="string" office:string-value=",(265, 'Фейерверки и салюты', 238, true)">
            <text:p>,(265, 'Фейерверки и салюты', 238, true)</text:p>
          </table:table-cell>
        </table:table-row>
        <table:table-row table:style-name="ro3">
          <table:table-cell office:value-type="float" office:value="266">
            <text:p>266</text:p>
          </table:table-cell>
          <table:table-cell office:value-type="string">
            <text:p>Ёлки искусственные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196]&amp;&quot;, '&quot;&amp;[.B196]&amp;&quot;', &quot;&amp;[.C196]&amp;&quot;, &quot;&amp;[.D196]&amp;&quot;)&quot;" office:value-type="string" office:string-value=",(266, 'Ёлки искусственные', 238, true)">
            <text:p>,(266, 'Ёлки искусственные', 238, true)</text:p>
          </table:table-cell>
        </table:table-row>
        <table:table-row table:style-name="ro3">
          <table:table-cell office:value-type="float" office:value="267">
            <text:p>267</text:p>
          </table:table-cell>
          <table:table-cell office:value-type="string">
            <text:p>Живые ёлки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197]&amp;&quot;, '&quot;&amp;[.B197]&amp;&quot;', &quot;&amp;[.C197]&amp;&quot;, &quot;&amp;[.D197]&amp;&quot;)&quot;" office:value-type="string" office:string-value=",(267, 'Живые ёлки', 238, true)">
            <text:p>,(267, 'Живые ёлки', 238, true)</text:p>
          </table:table-cell>
        </table:table-row>
        <table:table-row table:style-name="ro3">
          <table:table-cell office:value-type="float" office:value="268">
            <text:p>268</text:p>
          </table:table-cell>
          <table:table-cell office:value-type="string">
            <text:p>Хвойные букеты и композиции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198]&amp;&quot;, '&quot;&amp;[.B198]&amp;&quot;', &quot;&amp;[.C198]&amp;&quot;, &quot;&amp;[.D198]&amp;&quot;)&quot;" office:value-type="string" office:string-value=",(268, 'Хвойные букеты и композиции', 238, true)">
            <text:p>,(268, 'Хвойные букеты и композиции', 238, true)</text:p>
          </table:table-cell>
        </table:table-row>
        <table:table-row table:style-name="ro3">
          <table:table-cell office:value-type="float" office:value="269">
            <text:p>269</text:p>
          </table:table-cell>
          <table:table-cell office:value-type="string">
            <text:p>Ёлочные украшения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199]&amp;&quot;, '&quot;&amp;[.B199]&amp;&quot;', &quot;&amp;[.C199]&amp;&quot;, &quot;&amp;[.D199]&amp;&quot;)&quot;" office:value-type="string" office:string-value=",(269, 'Ёлочные украшения', 238, true)">
            <text:p>,(269, 'Ёлочные украшения', 238, true)</text:p>
          </table:table-cell>
        </table:table-row>
        <table:table-row table:style-name="ro3">
          <table:table-cell office:value-type="float" office:value="270">
            <text:p>270</text:p>
          </table:table-cell>
          <table:table-cell office:value-type="string">
            <text:p>Гирлянды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200]&amp;&quot;, '&quot;&amp;[.B200]&amp;&quot;', &quot;&amp;[.C200]&amp;&quot;, &quot;&amp;[.D200]&amp;&quot;)&quot;" office:value-type="string" office:string-value=",(270, 'Гирлянды', 238, true)">
            <text:p>,(270, 'Гирлянды', 238, true)</text:p>
          </table:table-cell>
        </table:table-row>
        <table:table-row table:style-name="ro3">
          <table:table-cell office:value-type="float" office:value="271">
            <text:p>271</text:p>
          </table:table-cell>
          <table:table-cell office:value-type="string">
            <text:p>Аксессуары для гирлянд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201]&amp;&quot;, '&quot;&amp;[.B201]&amp;&quot;', &quot;&amp;[.C201]&amp;&quot;, &quot;&amp;[.D201]&amp;&quot;)&quot;" office:value-type="string" office:string-value=",(271, 'Аксессуары для гирлянд', 238, true)">
            <text:p>,(271, 'Аксессуары для гирлянд', 238, true)</text:p>
          </table:table-cell>
        </table:table-row>
        <table:table-row table:style-name="ro3">
          <table:table-cell office:value-type="float" office:value="272">
            <text:p>272</text:p>
          </table:table-cell>
          <table:table-cell office:value-type="string">
            <text:p>Хлопушки, конфетти и серпантин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202]&amp;&quot;, '&quot;&amp;[.B202]&amp;&quot;', &quot;&amp;[.C202]&amp;&quot;, &quot;&amp;[.D202]&amp;&quot;)&quot;" office:value-type="string" office:string-value=",(272, 'Хлопушки, конфетти и серпантин', 238, true)">
            <text:p>,(272, 'Хлопушки, конфетти и серпантин', 238, true)</text:p>
          </table:table-cell>
        </table:table-row>
        <table:table-row table:style-name="ro3">
          <table:table-cell office:value-type="float" office:value="273">
            <text:p>273</text:p>
          </table:table-cell>
          <table:table-cell office:value-type="string">
            <text:p>Подарочная упаковка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203]&amp;&quot;, '&quot;&amp;[.B203]&amp;&quot;', &quot;&amp;[.C203]&amp;&quot;, &quot;&amp;[.D203]&amp;&quot;)&quot;" office:value-type="string" office:string-value=",(273, 'Подарочная упаковка', 238, true)">
            <text:p>,(273, 'Подарочная упаковка', 238, true)</text:p>
          </table:table-cell>
        </table:table-row>
        <table:table-row table:style-name="ro3">
          <table:table-cell office:value-type="float" office:value="274">
            <text:p>274</text:p>
          </table:table-cell>
          <table:table-cell office:value-type="string">
            <text:p>Искусственный снег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204]&amp;&quot;, '&quot;&amp;[.B204]&amp;&quot;', &quot;&amp;[.C204]&amp;&quot;, &quot;&amp;[.D204]&amp;&quot;)&quot;" office:value-type="string" office:string-value=",(274, 'Искусственный снег', 238, true)">
            <text:p>,(274, 'Искусственный снег', 238, true)</text:p>
          </table:table-cell>
        </table:table-row>
        <table:table-row table:style-name="ro3">
          <table:table-cell office:value-type="float" office:value="275">
            <text:p>275</text:p>
          </table:table-cell>
          <table:table-cell office:value-type="string">
            <text:p>Подставки для ёлки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205]&amp;&quot;, '&quot;&amp;[.B205]&amp;&quot;', &quot;&amp;[.C205]&amp;&quot;, &quot;&amp;[.D205]&amp;&quot;)&quot;" office:value-type="string" office:string-value=",(275, 'Подставки для ёлки', 238, true)">
            <text:p>,(275, 'Подставки для ёлки', 238, true)</text:p>
          </table:table-cell>
        </table:table-row>
        <table:table-row table:style-name="ro3">
          <table:table-cell office:value-type="float" office:value="276">
            <text:p>276</text:p>
          </table:table-cell>
          <table:table-cell office:value-type="string">
            <text:p>Воздушные шары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206]&amp;&quot;, '&quot;&amp;[.B206]&amp;&quot;', &quot;&amp;[.C206]&amp;&quot;, &quot;&amp;[.D206]&amp;&quot;)&quot;" office:value-type="string" office:string-value=",(276, 'Воздушные шары', 238, true)">
            <text:p>,(276, 'Воздушные шары', 238, true)</text:p>
          </table:table-cell>
        </table:table-row>
        <table:table-row table:style-name="ro3">
          <table:table-cell office:value-type="float" office:value="277">
            <text:p>277</text:p>
          </table:table-cell>
          <table:table-cell office:value-type="string">
            <text:p>Праздничный декор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207]&amp;&quot;, '&quot;&amp;[.B207]&amp;&quot;', &quot;&amp;[.C207]&amp;&quot;, &quot;&amp;[.D207]&amp;&quot;)&quot;" office:value-type="string" office:string-value=",(277, 'Праздничный декор', 238, true)">
            <text:p>,(277, 'Праздничный декор', 238, true)</text:p>
          </table:table-cell>
        </table:table-row>
        <table:table-row table:style-name="ro3">
          <table:table-cell office:value-type="float" office:value="278">
            <text:p>278</text:p>
          </table:table-cell>
          <table:table-cell office:value-type="string">
            <text:p>Открытки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208]&amp;&quot;, '&quot;&amp;[.B208]&amp;&quot;', &quot;&amp;[.C208]&amp;&quot;, &quot;&amp;[.D208]&amp;&quot;)&quot;" office:value-type="string" office:string-value=",(278, 'Открытки', 238, true)">
            <text:p>,(278, 'Открытки', 238, true)</text:p>
          </table:table-cell>
        </table:table-row>
        <table:table-row table:style-name="ro3">
          <table:table-cell office:value-type="float" office:value="279">
            <text:p>279</text:p>
          </table:table-cell>
          <table:table-cell office:value-type="string">
            <text:p>Карнавальные товары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209]&amp;&quot;, '&quot;&amp;[.B209]&amp;&quot;', &quot;&amp;[.C209]&amp;&quot;, &quot;&amp;[.D209]&amp;&quot;)&quot;" office:value-type="string" office:string-value=",(279, 'Карнавальные товары', 238, true)">
            <text:p>,(279, 'Карнавальные товары', 238, true)</text:p>
          </table:table-cell>
        </table:table-row>
        <table:table-row table:style-name="ro3">
          <table:table-cell office:value-type="float" office:value="280">
            <text:p>280</text:p>
          </table:table-cell>
          <table:table-cell office:value-type="string">
            <text:p>Свечи для торта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210]&amp;&quot;, '&quot;&amp;[.B210]&amp;&quot;', &quot;&amp;[.C210]&amp;&quot;, &quot;&amp;[.D210]&amp;&quot;)&quot;" office:value-type="string" office:string-value=",(280, 'Свечи для торта', 238, true)">
            <text:p>,(280, 'Свечи для торта', 238, true)</text:p>
          </table:table-cell>
        </table:table-row>
        <table:table-row table:style-name="ro3">
          <table:table-cell office:value-type="float" office:value="281">
            <text:p>281</text:p>
          </table:table-cell>
          <table:table-cell office:value-type="string">
            <text:p>Топперы для торта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211]&amp;&quot;, '&quot;&amp;[.B211]&amp;&quot;', &quot;&amp;[.C211]&amp;&quot;, &quot;&amp;[.D211]&amp;&quot;)&quot;" office:value-type="string" office:string-value=",(281, 'Топперы для торта', 238, true)">
            <text:p>,(281, 'Топперы для торта', 238, true)</text:p>
          </table:table-cell>
        </table:table-row>
        <table:table-row table:style-name="ro3">
          <table:table-cell office:value-type="float" office:value="282">
            <text:p>282</text:p>
          </table:table-cell>
          <table:table-cell office:value-type="string">
            <text:p>Фотобутафория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212]&amp;&quot;, '&quot;&amp;[.B212]&amp;&quot;', &quot;&amp;[.C212]&amp;&quot;, &quot;&amp;[.D212]&amp;&quot;)&quot;" office:value-type="string" office:string-value=",(282, 'Фотобутафория', 238, true)">
            <text:p>,(282, 'Фотобутафория', 238, true)</text:p>
          </table:table-cell>
        </table:table-row>
        <table:table-row table:style-name="ro3">
          <table:table-cell office:value-type="float" office:value="283">
            <text:p>283</text:p>
          </table:table-cell>
          <table:table-cell office:value-type="string">
            <text:p>Китайские фонарики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213]&amp;&quot;, '&quot;&amp;[.B213]&amp;&quot;', &quot;&amp;[.C213]&amp;&quot;, &quot;&amp;[.D213]&amp;&quot;)&quot;" office:value-type="string" office:string-value=",(283, 'Китайские фонарики', 238, true)">
            <text:p>,(283, 'Китайские фонарики', 238, true)</text:p>
          </table:table-cell>
        </table:table-row>
        <table:table-row table:style-name="ro3">
          <table:table-cell office:value-type="float" office:value="284">
            <text:p>284</text:p>
          </table:table-cell>
          <table:table-cell office:value-type="string">
            <text:p>Краски Холи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214]&amp;&quot;, '&quot;&amp;[.B214]&amp;&quot;', &quot;&amp;[.C214]&amp;&quot;, &quot;&amp;[.D214]&amp;&quot;)&quot;" office:value-type="string" office:string-value=",(284, 'Краски Холи', 238, true)">
            <text:p>,(284, 'Краски Холи', 238, true)</text:p>
          </table:table-cell>
        </table:table-row>
        <table:table-row table:style-name="ro3">
          <table:table-cell office:value-type="float" office:value="285">
            <text:p>285</text:p>
          </table:table-cell>
          <table:table-cell office:value-type="string">
            <text:p>Мыльные пузыри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215]&amp;&quot;, '&quot;&amp;[.B215]&amp;&quot;', &quot;&amp;[.C215]&amp;&quot;, &quot;&amp;[.D215]&amp;&quot;)&quot;" office:value-type="string" office:string-value=",(285, 'Мыльные пузыри', 238, true)">
            <text:p>,(285, 'Мыльные пузыри', 238, true)</text:p>
          </table:table-cell>
        </table:table-row>
        <table:table-row table:style-name="ro3">
          <table:table-cell office:value-type="float" office:value="286">
            <text:p>286</text:p>
          </table:table-cell>
          <table:table-cell office:value-type="string">
            <text:p>Свадебные товары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216]&amp;&quot;, '&quot;&amp;[.B216]&amp;&quot;', &quot;&amp;[.C216]&amp;&quot;, &quot;&amp;[.D216]&amp;&quot;)&quot;" office:value-type="string" office:string-value=",(286, 'Свадебные товары', 238, true)">
            <text:p>,(286, 'Свадебные товары', 238, true)</text:p>
          </table:table-cell>
        </table:table-row>
        <table:table-row table:style-name="ro3">
          <table:table-cell office:value-type="float" office:value="287">
            <text:p>287</text:p>
          </table:table-cell>
          <table:table-cell office:value-type="string">
            <text:p>Украшения на машину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217]&amp;&quot;, '&quot;&amp;[.B217]&amp;&quot;', &quot;&amp;[.C217]&amp;&quot;, &quot;&amp;[.D217]&amp;&quot;)&quot;" office:value-type="string" office:string-value=",(287, 'Украшения на машину', 238, true)">
            <text:p>,(287, 'Украшения на машину', 238, true)</text:p>
          </table:table-cell>
        </table:table-row>
        <table:table-row table:style-name="ro3">
          <table:table-cell office:value-type="float" office:value="288">
            <text:p>288</text:p>
          </table:table-cell>
          <table:table-cell office:value-type="string">
            <text:p>Награды и кубки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218]&amp;&quot;, '&quot;&amp;[.B218]&amp;&quot;', &quot;&amp;[.C218]&amp;&quot;, &quot;&amp;[.D218]&amp;&quot;)&quot;" office:value-type="string" office:string-value=",(288, 'Награды и кубки', 238, true)">
            <text:p>,(288, 'Награды и кубки', 238, true)</text:p>
          </table:table-cell>
        </table:table-row>
        <table:table-row table:style-name="ro3">
          <table:table-cell office:value-type="float" office:value="289">
            <text:p>289</text:p>
          </table:table-cell>
          <table:table-cell office:value-type="string">
            <text:p>Товары к Пасхе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table:formula="of:=&quot;,(&quot;&amp;[.A219]&amp;&quot;, '&quot;&amp;[.B219]&amp;&quot;', &quot;&amp;[.C219]&amp;&quot;, &quot;&amp;[.D219]&amp;&quot;)&quot;" office:value-type="string" office:string-value=",(289, 'Товары к Пасхе', 238, true)">
            <text:p>,(289, 'Товары к Пасхе', 238, true)</text:p>
          </table:table-cell>
        </table:table-row>
        <table:table-row table:style-name="ro3">
          <table:table-cell office:value-type="float" office:value="290">
            <text:p>290</text:p>
          </table:table-cell>
          <table:table-cell office:value-type="string">
            <text:p>Шторы и карнизы</text:p>
          </table:table-cell>
          <table:table-cell office:value-type="float" office:value="239">
            <text:p>239</text:p>
          </table:table-cell>
          <table:table-cell office:value-type="string">
            <text:p>true</text:p>
          </table:table-cell>
          <table:table-cell table:formula="of:=&quot;,(&quot;&amp;[.A220]&amp;&quot;, '&quot;&amp;[.B220]&amp;&quot;', &quot;&amp;[.C220]&amp;&quot;, &quot;&amp;[.D220]&amp;&quot;)&quot;" office:value-type="string" office:string-value=",(290, 'Шторы и карнизы', 239, true)">
            <text:p>,(290, 'Шторы и карнизы', 239, true)</text:p>
          </table:table-cell>
        </table:table-row>
        <table:table-row table:style-name="ro3">
          <table:table-cell office:value-type="float" office:value="291">
            <text:p>291</text:p>
          </table:table-cell>
          <table:table-cell office:value-type="string">
            <text:p>Постельное белье</text:p>
          </table:table-cell>
          <table:table-cell office:value-type="float" office:value="239">
            <text:p>239</text:p>
          </table:table-cell>
          <table:table-cell office:value-type="string">
            <text:p>true</text:p>
          </table:table-cell>
          <table:table-cell table:formula="of:=&quot;,(&quot;&amp;[.A221]&amp;&quot;, '&quot;&amp;[.B221]&amp;&quot;', &quot;&amp;[.C221]&amp;&quot;, &quot;&amp;[.D221]&amp;&quot;)&quot;" office:value-type="string" office:string-value=",(291, 'Постельное белье', 239, true)">
            <text:p>,(291, 'Постельное белье', 239, true)</text:p>
          </table:table-cell>
        </table:table-row>
        <table:table-row table:style-name="ro3">
          <table:table-cell office:value-type="float" office:value="292">
            <text:p>292</text:p>
          </table:table-cell>
          <table:table-cell office:value-type="string">
            <text:p>Одеяла</text:p>
          </table:table-cell>
          <table:table-cell office:value-type="float" office:value="239">
            <text:p>239</text:p>
          </table:table-cell>
          <table:table-cell office:value-type="string">
            <text:p>true</text:p>
          </table:table-cell>
          <table:table-cell table:formula="of:=&quot;,(&quot;&amp;[.A222]&amp;&quot;, '&quot;&amp;[.B222]&amp;&quot;', &quot;&amp;[.C222]&amp;&quot;, &quot;&amp;[.D222]&amp;&quot;)&quot;" office:value-type="string" office:string-value=",(292, 'Одеяла', 239, true)">
            <text:p>,(292, 'Одеяла', 239, true)</text:p>
          </table:table-cell>
        </table:table-row>
        <table:table-row table:style-name="ro3">
          <table:table-cell office:value-type="float" office:value="293">
            <text:p>293</text:p>
          </table:table-cell>
          <table:table-cell office:value-type="string">
            <text:p>Подушки</text:p>
          </table:table-cell>
          <table:table-cell office:value-type="float" office:value="239">
            <text:p>239</text:p>
          </table:table-cell>
          <table:table-cell office:value-type="string">
            <text:p>true</text:p>
          </table:table-cell>
          <table:table-cell table:formula="of:=&quot;,(&quot;&amp;[.A223]&amp;&quot;, '&quot;&amp;[.B223]&amp;&quot;', &quot;&amp;[.C223]&amp;&quot;, &quot;&amp;[.D223]&amp;&quot;)&quot;" office:value-type="string" office:string-value=",(293, 'Подушки', 239, true)">
            <text:p>,(293, 'Подушки', 239, true)</text:p>
          </table:table-cell>
        </table:table-row>
        <table:table-row table:style-name="ro3">
          <table:table-cell office:value-type="float" office:value="294">
            <text:p>294</text:p>
          </table:table-cell>
          <table:table-cell office:value-type="string">
            <text:p>Пледы и покрывала</text:p>
          </table:table-cell>
          <table:table-cell office:value-type="float" office:value="239">
            <text:p>239</text:p>
          </table:table-cell>
          <table:table-cell office:value-type="string">
            <text:p>true</text:p>
          </table:table-cell>
          <table:table-cell table:formula="of:=&quot;,(&quot;&amp;[.A224]&amp;&quot;, '&quot;&amp;[.B224]&amp;&quot;', &quot;&amp;[.C224]&amp;&quot;, &quot;&amp;[.D224]&amp;&quot;)&quot;" office:value-type="string" office:string-value=",(294, 'Пледы и покрывала', 239, true)">
            <text:p>,(294, 'Пледы и покрывала', 239, true)</text:p>
          </table:table-cell>
        </table:table-row>
        <table:table-row table:style-name="ro3">
          <table:table-cell office:value-type="float" office:value="295">
            <text:p>295</text:p>
          </table:table-cell>
          <table:table-cell office:value-type="string">
            <text:p>Полотенца</text:p>
          </table:table-cell>
          <table:table-cell office:value-type="float" office:value="239">
            <text:p>239</text:p>
          </table:table-cell>
          <table:table-cell office:value-type="string">
            <text:p>true</text:p>
          </table:table-cell>
          <table:table-cell table:formula="of:=&quot;,(&quot;&amp;[.A225]&amp;&quot;, '&quot;&amp;[.B225]&amp;&quot;', &quot;&amp;[.C225]&amp;&quot;, &quot;&amp;[.D225]&amp;&quot;)&quot;" office:value-type="string" office:string-value=",(295, 'Полотенца', 239, true)">
            <text:p>,(295, 'Полотенца', 239, true)</text:p>
          </table:table-cell>
        </table:table-row>
        <table:table-row table:style-name="ro3">
          <table:table-cell office:value-type="float" office:value="296">
            <text:p>296</text:p>
          </table:table-cell>
          <table:table-cell office:value-type="string">
            <text:p>Кухонный текстиль</text:p>
          </table:table-cell>
          <table:table-cell office:value-type="float" office:value="239">
            <text:p>239</text:p>
          </table:table-cell>
          <table:table-cell office:value-type="string">
            <text:p>true</text:p>
          </table:table-cell>
          <table:table-cell table:formula="of:=&quot;,(&quot;&amp;[.A226]&amp;&quot;, '&quot;&amp;[.B226]&amp;&quot;', &quot;&amp;[.C226]&amp;&quot;, &quot;&amp;[.D226]&amp;&quot;)&quot;" office:value-type="string" office:string-value=",(296, 'Кухонный текстиль', 239, true)">
            <text:p>,(296, 'Кухонный текстиль', 239, true)</text:p>
          </table:table-cell>
        </table:table-row>
        <table:table-row table:style-name="ro3">
          <table:table-cell office:value-type="float" office:value="297">
            <text:p>297</text:p>
          </table:table-cell>
          <table:table-cell office:value-type="string">
            <text:p>Наматрасники и чехлы для матрасов</text:p>
          </table:table-cell>
          <table:table-cell office:value-type="float" office:value="239">
            <text:p>239</text:p>
          </table:table-cell>
          <table:table-cell office:value-type="string">
            <text:p>true</text:p>
          </table:table-cell>
          <table:table-cell table:formula="of:=&quot;,(&quot;&amp;[.A227]&amp;&quot;, '&quot;&amp;[.B227]&amp;&quot;', &quot;&amp;[.C227]&amp;&quot;, &quot;&amp;[.D227]&amp;&quot;)&quot;" office:value-type="string" office:string-value=",(297, 'Наматрасники и чехлы для матрасов', 239, true)">
            <text:p>,(297, 'Наматрасники и чехлы для матрасов', 239, true)</text:p>
          </table:table-cell>
        </table:table-row>
        <table:table-row table:style-name="ro3">
          <table:table-cell office:value-type="float" office:value="298">
            <text:p>298</text:p>
          </table:table-cell>
          <table:table-cell office:value-type="string">
            <text:p>Текстиль с электроподогревом</text:p>
          </table:table-cell>
          <table:table-cell office:value-type="float" office:value="239">
            <text:p>239</text:p>
          </table:table-cell>
          <table:table-cell office:value-type="string">
            <text:p>true</text:p>
          </table:table-cell>
          <table:table-cell table:formula="of:=&quot;,(&quot;&amp;[.A228]&amp;&quot;, '&quot;&amp;[.B228]&amp;&quot;', &quot;&amp;[.C228]&amp;&quot;, &quot;&amp;[.D228]&amp;&quot;)&quot;" office:value-type="string" office:string-value=",(298, 'Текстиль с электроподогревом', 239, true)">
            <text:p>,(298, 'Текстиль с электроподогревом', 239, true)</text:p>
          </table:table-cell>
        </table:table-row>
        <table:table-row table:style-name="ro3">
          <table:table-cell office:value-type="float" office:value="299">
            <text:p>299</text:p>
          </table:table-cell>
          <table:table-cell office:value-type="string">
            <text:p>Чехлы для мебели</text:p>
          </table:table-cell>
          <table:table-cell office:value-type="float" office:value="239">
            <text:p>239</text:p>
          </table:table-cell>
          <table:table-cell office:value-type="string">
            <text:p>true</text:p>
          </table:table-cell>
          <table:table-cell table:formula="of:=&quot;,(&quot;&amp;[.A229]&amp;&quot;, '&quot;&amp;[.B229]&amp;&quot;', &quot;&amp;[.C229]&amp;&quot;, &quot;&amp;[.D229]&amp;&quot;)&quot;" office:value-type="string" office:string-value=",(299, 'Чехлы для мебели', 239, true)">
            <text:p>,(299, 'Чехлы для мебели', 239, true)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office:value-type="string">
            <text:p>Ковры и ковровые дорожки</text:p>
          </table:table-cell>
          <table:table-cell office:value-type="float" office:value="239">
            <text:p>239</text:p>
          </table:table-cell>
          <table:table-cell office:value-type="string">
            <text:p>true</text:p>
          </table:table-cell>
          <table:table-cell table:formula="of:=&quot;,(&quot;&amp;[.A230]&amp;&quot;, '&quot;&amp;[.B230]&amp;&quot;', &quot;&amp;[.C230]&amp;&quot;, &quot;&amp;[.D230]&amp;&quot;)&quot;" office:value-type="string" office:string-value=",(300, 'Ковры и ковровые дорожки', 239, true)">
            <text:p>,(300, 'Ковры и ковровые дорожки', 239, true)</text:p>
          </table:table-cell>
        </table:table-row>
        <table:table-row table:style-name="ro3">
          <table:table-cell office:value-type="float" office:value="301">
            <text:p>301</text:p>
          </table:table-cell>
          <table:table-cell office:value-type="string">
            <text:p>Ткани</text:p>
          </table:table-cell>
          <table:table-cell office:value-type="float" office:value="239">
            <text:p>239</text:p>
          </table:table-cell>
          <table:table-cell office:value-type="string">
            <text:p>true</text:p>
          </table:table-cell>
          <table:table-cell table:formula="of:=&quot;,(&quot;&amp;[.A231]&amp;&quot;, '&quot;&amp;[.B231]&amp;&quot;', &quot;&amp;[.C231]&amp;&quot;, &quot;&amp;[.D231]&amp;&quot;)&quot;" office:value-type="string" office:string-value=",(301, 'Ткани', 239, true)">
            <text:p>,(301, 'Ткани', 239, true)</text:p>
          </table:table-cell>
        </table:table-row>
        <table:table-row table:style-name="ro3">
          <table:table-cell office:value-type="float" office:value="302">
            <text:p>302</text:p>
          </table:table-cell>
          <table:table-cell office:value-type="string">
            <text:p>Текстиль авторский</text:p>
          </table:table-cell>
          <table:table-cell office:value-type="float" office:value="239">
            <text:p>239</text:p>
          </table:table-cell>
          <table:table-cell office:value-type="string">
            <text:p>true</text:p>
          </table:table-cell>
          <table:table-cell table:formula="of:=&quot;,(&quot;&amp;[.A232]&amp;&quot;, '&quot;&amp;[.B232]&amp;&quot;', &quot;&amp;[.C232]&amp;&quot;, &quot;&amp;[.D232]&amp;&quot;)&quot;" office:value-type="string" office:string-value=",(302, 'Текстиль авторский', 239, true)">
            <text:p>,(302, 'Текстиль авторский', 239, true)</text:p>
          </table:table-cell>
        </table:table-row>
        <table:table-row table:style-name="ro3">
          <table:table-cell office:value-type="float" office:value="303">
            <text:p>303</text:p>
          </table:table-cell>
          <table:table-cell office:value-type="string">
            <text:p>Фоторамки и фотоальбомы</text:p>
          </table:table-cell>
          <table:table-cell office:value-type="float" office:value="240">
            <text:p>240</text:p>
          </table:table-cell>
          <table:table-cell office:value-type="string">
            <text:p>true</text:p>
          </table:table-cell>
          <table:table-cell table:formula="of:=&quot;,(&quot;&amp;[.A233]&amp;&quot;, '&quot;&amp;[.B233]&amp;&quot;', &quot;&amp;[.C233]&amp;&quot;, &quot;&amp;[.D233]&amp;&quot;)&quot;" office:value-type="string" office:string-value=",(303, 'Фоторамки и фотоальбомы', 240, true)">
            <text:p>,(303, 'Фоторамки и фотоальбомы', 240, true)</text:p>
          </table:table-cell>
        </table:table-row>
        <table:table-row table:style-name="ro3">
          <table:table-cell office:value-type="float" office:value="304">
            <text:p>304</text:p>
          </table:table-cell>
          <table:table-cell office:value-type="string">
            <text:p>Ароматы для дома</text:p>
          </table:table-cell>
          <table:table-cell office:value-type="float" office:value="240">
            <text:p>240</text:p>
          </table:table-cell>
          <table:table-cell office:value-type="string">
            <text:p>true</text:p>
          </table:table-cell>
          <table:table-cell table:formula="of:=&quot;,(&quot;&amp;[.A234]&amp;&quot;, '&quot;&amp;[.B234]&amp;&quot;', &quot;&amp;[.C234]&amp;&quot;, &quot;&amp;[.D234]&amp;&quot;)&quot;" office:value-type="string" office:string-value=",(304, 'Ароматы для дома', 240, true)">
            <text:p>,(304, 'Ароматы для дома', 240, true)</text:p>
          </table:table-cell>
        </table:table-row>
        <table:table-row table:style-name="ro3">
          <table:table-cell office:value-type="float" office:value="305">
            <text:p>305</text:p>
          </table:table-cell>
          <table:table-cell office:value-type="string">
            <text:p>Оформление интерьера</text:p>
          </table:table-cell>
          <table:table-cell office:value-type="float" office:value="240">
            <text:p>240</text:p>
          </table:table-cell>
          <table:table-cell office:value-type="string">
            <text:p>true</text:p>
          </table:table-cell>
          <table:table-cell table:formula="of:=&quot;,(&quot;&amp;[.A235]&amp;&quot;, '&quot;&amp;[.B235]&amp;&quot;', &quot;&amp;[.C235]&amp;&quot;, &quot;&amp;[.D235]&amp;&quot;)&quot;" office:value-type="string" office:string-value=",(305, 'Оформление интерьера', 240, true)">
            <text:p>,(305, 'Оформление интерьера', 240, true)</text:p>
          </table:table-cell>
        </table:table-row>
        <table:table-row table:style-name="ro3">
          <table:table-cell office:value-type="float" office:value="306">
            <text:p>306</text:p>
          </table:table-cell>
          <table:table-cell office:value-type="string">
            <text:p>Держатели, подставки и подносы</text:p>
          </table:table-cell>
          <table:table-cell office:value-type="float" office:value="240">
            <text:p>240</text:p>
          </table:table-cell>
          <table:table-cell office:value-type="string">
            <text:p>true</text:p>
          </table:table-cell>
          <table:table-cell table:formula="of:=&quot;,(&quot;&amp;[.A236]&amp;&quot;, '&quot;&amp;[.B236]&amp;&quot;', &quot;&amp;[.C236]&amp;&quot;, &quot;&amp;[.D236]&amp;&quot;)&quot;" office:value-type="string" office:string-value=",(306, 'Держатели, подставки и подносы', 240, true)">
            <text:p>,(306, 'Держатели, подставки и подносы', 240, true)</text:p>
          </table:table-cell>
        </table:table-row>
        <table:table-row table:style-name="ro3">
          <table:table-cell office:value-type="float" office:value="307">
            <text:p>307</text:p>
          </table:table-cell>
          <table:table-cell office:value-type="string">
            <text:p>Зеркала</text:p>
          </table:table-cell>
          <table:table-cell office:value-type="float" office:value="240">
            <text:p>240</text:p>
          </table:table-cell>
          <table:table-cell office:value-type="string">
            <text:p>true</text:p>
          </table:table-cell>
          <table:table-cell table:formula="of:=&quot;,(&quot;&amp;[.A237]&amp;&quot;, '&quot;&amp;[.B237]&amp;&quot;', &quot;&amp;[.C237]&amp;&quot;, &quot;&amp;[.D237]&amp;&quot;)&quot;" office:value-type="string" office:string-value=",(307, 'Зеркала', 240, true)">
            <text:p>,(307, 'Зеркала', 240, true)</text:p>
          </table:table-cell>
        </table:table-row>
        <table:table-row table:style-name="ro3">
          <table:table-cell office:value-type="float" office:value="308">
            <text:p>308</text:p>
          </table:table-cell>
          <table:table-cell office:value-type="string">
            <text:p>Картины и панно</text:p>
          </table:table-cell>
          <table:table-cell office:value-type="float" office:value="240">
            <text:p>240</text:p>
          </table:table-cell>
          <table:table-cell office:value-type="string">
            <text:p>true</text:p>
          </table:table-cell>
          <table:table-cell table:formula="of:=&quot;,(&quot;&amp;[.A238]&amp;&quot;, '&quot;&amp;[.B238]&amp;&quot;', &quot;&amp;[.C238]&amp;&quot;, &quot;&amp;[.D238]&amp;&quot;)&quot;" office:value-type="string" office:string-value=",(308, 'Картины и панно', 240, true)">
            <text:p>,(308, 'Картины и панно', 240, true)</text:p>
          </table:table-cell>
        </table:table-row>
        <table:table-row table:style-name="ro3">
          <table:table-cell office:value-type="float" office:value="309">
            <text:p>309</text:p>
          </table:table-cell>
          <table:table-cell office:value-type="string">
            <text:p>Ковры и ковровые дорожки</text:p>
          </table:table-cell>
          <table:table-cell office:value-type="float" office:value="240">
            <text:p>240</text:p>
          </table:table-cell>
          <table:table-cell office:value-type="string">
            <text:p>true</text:p>
          </table:table-cell>
          <table:table-cell table:formula="of:=&quot;,(&quot;&amp;[.A239]&amp;&quot;, '&quot;&amp;[.B239]&amp;&quot;', &quot;&amp;[.C239]&amp;&quot;, &quot;&amp;[.D239]&amp;&quot;)&quot;" office:value-type="string" office:string-value=",(309, 'Ковры и ковровые дорожки', 240, true)">
            <text:p>,(309, 'Ковры и ковровые дорожки', 240, true)</text:p>
          </table:table-cell>
        </table:table-row>
        <table:table-row table:style-name="ro3">
          <table:table-cell office:value-type="float" office:value="310">
            <text:p>310</text:p>
          </table:table-cell>
          <table:table-cell office:value-type="string">
            <text:p>Копилки</text:p>
          </table:table-cell>
          <table:table-cell office:value-type="float" office:value="240">
            <text:p>240</text:p>
          </table:table-cell>
          <table:table-cell office:value-type="string">
            <text:p>true</text:p>
          </table:table-cell>
          <table:table-cell table:formula="of:=&quot;,(&quot;&amp;[.A240]&amp;&quot;, '&quot;&amp;[.B240]&amp;&quot;', &quot;&amp;[.C240]&amp;&quot;, &quot;&amp;[.D240]&amp;&quot;)&quot;" office:value-type="string" office:string-value=",(310, 'Копилки', 240, true)">
            <text:p>,(310, 'Копилки', 240, true)</text:p>
          </table:table-cell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Свечи и подсвечники</text:p>
          </table:table-cell>
          <table:table-cell office:value-type="float" office:value="240">
            <text:p>240</text:p>
          </table:table-cell>
          <table:table-cell office:value-type="string">
            <text:p>true</text:p>
          </table:table-cell>
          <table:table-cell table:formula="of:=&quot;,(&quot;&amp;[.A241]&amp;&quot;, '&quot;&amp;[.B241]&amp;&quot;', &quot;&amp;[.C241]&amp;&quot;, &quot;&amp;[.D241]&amp;&quot;)&quot;" office:value-type="string" office:string-value=",(311, 'Свечи и подсвечники', 240, true)">
            <text:p>,(311, 'Свечи и подсвечники', 240, true)</text:p>
          </table:table-cell>
        </table:table-row>
        <table:table-row table:style-name="ro3">
          <table:table-cell office:value-type="float" office:value="312">
            <text:p>312</text:p>
          </table:table-cell>
          <table:table-cell office:value-type="string">
            <text:p>Сувениры и подарки</text:p>
          </table:table-cell>
          <table:table-cell office:value-type="float" office:value="240">
            <text:p>240</text:p>
          </table:table-cell>
          <table:table-cell office:value-type="string">
            <text:p>true</text:p>
          </table:table-cell>
          <table:table-cell table:formula="of:=&quot;,(&quot;&amp;[.A242]&amp;&quot;, '&quot;&amp;[.B242]&amp;&quot;', &quot;&amp;[.C242]&amp;&quot;, &quot;&amp;[.D242]&amp;&quot;)&quot;" office:value-type="string" office:string-value=",(312, 'Сувениры и подарки', 240, true)">
            <text:p>,(312, 'Сувениры и подарки', 240, true)</text:p>
          </table:table-cell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Таблички и крепления</text:p>
          </table:table-cell>
          <table:table-cell office:value-type="float" office:value="240">
            <text:p>240</text:p>
          </table:table-cell>
          <table:table-cell office:value-type="string">
            <text:p>true</text:p>
          </table:table-cell>
          <table:table-cell table:formula="of:=&quot;,(&quot;&amp;[.A243]&amp;&quot;, '&quot;&amp;[.B243]&amp;&quot;', &quot;&amp;[.C243]&amp;&quot;, &quot;&amp;[.D243]&amp;&quot;)&quot;" office:value-type="string" office:string-value=",(313, 'Таблички и крепления', 240, true)">
            <text:p>,(313, 'Таблички и крепления', 240, true)</text:p>
          </table:table-cell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Часы и метеостанции</text:p>
          </table:table-cell>
          <table:table-cell office:value-type="float" office:value="240">
            <text:p>240</text:p>
          </table:table-cell>
          <table:table-cell office:value-type="string">
            <text:p>true</text:p>
          </table:table-cell>
          <table:table-cell table:formula="of:=&quot;,(&quot;&amp;[.A244]&amp;&quot;, '&quot;&amp;[.B244]&amp;&quot;', &quot;&amp;[.C244]&amp;&quot;, &quot;&amp;[.D244]&amp;&quot;)&quot;" office:value-type="string" office:string-value=",(314, 'Часы и метеостанции', 240, true)">
            <text:p>,(314, 'Часы и метеостанции', 240, true)</text:p>
          </table:table-cell>
        </table:table-row>
        <table:table-row table:style-name="ro3">
          <table:table-cell office:value-type="float" office:value="315">
            <text:p>315</text:p>
          </table:table-cell>
          <table:table-cell office:value-type="string">
            <text:p>Изделия декора из драгоценных металлов</text:p>
          </table:table-cell>
          <table:table-cell office:value-type="float" office:value="240">
            <text:p>240</text:p>
          </table:table-cell>
          <table:table-cell office:value-type="string">
            <text:p>true</text:p>
          </table:table-cell>
          <table:table-cell table:formula="of:=&quot;,(&quot;&amp;[.A245]&amp;&quot;, '&quot;&amp;[.B245]&amp;&quot;', &quot;&amp;[.C245]&amp;&quot;, &quot;&amp;[.D245]&amp;&quot;)&quot;" office:value-type="string" office:string-value=",(315, 'Изделия декора из драгоценных металлов', 240, true)">
            <text:p>,(315, 'Изделия декора из драгоценных металлов', 240, true)</text:p>
          </table:table-cell>
        </table:table-row>
        <table:table-row table:style-name="ro3">
          <table:table-cell office:value-type="float" office:value="316">
            <text:p>316</text:p>
          </table:table-cell>
          <table:table-cell office:value-type="string">
            <text:p>Комплекты штор и портьер</text:p>
          </table:table-cell>
          <table:table-cell office:value-type="float" office:value="240">
            <text:p>240</text:p>
          </table:table-cell>
          <table:table-cell office:value-type="string">
            <text:p>true</text:p>
          </table:table-cell>
          <table:table-cell table:formula="of:=&quot;,(&quot;&amp;[.A246]&amp;&quot;, '&quot;&amp;[.B246]&amp;&quot;', &quot;&amp;[.C246]&amp;&quot;, &quot;&amp;[.D246]&amp;&quot;)&quot;" office:value-type="string" office:string-value=",(316, 'Комплекты штор и портьер', 240, true)">
            <text:p>,(316, 'Комплекты штор и портьер', 240, true)</text:p>
          </table:table-cell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Инвентарь для уборки</text:p>
          </table:table-cell>
          <table:table-cell office:value-type="float" office:value="241">
            <text:p>241</text:p>
          </table:table-cell>
          <table:table-cell office:value-type="string">
            <text:p>true</text:p>
          </table:table-cell>
          <table:table-cell table:formula="of:=&quot;,(&quot;&amp;[.A247]&amp;&quot;, '&quot;&amp;[.B247]&amp;&quot;', &quot;&amp;[.C247]&amp;&quot;, &quot;&amp;[.D247]&amp;&quot;)&quot;" office:value-type="string" office:string-value=",(317, 'Инвентарь для уборки', 241, true)">
            <text:p>,(317, 'Инвентарь для уборки', 241, true)</text:p>
          </table:table-cell>
        </table:table-row>
        <table:table-row table:style-name="ro3">
          <table:table-cell office:value-type="float" office:value="318">
            <text:p>318</text:p>
          </table:table-cell>
          <table:table-cell office:value-type="string">
            <text:p>Мусорные ведра и баки</text:p>
          </table:table-cell>
          <table:table-cell office:value-type="float" office:value="241">
            <text:p>241</text:p>
          </table:table-cell>
          <table:table-cell office:value-type="string">
            <text:p>true</text:p>
          </table:table-cell>
          <table:table-cell table:formula="of:=&quot;,(&quot;&amp;[.A248]&amp;&quot;, '&quot;&amp;[.B248]&amp;&quot;', &quot;&amp;[.C248]&amp;&quot;, &quot;&amp;[.D248]&amp;&quot;)&quot;" office:value-type="string" office:string-value=",(318, 'Мусорные ведра и баки', 241, true)">
            <text:p>,(318, 'Мусорные ведра и баки', 241, true)</text:p>
          </table:table-cell>
        </table:table-row>
        <table:table-row table:style-name="ro3">
          <table:table-cell office:value-type="float" office:value="319">
            <text:p>319</text:p>
          </table:table-cell>
          <table:table-cell office:value-type="string">
            <text:p>Аксессуары для стирки</text:p>
          </table:table-cell>
          <table:table-cell office:value-type="float" office:value="241">
            <text:p>241</text:p>
          </table:table-cell>
          <table:table-cell office:value-type="string">
            <text:p>true</text:p>
          </table:table-cell>
          <table:table-cell table:formula="of:=&quot;,(&quot;&amp;[.A249]&amp;&quot;, '&quot;&amp;[.B249]&amp;&quot;', &quot;&amp;[.C249]&amp;&quot;, &quot;&amp;[.D249]&amp;&quot;)&quot;" office:value-type="string" office:string-value=",(319, 'Аксессуары для стирки', 241, true)">
            <text:p>,(319, 'Аксессуары для стирки', 241, true)</text:p>
          </table:table-cell>
        </table:table-row>
        <table:table-row table:style-name="ro3">
          <table:table-cell office:value-type="float" office:value="320">
            <text:p>320</text:p>
          </table:table-cell>
          <table:table-cell office:value-type="string">
            <text:p>Уход за одеждой и обувью</text:p>
          </table:table-cell>
          <table:table-cell office:value-type="float" office:value="241">
            <text:p>241</text:p>
          </table:table-cell>
          <table:table-cell office:value-type="string">
            <text:p>true</text:p>
          </table:table-cell>
          <table:table-cell table:formula="of:=&quot;,(&quot;&amp;[.A250]&amp;&quot;, '&quot;&amp;[.B250]&amp;&quot;', &quot;&amp;[.C250]&amp;&quot;, &quot;&amp;[.D250]&amp;&quot;)&quot;" office:value-type="string" office:string-value=",(320, 'Уход за одеждой и обувью', 241, true)">
            <text:p>,(320, 'Уход за одеждой и обувью', 241, true)</text:p>
          </table:table-cell>
        </table:table-row>
        <table:table-row table:style-name="ro3">
          <table:table-cell office:value-type="float" office:value="321">
            <text:p>321</text:p>
          </table:table-cell>
          <table:table-cell office:value-type="string">
            <text:p>Аксессуары для ванной</text:p>
          </table:table-cell>
          <table:table-cell office:value-type="float" office:value="241">
            <text:p>241</text:p>
          </table:table-cell>
          <table:table-cell office:value-type="string">
            <text:p>true</text:p>
          </table:table-cell>
          <table:table-cell table:formula="of:=&quot;,(&quot;&amp;[.A251]&amp;&quot;, '&quot;&amp;[.B251]&amp;&quot;', &quot;&amp;[.C251]&amp;&quot;, &quot;&amp;[.D251]&amp;&quot;)&quot;" office:value-type="string" office:string-value=",(321, 'Аксессуары для ванной', 241, true)">
            <text:p>,(321, 'Аксессуары для ванной', 241, true)</text:p>
          </table:table-cell>
        </table:table-row>
        <table:table-row table:style-name="ro3">
          <table:table-cell office:value-type="float" office:value="322">
            <text:p>322</text:p>
          </table:table-cell>
          <table:table-cell office:value-type="string">
            <text:p>Безмены</text:p>
          </table:table-cell>
          <table:table-cell office:value-type="float" office:value="241">
            <text:p>241</text:p>
          </table:table-cell>
          <table:table-cell office:value-type="string">
            <text:p>true</text:p>
          </table:table-cell>
          <table:table-cell table:formula="of:=&quot;,(&quot;&amp;[.A252]&amp;&quot;, '&quot;&amp;[.B252]&amp;&quot;', &quot;&amp;[.C252]&amp;&quot;, &quot;&amp;[.D252]&amp;&quot;)&quot;" office:value-type="string" office:string-value=",(322, 'Безмены', 241, true)">
            <text:p>,(322, 'Безмены', 241, true)</text:p>
          </table:table-cell>
        </table:table-row>
        <table:table-row table:style-name="ro3">
          <table:table-cell office:value-type="float" office:value="323">
            <text:p>323</text:p>
          </table:table-cell>
          <table:table-cell office:value-type="string">
            <text:p>Сумки хозяйственные</text:p>
          </table:table-cell>
          <table:table-cell office:value-type="float" office:value="241">
            <text:p>241</text:p>
          </table:table-cell>
          <table:table-cell office:value-type="string">
            <text:p>true</text:p>
          </table:table-cell>
          <table:table-cell table:formula="of:=&quot;,(&quot;&amp;[.A253]&amp;&quot;, '&quot;&amp;[.B253]&amp;&quot;', &quot;&amp;[.C253]&amp;&quot;, &quot;&amp;[.D253]&amp;&quot;)&quot;" office:value-type="string" office:string-value=",(323, 'Сумки хозяйственные', 241, true)">
            <text:p>,(323, 'Сумки хозяйственные', 241, true)</text:p>
          </table:table-cell>
        </table:table-row>
        <table:table-row table:style-name="ro3">
          <table:table-cell office:value-type="float" office:value="324">
            <text:p>324</text:p>
          </table:table-cell>
          <table:table-cell office:value-type="string">
            <text:p>Сумки-тележки</text:p>
          </table:table-cell>
          <table:table-cell office:value-type="float" office:value="241">
            <text:p>241</text:p>
          </table:table-cell>
          <table:table-cell office:value-type="string">
            <text:p>true</text:p>
          </table:table-cell>
          <table:table-cell table:formula="of:=&quot;,(&quot;&amp;[.A254]&amp;&quot;, '&quot;&amp;[.B254]&amp;&quot;', &quot;&amp;[.C254]&amp;&quot;, &quot;&amp;[.D254]&amp;&quot;)&quot;" office:value-type="string" office:string-value=",(324, 'Сумки-тележки', 241, true)">
            <text:p>,(324, 'Сумки-тележки', 241, true)</text:p>
          </table:table-cell>
        </table:table-row>
        <table:table-row table:style-name="ro3">
          <table:table-cell office:value-type="float" office:value="325">
            <text:p>325</text:p>
          </table:table-cell>
          <table:table-cell office:value-type="string">
            <text:p>Лестницы</text:p>
          </table:table-cell>
          <table:table-cell office:value-type="float" office:value="241">
            <text:p>241</text:p>
          </table:table-cell>
          <table:table-cell office:value-type="string">
            <text:p>true</text:p>
          </table:table-cell>
          <table:table-cell table:formula="of:=&quot;,(&quot;&amp;[.A255]&amp;&quot;, '&quot;&amp;[.B255]&amp;&quot;', &quot;&amp;[.C255]&amp;&quot;, &quot;&amp;[.D255]&amp;&quot;)&quot;" office:value-type="string" office:string-value=",(325, 'Лестницы', 241, true)">
            <text:p>,(325, 'Лестницы', 241, true)</text:p>
          </table:table-cell>
        </table:table-row>
        <table:table-row table:style-name="ro3">
          <table:table-cell office:value-type="float" office:value="326">
            <text:p>326</text:p>
          </table:table-cell>
          <table:table-cell office:value-type="string">
            <text:p>Упаковка и переезд</text:p>
          </table:table-cell>
          <table:table-cell office:value-type="float" office:value="241">
            <text:p>241</text:p>
          </table:table-cell>
          <table:table-cell office:value-type="string">
            <text:p>true</text:p>
          </table:table-cell>
          <table:table-cell table:formula="of:=&quot;,(&quot;&amp;[.A256]&amp;&quot;, '&quot;&amp;[.B256]&amp;&quot;', &quot;&amp;[.C256]&amp;&quot;, &quot;&amp;[.D256]&amp;&quot;)&quot;" office:value-type="string" office:string-value=",(326, 'Упаковка и переезд', 241, true)">
            <text:p>,(326, 'Упаковка и переезд', 241, true)</text:p>
          </table:table-cell>
        </table:table-row>
        <table:table-row table:style-name="ro3">
          <table:table-cell office:value-type="float" office:value="327">
            <text:p>327</text:p>
          </table:table-cell>
          <table:table-cell office:value-type="string">
            <text:p>Отдых и пикник</text:p>
          </table:table-cell>
          <table:table-cell office:value-type="float" office:value="242">
            <text:p>242</text:p>
          </table:table-cell>
          <table:table-cell office:value-type="string">
            <text:p>true</text:p>
          </table:table-cell>
          <table:table-cell table:formula="of:=&quot;,(&quot;&amp;[.A257]&amp;&quot;, '&quot;&amp;[.B257]&amp;&quot;', &quot;&amp;[.C257]&amp;&quot;, &quot;&amp;[.D257]&amp;&quot;)&quot;" office:value-type="string" office:string-value=",(327, 'Отдых и пикник', 242, true)">
            <text:p>,(327, 'Отдых и пикник', 242, true)</text:p>
          </table:table-cell>
        </table:table-row>
        <table:table-row table:style-name="ro3">
          <table:table-cell office:value-type="float" office:value="328">
            <text:p>328</text:p>
          </table:table-cell>
          <table:table-cell office:value-type="string">
            <text:p>Садовая мебель</text:p>
          </table:table-cell>
          <table:table-cell office:value-type="float" office:value="242">
            <text:p>242</text:p>
          </table:table-cell>
          <table:table-cell office:value-type="string">
            <text:p>true</text:p>
          </table:table-cell>
          <table:table-cell table:formula="of:=&quot;,(&quot;&amp;[.A258]&amp;&quot;, '&quot;&amp;[.B258]&amp;&quot;', &quot;&amp;[.C258]&amp;&quot;, &quot;&amp;[.D258]&amp;&quot;)&quot;" office:value-type="string" office:string-value=",(328, 'Садовая мебель', 242, true)">
            <text:p>,(328, 'Садовая мебель', 242, true)</text:p>
          </table:table-cell>
        </table:table-row>
        <table:table-row table:style-name="ro3">
          <table:table-cell office:value-type="float" office:value="329">
            <text:p>329</text:p>
          </table:table-cell>
          <table:table-cell office:value-type="string">
            <text:p>Садовый инструмент</text:p>
          </table:table-cell>
          <table:table-cell office:value-type="float" office:value="242">
            <text:p>242</text:p>
          </table:table-cell>
          <table:table-cell office:value-type="string">
            <text:p>true</text:p>
          </table:table-cell>
          <table:table-cell table:formula="of:=&quot;,(&quot;&amp;[.A259]&amp;&quot;, '&quot;&amp;[.B259]&amp;&quot;', &quot;&amp;[.C259]&amp;&quot;, &quot;&amp;[.D259]&amp;&quot;)&quot;" office:value-type="string" office:string-value=",(329, 'Садовый инструмент', 242, true)">
            <text:p>,(329, 'Садовый инструмент', 242, true)</text:p>
          </table:table-cell>
        </table:table-row>
        <table:table-row table:style-name="ro3">
          <table:table-cell office:value-type="float" office:value="330">
            <text:p>330</text:p>
          </table:table-cell>
          <table:table-cell office:value-type="string">
            <text:p>Садовая техника</text:p>
          </table:table-cell>
          <table:table-cell office:value-type="float" office:value="242">
            <text:p>242</text:p>
          </table:table-cell>
          <table:table-cell office:value-type="string">
            <text:p>true</text:p>
          </table:table-cell>
          <table:table-cell table:formula="of:=&quot;,(&quot;&amp;[.A260]&amp;&quot;, '&quot;&amp;[.B260]&amp;&quot;', &quot;&amp;[.C260]&amp;&quot;, &quot;&amp;[.D260]&amp;&quot;)&quot;" office:value-type="string" office:string-value=",(330, 'Садовая техника', 242, true)">
            <text:p>,(330, 'Садовая техника', 242, true)</text:p>
          </table:table-cell>
        </table:table-row>
        <table:table-row table:style-name="ro3">
          <table:table-cell office:value-type="float" office:value="331">
            <text:p>331</text:p>
          </table:table-cell>
          <table:table-cell office:value-type="string">
            <text:p>Садовый декор</text:p>
          </table:table-cell>
          <table:table-cell office:value-type="float" office:value="242">
            <text:p>242</text:p>
          </table:table-cell>
          <table:table-cell office:value-type="string">
            <text:p>true</text:p>
          </table:table-cell>
          <table:table-cell table:formula="of:=&quot;,(&quot;&amp;[.A261]&amp;&quot;, '&quot;&amp;[.B261]&amp;&quot;', &quot;&amp;[.C261]&amp;&quot;, &quot;&amp;[.D261]&amp;&quot;)&quot;" office:value-type="string" office:string-value=",(331, 'Садовый декор', 242, true)">
            <text:p>,(331, 'Садовый декор', 242, true)</text:p>
          </table:table-cell>
        </table:table-row>
        <table:table-row table:style-name="ro3">
          <table:table-cell office:value-type="float" office:value="332">
            <text:p>332</text:p>
          </table:table-cell>
          <table:table-cell office:value-type="string">
            <text:p>Биотуалеты и септики</text:p>
          </table:table-cell>
          <table:table-cell office:value-type="float" office:value="242">
            <text:p>242</text:p>
          </table:table-cell>
          <table:table-cell office:value-type="string">
            <text:p>true</text:p>
          </table:table-cell>
          <table:table-cell table:formula="of:=&quot;,(&quot;&amp;[.A262]&amp;&quot;, '&quot;&amp;[.B262]&amp;&quot;', &quot;&amp;[.C262]&amp;&quot;, &quot;&amp;[.D262]&amp;&quot;)&quot;" office:value-type="string" office:string-value=",(332, 'Биотуалеты и септики', 242, true)">
            <text:p>,(332, 'Биотуалеты и септики', 242, true)</text:p>
          </table:table-cell>
        </table:table-row>
        <table:table-row table:style-name="ro3">
          <table:table-cell office:value-type="float" office:value="333">
            <text:p>333</text:p>
          </table:table-cell>
          <table:table-cell office:value-type="string">
            <text:p>Парники и теплицы</text:p>
          </table:table-cell>
          <table:table-cell office:value-type="float" office:value="242">
            <text:p>242</text:p>
          </table:table-cell>
          <table:table-cell office:value-type="string">
            <text:p>true</text:p>
          </table:table-cell>
          <table:table-cell table:formula="of:=&quot;,(&quot;&amp;[.A263]&amp;&quot;, '&quot;&amp;[.B263]&amp;&quot;', &quot;&amp;[.C263]&amp;&quot;, &quot;&amp;[.D263]&amp;&quot;)&quot;" office:value-type="string" office:string-value=",(333, 'Парники и теплицы', 242, true)">
            <text:p>,(333, 'Парники и теплицы', 242, true)</text:p>
          </table:table-cell>
        </table:table-row>
        <table:table-row table:style-name="ro3">
          <table:table-cell office:value-type="float" office:value="334">
            <text:p>334</text:p>
          </table:table-cell>
          <table:table-cell office:value-type="string">
            <text:p>Бассейны для дачи</text:p>
          </table:table-cell>
          <table:table-cell office:value-type="float" office:value="242">
            <text:p>242</text:p>
          </table:table-cell>
          <table:table-cell office:value-type="string">
            <text:p>true</text:p>
          </table:table-cell>
          <table:table-cell table:formula="of:=&quot;,(&quot;&amp;[.A264]&amp;&quot;, '&quot;&amp;[.B264]&amp;&quot;', &quot;&amp;[.C264]&amp;&quot;, &quot;&amp;[.D264]&amp;&quot;)&quot;" office:value-type="string" office:string-value=",(334, 'Бассейны для дачи', 242, true)">
            <text:p>,(334, 'Бассейны для дачи', 242, true)</text:p>
          </table:table-cell>
        </table:table-row>
        <table:table-row table:style-name="ro3">
          <table:table-cell office:value-type="float" office:value="335">
            <text:p>335</text:p>
          </table:table-cell>
          <table:table-cell office:value-type="string">
            <text:p>Уборка снега</text:p>
          </table:table-cell>
          <table:table-cell office:value-type="float" office:value="242">
            <text:p>242</text:p>
          </table:table-cell>
          <table:table-cell office:value-type="string">
            <text:p>true</text:p>
          </table:table-cell>
          <table:table-cell table:formula="of:=&quot;,(&quot;&amp;[.A265]&amp;&quot;, '&quot;&amp;[.B265]&amp;&quot;', &quot;&amp;[.C265]&amp;&quot;, &quot;&amp;[.D265]&amp;&quot;)&quot;" office:value-type="string" office:string-value=",(335, 'Уборка снега', 242, true)">
            <text:p>,(335, 'Уборка снега', 242, true)</text:p>
          </table:table-cell>
        </table:table-row>
        <table:table-row table:style-name="ro3">
          <table:table-cell office:value-type="float" office:value="336">
            <text:p>336</text:p>
          </table:table-cell>
          <table:table-cell office:value-type="string">
            <text:p>Печи для сжигания мусора</text:p>
          </table:table-cell>
          <table:table-cell office:value-type="float" office:value="242">
            <text:p>242</text:p>
          </table:table-cell>
          <table:table-cell office:value-type="string">
            <text:p>true</text:p>
          </table:table-cell>
          <table:table-cell table:formula="of:=&quot;,(&quot;&amp;[.A266]&amp;&quot;, '&quot;&amp;[.B266]&amp;&quot;', &quot;&amp;[.C266]&amp;&quot;, &quot;&amp;[.D266]&amp;&quot;)&quot;" office:value-type="string" office:string-value=",(336, 'Печи для сжигания мусора', 242, true)">
            <text:p>,(336, 'Печи для сжигания мусора', 242, true)</text:p>
          </table:table-cell>
        </table:table-row>
        <table:table-row table:style-name="ro3">
          <table:table-cell office:value-type="float" office:value="337">
            <text:p>337</text:p>
          </table:table-cell>
          <table:table-cell office:value-type="string">
            <text:p>Водоснабжение для дачи</text:p>
          </table:table-cell>
          <table:table-cell office:value-type="float" office:value="242">
            <text:p>242</text:p>
          </table:table-cell>
          <table:table-cell office:value-type="string">
            <text:p>true</text:p>
          </table:table-cell>
          <table:table-cell table:formula="of:=&quot;,(&quot;&amp;[.A267]&amp;&quot;, '&quot;&amp;[.B267]&amp;&quot;', &quot;&amp;[.C267]&amp;&quot;, &quot;&amp;[.D267]&amp;&quot;)&quot;" office:value-type="string" office:string-value=",(337, 'Водоснабжение для дачи', 242, true)">
            <text:p>,(337, 'Водоснабжение для дачи', 242, true)</text:p>
          </table:table-cell>
        </table:table-row>
        <table:table-row table:style-name="ro3">
          <table:table-cell office:value-type="float" office:value="338">
            <text:p>338</text:p>
          </table:table-cell>
          <table:table-cell office:value-type="string">
            <text:p>Дачные постройки</text:p>
          </table:table-cell>
          <table:table-cell office:value-type="float" office:value="242">
            <text:p>242</text:p>
          </table:table-cell>
          <table:table-cell office:value-type="string">
            <text:p>true</text:p>
          </table:table-cell>
          <table:table-cell table:formula="of:=&quot;,(&quot;&amp;[.A268]&amp;&quot;, '&quot;&amp;[.B268]&amp;&quot;', &quot;&amp;[.C268]&amp;&quot;, &quot;&amp;[.D268]&amp;&quot;)&quot;" office:value-type="string" office:string-value=",(338, 'Дачные постройки', 242, true)">
            <text:p>,(338, 'Дачные постройки', 242, true)</text:p>
          </table:table-cell>
        </table:table-row>
        <table:table-row table:style-name="ro3">
          <table:table-cell office:value-type="float" office:value="339">
            <text:p>339</text:p>
          </table:table-cell>
          <table:table-cell office:value-type="string">
            <text:p>Отпугиватели животных и насекомых</text:p>
          </table:table-cell>
          <table:table-cell office:value-type="float" office:value="242">
            <text:p>242</text:p>
          </table:table-cell>
          <table:table-cell office:value-type="string">
            <text:p>true</text:p>
          </table:table-cell>
          <table:table-cell table:formula="of:=&quot;,(&quot;&amp;[.A269]&amp;&quot;, '&quot;&amp;[.B269]&amp;&quot;', &quot;&amp;[.C269]&amp;&quot;, &quot;&amp;[.D269]&amp;&quot;)&quot;" office:value-type="string" office:string-value=",(339, 'Отпугиватели животных и насекомых', 242, true)">
            <text:p>,(339, 'Отпугиватели животных и насекомых', 242, true)</text:p>
          </table:table-cell>
        </table:table-row>
        <table:table-row table:style-name="ro3">
          <table:table-cell office:value-type="float" office:value="340">
            <text:p>340</text:p>
          </table:table-cell>
          <table:table-cell office:value-type="string">
            <text:p>Потолочные и подвесные светильники</text:p>
          </table:table-cell>
          <table:table-cell office:value-type="float" office:value="243">
            <text:p>243</text:p>
          </table:table-cell>
          <table:table-cell office:value-type="string">
            <text:p>true</text:p>
          </table:table-cell>
          <table:table-cell table:formula="of:=&quot;,(&quot;&amp;[.A270]&amp;&quot;, '&quot;&amp;[.B270]&amp;&quot;', &quot;&amp;[.C270]&amp;&quot;, &quot;&amp;[.D270]&amp;&quot;)&quot;" office:value-type="string" office:string-value=",(340, 'Потолочные и подвесные светильники', 243, true)">
            <text:p>,(340, 'Потолочные и подвесные светильники', 243, true)</text:p>
          </table:table-cell>
        </table:table-row>
        <table:table-row table:style-name="ro3">
          <table:table-cell office:value-type="float" office:value="341">
            <text:p>341</text:p>
          </table:table-cell>
          <table:table-cell office:value-type="string">
            <text:p>Настенные светильники</text:p>
          </table:table-cell>
          <table:table-cell office:value-type="float" office:value="243">
            <text:p>243</text:p>
          </table:table-cell>
          <table:table-cell office:value-type="string">
            <text:p>true</text:p>
          </table:table-cell>
          <table:table-cell table:formula="of:=&quot;,(&quot;&amp;[.A271]&amp;&quot;, '&quot;&amp;[.B271]&amp;&quot;', &quot;&amp;[.C271]&amp;&quot;, &quot;&amp;[.D271]&amp;&quot;)&quot;" office:value-type="string" office:string-value=",(341, 'Настенные светильники', 243, true)">
            <text:p>,(341, 'Настенные светильники', 243, true)</text:p>
          </table:table-cell>
        </table:table-row>
        <table:table-row table:style-name="ro3">
          <table:table-cell office:value-type="float" office:value="342">
            <text:p>342</text:p>
          </table:table-cell>
          <table:table-cell office:value-type="string">
            <text:p>Напольные и настольные светильники</text:p>
          </table:table-cell>
          <table:table-cell office:value-type="float" office:value="243">
            <text:p>243</text:p>
          </table:table-cell>
          <table:table-cell office:value-type="string">
            <text:p>true</text:p>
          </table:table-cell>
          <table:table-cell table:formula="of:=&quot;,(&quot;&amp;[.A272]&amp;&quot;, '&quot;&amp;[.B272]&amp;&quot;', &quot;&amp;[.C272]&amp;&quot;, &quot;&amp;[.D272]&amp;&quot;)&quot;" office:value-type="string" office:string-value=",(342, 'Напольные и настольные светильники', 243, true)">
            <text:p>,(342, 'Напольные и настольные светильники', 243, true)</text:p>
          </table:table-cell>
        </table:table-row>
        <table:table-row table:style-name="ro3">
          <table:table-cell office:value-type="float" office:value="343">
            <text:p>343</text:p>
          </table:table-cell>
          <table:table-cell office:value-type="string">
            <text:p>Лампочки</text:p>
          </table:table-cell>
          <table:table-cell office:value-type="float" office:value="243">
            <text:p>243</text:p>
          </table:table-cell>
          <table:table-cell office:value-type="string">
            <text:p>true</text:p>
          </table:table-cell>
          <table:table-cell table:formula="of:=&quot;,(&quot;&amp;[.A273]&amp;&quot;, '&quot;&amp;[.B273]&amp;&quot;', &quot;&amp;[.C273]&amp;&quot;, &quot;&amp;[.D273]&amp;&quot;)&quot;" office:value-type="string" office:string-value=",(343, 'Лампочки', 243, true)">
            <text:p>,(343, 'Лампочки', 243, true)</text:p>
          </table:table-cell>
        </table:table-row>
        <table:table-row table:style-name="ro3">
          <table:table-cell office:value-type="float" office:value="344">
            <text:p>344</text:p>
          </table:table-cell>
          <table:table-cell office:value-type="string">
            <text:p>Споты и трековые светильники</text:p>
          </table:table-cell>
          <table:table-cell office:value-type="float" office:value="243">
            <text:p>243</text:p>
          </table:table-cell>
          <table:table-cell office:value-type="string">
            <text:p>true</text:p>
          </table:table-cell>
          <table:table-cell table:formula="of:=&quot;,(&quot;&amp;[.A274]&amp;&quot;, '&quot;&amp;[.B274]&amp;&quot;', &quot;&amp;[.C274]&amp;&quot;, &quot;&amp;[.D274]&amp;&quot;)&quot;" office:value-type="string" office:string-value=",(344, 'Споты и трековые светильники', 243, true)">
            <text:p>,(344, 'Споты и трековые светильники', 243, true)</text:p>
          </table:table-cell>
        </table:table-row>
        <table:table-row table:style-name="ro3">
          <table:table-cell office:value-type="float" office:value="345">
            <text:p>345</text:p>
          </table:table-cell>
          <table:table-cell office:value-type="string">
            <text:p>Уличные светильники</text:p>
          </table:table-cell>
          <table:table-cell office:value-type="float" office:value="243">
            <text:p>243</text:p>
          </table:table-cell>
          <table:table-cell office:value-type="string">
            <text:p>true</text:p>
          </table:table-cell>
          <table:table-cell table:formula="of:=&quot;,(&quot;&amp;[.A275]&amp;&quot;, '&quot;&amp;[.B275]&amp;&quot;', &quot;&amp;[.C275]&amp;&quot;, &quot;&amp;[.D275]&amp;&quot;)&quot;" office:value-type="string" office:string-value=",(345, 'Уличные светильники', 243, true)">
            <text:p>,(345, 'Уличные светильники', 243, true)</text:p>
          </table:table-cell>
        </table:table-row>
        <table:table-row table:style-name="ro3">
          <table:table-cell office:value-type="float" office:value="346">
            <text:p>346</text:p>
          </table:table-cell>
          <table:table-cell office:value-type="string">
            <text:p>Прожекторы</text:p>
          </table:table-cell>
          <table:table-cell office:value-type="float" office:value="243">
            <text:p>243</text:p>
          </table:table-cell>
          <table:table-cell office:value-type="string">
            <text:p>true</text:p>
          </table:table-cell>
          <table:table-cell table:formula="of:=&quot;,(&quot;&amp;[.A276]&amp;&quot;, '&quot;&amp;[.B276]&amp;&quot;', &quot;&amp;[.C276]&amp;&quot;, &quot;&amp;[.D276]&amp;&quot;)&quot;" office:value-type="string" office:string-value=",(346, 'Прожекторы', 243, true)">
            <text:p>,(346, 'Прожекторы', 243, true)</text:p>
          </table:table-cell>
        </table:table-row>
        <table:table-row table:style-name="ro3">
          <table:table-cell office:value-type="float" office:value="347">
            <text:p>347</text:p>
          </table:table-cell>
          <table:table-cell office:value-type="string">
            <text:p>Аксессуары для освещения</text:p>
          </table:table-cell>
          <table:table-cell office:value-type="float" office:value="243">
            <text:p>243</text:p>
          </table:table-cell>
          <table:table-cell office:value-type="string">
            <text:p>true</text:p>
          </table:table-cell>
          <table:table-cell table:formula="of:=&quot;,(&quot;&amp;[.A277]&amp;&quot;, '&quot;&amp;[.B277]&amp;&quot;', &quot;&amp;[.C277]&amp;&quot;, &quot;&amp;[.D277]&amp;&quot;)&quot;" office:value-type="string" office:string-value=",(347, 'Аксессуары для освещения', 243, true)">
            <text:p>,(347, 'Аксессуары для освещения', 243, true)</text:p>
          </table:table-cell>
        </table:table-row>
        <table:table-row table:style-name="ro3">
          <table:table-cell office:value-type="float" office:value="348">
            <text:p>348</text:p>
          </table:table-cell>
          <table:table-cell office:value-type="string">
            <text:p>Светильники для сауны</text:p>
          </table:table-cell>
          <table:table-cell office:value-type="float" office:value="243">
            <text:p>243</text:p>
          </table:table-cell>
          <table:table-cell office:value-type="string">
            <text:p>true</text:p>
          </table:table-cell>
          <table:table-cell table:formula="of:=&quot;,(&quot;&amp;[.A278]&amp;&quot;, '&quot;&amp;[.B278]&amp;&quot;', &quot;&amp;[.C278]&amp;&quot;, &quot;&amp;[.D278]&amp;&quot;)&quot;" office:value-type="string" office:string-value=",(348, 'Светильники для сауны', 243, true)">
            <text:p>,(348, 'Светильники для сауны', 243, true)</text:p>
          </table:table-cell>
        </table:table-row>
        <table:table-row table:style-name="ro3">
          <table:table-cell office:value-type="float" office:value="349">
            <text:p>349</text:p>
          </table:table-cell>
          <table:table-cell office:value-type="string">
            <text:p>Аварийные светильники</text:p>
          </table:table-cell>
          <table:table-cell office:value-type="float" office:value="243">
            <text:p>243</text:p>
          </table:table-cell>
          <table:table-cell office:value-type="string">
            <text:p>true</text:p>
          </table:table-cell>
          <table:table-cell table:formula="of:=&quot;,(&quot;&amp;[.A279]&amp;&quot;, '&quot;&amp;[.B279]&amp;&quot;', &quot;&amp;[.C279]&amp;&quot;, &quot;&amp;[.D279]&amp;&quot;)&quot;" office:value-type="string" office:string-value=",(349, 'Аварийные светильники', 243, true)">
            <text:p>,(349, 'Аварийные светильники', 243, true)</text:p>
          </table:table-cell>
        </table:table-row>
        <table:table-row table:style-name="ro3">
          <table:table-cell office:value-type="float" office:value="350">
            <text:p>350</text:p>
          </table:table-cell>
          <table:table-cell office:value-type="string">
            <text:p>Светодиодные ленты</text:p>
          </table:table-cell>
          <table:table-cell office:value-type="float" office:value="243">
            <text:p>243</text:p>
          </table:table-cell>
          <table:table-cell office:value-type="string">
            <text:p>true</text:p>
          </table:table-cell>
          <table:table-cell table:formula="of:=&quot;,(&quot;&amp;[.A280]&amp;&quot;, '&quot;&amp;[.B280]&amp;&quot;', &quot;&amp;[.C280]&amp;&quot;, &quot;&amp;[.D280]&amp;&quot;)&quot;" office:value-type="string" office:string-value=",(350, 'Светодиодные ленты', 243, true)">
            <text:p>,(350, 'Светодиодные ленты', 243, true)</text:p>
          </table:table-cell>
        </table:table-row>
        <table:table-row table:style-name="ro3">
          <table:table-cell office:value-type="float" office:value="351">
            <text:p>351</text:p>
          </table:table-cell>
          <table:table-cell office:value-type="string">
            <text:p>Цветы</text:p>
          </table:table-cell>
          <table:table-cell office:value-type="float" office:value="244">
            <text:p>244</text:p>
          </table:table-cell>
          <table:table-cell office:value-type="string">
            <text:p>true</text:p>
          </table:table-cell>
          <table:table-cell table:formula="of:=&quot;,(&quot;&amp;[.A281]&amp;&quot;, '&quot;&amp;[.B281]&amp;&quot;', &quot;&amp;[.C281]&amp;&quot;, &quot;&amp;[.D281]&amp;&quot;)&quot;" office:value-type="string" office:string-value=",(351, 'Цветы', 244, true)">
            <text:p>,(351, 'Цветы', 244, true)</text:p>
          </table:table-cell>
        </table:table-row>
        <table:table-row table:style-name="ro3">
          <table:table-cell office:value-type="float" office:value="352">
            <text:p>352</text:p>
          </table:table-cell>
          <table:table-cell office:value-type="string">
            <text:p>Семена и саженцы</text:p>
          </table:table-cell>
          <table:table-cell office:value-type="float" office:value="244">
            <text:p>244</text:p>
          </table:table-cell>
          <table:table-cell office:value-type="string">
            <text:p>true</text:p>
          </table:table-cell>
          <table:table-cell table:formula="of:=&quot;,(&quot;&amp;[.A282]&amp;&quot;, '&quot;&amp;[.B282]&amp;&quot;', &quot;&amp;[.C282]&amp;&quot;, &quot;&amp;[.D282]&amp;&quot;)&quot;" office:value-type="string" office:string-value=",(352, 'Семена и саженцы', 244, true)">
            <text:p>,(352, 'Семена и саженцы', 244, true)</text:p>
          </table:table-cell>
        </table:table-row>
        <table:table-row table:style-name="ro3">
          <table:table-cell office:value-type="float" office:value="353">
            <text:p>353</text:p>
          </table:table-cell>
          <table:table-cell office:value-type="string">
            <text:p>Горшки и кашпо</text:p>
          </table:table-cell>
          <table:table-cell office:value-type="float" office:value="244">
            <text:p>244</text:p>
          </table:table-cell>
          <table:table-cell office:value-type="string">
            <text:p>true</text:p>
          </table:table-cell>
          <table:table-cell table:formula="of:=&quot;,(&quot;&amp;[.A283]&amp;&quot;, '&quot;&amp;[.B283]&amp;&quot;', &quot;&amp;[.C283]&amp;&quot;, &quot;&amp;[.D283]&amp;&quot;)&quot;" office:value-type="string" office:string-value=",(353, 'Горшки и кашпо', 244, true)">
            <text:p>,(353, 'Горшки и кашпо', 244, true)</text:p>
          </table:table-cell>
        </table:table-row>
        <table:table-row table:style-name="ro3">
          <table:table-cell office:value-type="float" office:value="354">
            <text:p>354</text:p>
          </table:table-cell>
          <table:table-cell office:value-type="string">
            <text:p>Лейки и опрыскиватели</text:p>
          </table:table-cell>
          <table:table-cell office:value-type="float" office:value="244">
            <text:p>244</text:p>
          </table:table-cell>
          <table:table-cell office:value-type="string">
            <text:p>true</text:p>
          </table:table-cell>
          <table:table-cell table:formula="of:=&quot;,(&quot;&amp;[.A284]&amp;&quot;, '&quot;&amp;[.B284]&amp;&quot;', &quot;&amp;[.C284]&amp;&quot;, &quot;&amp;[.D284]&amp;&quot;)&quot;" office:value-type="string" office:string-value=",(354, 'Лейки и опрыскиватели', 244, true)">
            <text:p>,(354, 'Лейки и опрыскиватели', 244, true)</text:p>
          </table:table-cell>
        </table:table-row>
        <table:table-row table:style-name="ro3">
          <table:table-cell office:value-type="float" office:value="355">
            <text:p>355</text:p>
          </table:table-cell>
          <table:table-cell office:value-type="string">
            <text:p>Корзины для цветов</text:p>
          </table:table-cell>
          <table:table-cell office:value-type="float" office:value="244">
            <text:p>244</text:p>
          </table:table-cell>
          <table:table-cell office:value-type="string">
            <text:p>true</text:p>
          </table:table-cell>
          <table:table-cell table:formula="of:=&quot;,(&quot;&amp;[.A285]&amp;&quot;, '&quot;&amp;[.B285]&amp;&quot;', &quot;&amp;[.C285]&amp;&quot;, &quot;&amp;[.D285]&amp;&quot;)&quot;" office:value-type="string" office:string-value=",(355, 'Корзины для цветов', 244, true)">
            <text:p>,(355, 'Корзины для цветов', 244, true)</text:p>
          </table:table-cell>
        </table:table-row>
        <table:table-row table:style-name="ro3">
          <table:table-cell office:value-type="float" office:value="356">
            <text:p>356</text:p>
          </table:table-cell>
          <table:table-cell office:value-type="string">
            <text:p>Подставки и крепления</text:p>
          </table:table-cell>
          <table:table-cell office:value-type="float" office:value="244">
            <text:p>244</text:p>
          </table:table-cell>
          <table:table-cell office:value-type="string">
            <text:p>true</text:p>
          </table:table-cell>
          <table:table-cell table:formula="of:=&quot;,(&quot;&amp;[.A286]&amp;&quot;, '&quot;&amp;[.B286]&amp;&quot;', &quot;&amp;[.C286]&amp;&quot;, &quot;&amp;[.D286]&amp;&quot;)&quot;" office:value-type="string" office:string-value=",(356, 'Подставки и крепления', 244, true)">
            <text:p>,(356, 'Подставки и крепления', 244, true)</text:p>
          </table:table-cell>
        </table:table-row>
        <table:table-row table:style-name="ro3">
          <table:table-cell office:value-type="float" office:value="357">
            <text:p>357</text:p>
          </table:table-cell>
          <table:table-cell office:value-type="string">
            <text:p>Грунты и удобрения</text:p>
          </table:table-cell>
          <table:table-cell office:value-type="float" office:value="244">
            <text:p>244</text:p>
          </table:table-cell>
          <table:table-cell office:value-type="string">
            <text:p>true</text:p>
          </table:table-cell>
          <table:table-cell table:formula="of:=&quot;,(&quot;&amp;[.A287]&amp;&quot;, '&quot;&amp;[.B287]&amp;&quot;', &quot;&amp;[.C287]&amp;&quot;, &quot;&amp;[.D287]&amp;&quot;)&quot;" office:value-type="string" office:string-value=",(357, 'Грунты и удобрения', 244, true)">
            <text:p>,(357, 'Грунты и удобрения', 244, true)</text:p>
          </table:table-cell>
        </table:table-row>
        <table:table-row table:style-name="ro3">
          <table:table-cell office:value-type="float" office:value="358">
            <text:p>358</text:p>
          </table:table-cell>
          <table:table-cell office:value-type="string">
            <text:p>Защита и уход за растениями</text:p>
          </table:table-cell>
          <table:table-cell office:value-type="float" office:value="244">
            <text:p>244</text:p>
          </table:table-cell>
          <table:table-cell office:value-type="string">
            <text:p>true</text:p>
          </table:table-cell>
          <table:table-cell table:formula="of:=&quot;,(&quot;&amp;[.A288]&amp;&quot;, '&quot;&amp;[.B288]&amp;&quot;', &quot;&amp;[.C288]&amp;&quot;, &quot;&amp;[.D288]&amp;&quot;)&quot;" office:value-type="string" office:string-value=",(358, 'Защита и уход за растениями', 244, true)">
            <text:p>,(358, 'Защита и уход за растениями', 244, true)</text:p>
          </table:table-cell>
        </table:table-row>
        <table:table-row table:style-name="ro3">
          <table:table-cell office:value-type="float" office:value="359">
            <text:p>359</text:p>
          </table:table-cell>
          <table:table-cell office:value-type="string">
            <text:p>Вешалки</text:p>
          </table:table-cell>
          <table:table-cell office:value-type="float" office:value="245">
            <text:p>245</text:p>
          </table:table-cell>
          <table:table-cell office:value-type="string">
            <text:p>true</text:p>
          </table:table-cell>
          <table:table-cell table:formula="of:=&quot;,(&quot;&amp;[.A289]&amp;&quot;, '&quot;&amp;[.B289]&amp;&quot;', &quot;&amp;[.C289]&amp;&quot;, &quot;&amp;[.D289]&amp;&quot;)&quot;" office:value-type="string" office:string-value=",(359, 'Вешалки', 245, true)">
            <text:p>,(359, 'Вешалки', 245, true)</text:p>
          </table:table-cell>
        </table:table-row>
        <table:table-row table:style-name="ro3">
          <table:table-cell office:value-type="float" office:value="360">
            <text:p>360</text:p>
          </table:table-cell>
          <table:table-cell office:value-type="string">
            <text:p>Вакуумные пакеты</text:p>
          </table:table-cell>
          <table:table-cell office:value-type="float" office:value="245">
            <text:p>245</text:p>
          </table:table-cell>
          <table:table-cell office:value-type="string">
            <text:p>true</text:p>
          </table:table-cell>
          <table:table-cell table:formula="of:=&quot;,(&quot;&amp;[.A290]&amp;&quot;, '&quot;&amp;[.B290]&amp;&quot;', &quot;&amp;[.C290]&amp;&quot;, &quot;&amp;[.D290]&amp;&quot;)&quot;" office:value-type="string" office:string-value=",(360, 'Вакуумные пакеты', 245, true)">
            <text:p>,(360, 'Вакуумные пакеты', 245, true)</text:p>
          </table:table-cell>
        </table:table-row>
        <table:table-row table:style-name="ro3">
          <table:table-cell office:value-type="float" office:value="361">
            <text:p>361</text:p>
          </table:table-cell>
          <table:table-cell office:value-type="string">
            <text:p>Чехлы для одежды</text:p>
          </table:table-cell>
          <table:table-cell office:value-type="float" office:value="245">
            <text:p>245</text:p>
          </table:table-cell>
          <table:table-cell office:value-type="string">
            <text:p>true</text:p>
          </table:table-cell>
          <table:table-cell table:formula="of:=&quot;,(&quot;&amp;[.A291]&amp;&quot;, '&quot;&amp;[.B291]&amp;&quot;', &quot;&amp;[.C291]&amp;&quot;, &quot;&amp;[.D291]&amp;&quot;)&quot;" office:value-type="string" office:string-value=",(361, 'Чехлы для одежды', 245, true)">
            <text:p>,(361, 'Чехлы для одежды', 245, true)</text:p>
          </table:table-cell>
        </table:table-row>
        <table:table-row table:style-name="ro3">
          <table:table-cell office:value-type="float" office:value="362">
            <text:p>362</text:p>
          </table:table-cell>
          <table:table-cell office:value-type="string">
            <text:p>Чехлы для обуви</text:p>
          </table:table-cell>
          <table:table-cell office:value-type="float" office:value="245">
            <text:p>245</text:p>
          </table:table-cell>
          <table:table-cell office:value-type="string">
            <text:p>true</text:p>
          </table:table-cell>
          <table:table-cell table:formula="of:=&quot;,(&quot;&amp;[.A292]&amp;&quot;, '&quot;&amp;[.B292]&amp;&quot;', &quot;&amp;[.C292]&amp;&quot;, &quot;&amp;[.D292]&amp;&quot;)&quot;" office:value-type="string" office:string-value=",(362, 'Чехлы для обуви', 245, true)">
            <text:p>,(362, 'Чехлы для обуви', 245, true)</text:p>
          </table:table-cell>
        </table:table-row>
        <table:table-row table:style-name="ro3">
          <table:table-cell office:value-type="float" office:value="363">
            <text:p>363</text:p>
          </table:table-cell>
          <table:table-cell office:value-type="string">
            <text:p>Коробки и контейнеры</text:p>
          </table:table-cell>
          <table:table-cell office:value-type="float" office:value="245">
            <text:p>245</text:p>
          </table:table-cell>
          <table:table-cell office:value-type="string">
            <text:p>true</text:p>
          </table:table-cell>
          <table:table-cell table:formula="of:=&quot;,(&quot;&amp;[.A293]&amp;&quot;, '&quot;&amp;[.B293]&amp;&quot;', &quot;&amp;[.C293]&amp;&quot;, &quot;&amp;[.D293]&amp;&quot;)&quot;" office:value-type="string" office:string-value=",(363, 'Коробки и контейнеры', 245, true)">
            <text:p>,(363, 'Коробки и контейнеры', 245, true)</text:p>
          </table:table-cell>
        </table:table-row>
        <table:table-row table:style-name="ro3">
          <table:table-cell office:value-type="float" office:value="364">
            <text:p>364</text:p>
          </table:table-cell>
          <table:table-cell office:value-type="string">
            <text:p>Баки для белья</text:p>
          </table:table-cell>
          <table:table-cell office:value-type="float" office:value="245">
            <text:p>245</text:p>
          </table:table-cell>
          <table:table-cell office:value-type="string">
            <text:p>true</text:p>
          </table:table-cell>
          <table:table-cell table:formula="of:=&quot;,(&quot;&amp;[.A294]&amp;&quot;, '&quot;&amp;[.B294]&amp;&quot;', &quot;&amp;[.C294]&amp;&quot;, &quot;&amp;[.D294]&amp;&quot;)&quot;" office:value-type="string" office:string-value=",(364, 'Баки для белья', 245, true)">
            <text:p>,(364, 'Баки для белья', 245, true)</text:p>
          </table:table-cell>
        </table:table-row>
        <table:table-row table:style-name="ro3">
          <table:table-cell office:value-type="float" office:value="365">
            <text:p>365</text:p>
          </table:table-cell>
          <table:table-cell office:value-type="string">
            <text:p>Органайзеры и разделители</text:p>
          </table:table-cell>
          <table:table-cell office:value-type="float" office:value="245">
            <text:p>245</text:p>
          </table:table-cell>
          <table:table-cell office:value-type="string">
            <text:p>true</text:p>
          </table:table-cell>
          <table:table-cell table:formula="of:=&quot;,(&quot;&amp;[.A295]&amp;&quot;, '&quot;&amp;[.B295]&amp;&quot;', &quot;&amp;[.C295]&amp;&quot;, &quot;&amp;[.D295]&amp;&quot;)&quot;" office:value-type="string" office:string-value=",(365, 'Органайзеры и разделители', 245, true)">
            <text:p>,(365, 'Органайзеры и разделители', 245, true)</text:p>
          </table:table-cell>
        </table:table-row>
        <table:table-row table:style-name="ro3">
          <table:table-cell office:value-type="float" office:value="366">
            <text:p>366</text:p>
          </table:table-cell>
          <table:table-cell office:value-type="string">
            <text:p>Подставки для зонтов</text:p>
          </table:table-cell>
          <table:table-cell office:value-type="float" office:value="245">
            <text:p>245</text:p>
          </table:table-cell>
          <table:table-cell office:value-type="string">
            <text:p>true</text:p>
          </table:table-cell>
          <table:table-cell table:formula="of:=&quot;,(&quot;&amp;[.A296]&amp;&quot;, '&quot;&amp;[.B296]&amp;&quot;', &quot;&amp;[.C296]&amp;&quot;, &quot;&amp;[.D296]&amp;&quot;)&quot;" office:value-type="string" office:string-value=",(366, 'Подставки для зонтов', 245, true)">
            <text:p>,(366, 'Подставки для зонтов', 245, true)</text:p>
          </table:table-cell>
        </table:table-row>
        <table:table-row table:style-name="ro3">
          <table:table-cell office:value-type="float" office:value="367">
            <text:p>367</text:p>
          </table:table-cell>
          <table:table-cell office:value-type="string">
            <text:p>Мешочки и пакеты</text:p>
          </table:table-cell>
          <table:table-cell office:value-type="float" office:value="245">
            <text:p>245</text:p>
          </table:table-cell>
          <table:table-cell office:value-type="string">
            <text:p>true</text:p>
          </table:table-cell>
          <table:table-cell table:formula="of:=&quot;,(&quot;&amp;[.A297]&amp;&quot;, '&quot;&amp;[.B297]&amp;&quot;', &quot;&amp;[.C297]&amp;&quot;, &quot;&amp;[.D297]&amp;&quot;)&quot;" office:value-type="string" office:string-value=",(367, 'Мешочки и пакеты', 245, true)">
            <text:p>,(367, 'Мешочки и пакеты', 245, true)</text:p>
          </table:table-cell>
        </table:table-row>
        <table:table-row table:style-name="ro3">
          <table:table-cell office:value-type="float" office:value="368">
            <text:p>368</text:p>
          </table:table-cell>
          <table:table-cell office:value-type="string">
            <text:p>Веники для бань</text:p>
          </table:table-cell>
          <table:table-cell office:value-type="float" office:value="246">
            <text:p>246</text:p>
          </table:table-cell>
          <table:table-cell office:value-type="string">
            <text:p>true</text:p>
          </table:table-cell>
          <table:table-cell table:formula="of:=&quot;,(&quot;&amp;[.A298]&amp;&quot;, '&quot;&amp;[.B298]&amp;&quot;', &quot;&amp;[.C298]&amp;&quot;, &quot;&amp;[.D298]&amp;&quot;)&quot;" office:value-type="string" office:string-value=",(368, 'Веники для бань', 246, true)">
            <text:p>,(368, 'Веники для бань', 246, true)</text:p>
          </table:table-cell>
        </table:table-row>
        <table:table-row table:style-name="ro3">
          <table:table-cell office:value-type="float" office:value="369">
            <text:p>369</text:p>
          </table:table-cell>
          <table:table-cell office:value-type="string">
            <text:p>Банный текстиль</text:p>
          </table:table-cell>
          <table:table-cell office:value-type="float" office:value="246">
            <text:p>246</text:p>
          </table:table-cell>
          <table:table-cell office:value-type="string">
            <text:p>true</text:p>
          </table:table-cell>
          <table:table-cell table:formula="of:=&quot;,(&quot;&amp;[.A299]&amp;&quot;, '&quot;&amp;[.B299]&amp;&quot;', &quot;&amp;[.C299]&amp;&quot;, &quot;&amp;[.D299]&amp;&quot;)&quot;" office:value-type="string" office:string-value=",(369, 'Банный текстиль', 246, true)">
            <text:p>,(369, 'Банный текстиль', 246, true)</text:p>
          </table:table-cell>
        </table:table-row>
        <table:table-row table:style-name="ro3">
          <table:table-cell office:value-type="float" office:value="370">
            <text:p>370</text:p>
          </table:table-cell>
          <table:table-cell office:value-type="string">
            <text:p>Ведра и кадки</text:p>
          </table:table-cell>
          <table:table-cell office:value-type="float" office:value="246">
            <text:p>246</text:p>
          </table:table-cell>
          <table:table-cell office:value-type="string">
            <text:p>true</text:p>
          </table:table-cell>
          <table:table-cell table:formula="of:=&quot;,(&quot;&amp;[.A300]&amp;&quot;, '&quot;&amp;[.B300]&amp;&quot;', &quot;&amp;[.C300]&amp;&quot;, &quot;&amp;[.D300]&amp;&quot;)&quot;" office:value-type="string" office:string-value=",(370, 'Ведра и кадки', 246, true)">
            <text:p>,(370, 'Ведра и кадки', 246, true)</text:p>
          </table:table-cell>
        </table:table-row>
        <table:table-row table:style-name="ro3">
          <table:table-cell office:value-type="float" office:value="371">
            <text:p>371</text:p>
          </table:table-cell>
          <table:table-cell office:value-type="string">
            <text:p>Шайки и ушаты</text:p>
          </table:table-cell>
          <table:table-cell office:value-type="float" office:value="246">
            <text:p>246</text:p>
          </table:table-cell>
          <table:table-cell office:value-type="string">
            <text:p>true</text:p>
          </table:table-cell>
          <table:table-cell table:formula="of:=&quot;,(&quot;&amp;[.A301]&amp;&quot;, '&quot;&amp;[.B301]&amp;&quot;', &quot;&amp;[.C301]&amp;&quot;, &quot;&amp;[.D301]&amp;&quot;)&quot;" office:value-type="string" office:string-value=",(371, 'Шайки и ушаты', 246, true)">
            <text:p>,(371, 'Шайки и ушаты', 246, true)</text:p>
          </table:table-cell>
        </table:table-row>
        <table:table-row table:style-name="ro3">
          <table:table-cell office:value-type="float" office:value="372">
            <text:p>372</text:p>
          </table:table-cell>
          <table:table-cell office:value-type="string">
            <text:p>Ковши и черпаки</text:p>
          </table:table-cell>
          <table:table-cell office:value-type="float" office:value="246">
            <text:p>246</text:p>
          </table:table-cell>
          <table:table-cell office:value-type="string">
            <text:p>true</text:p>
          </table:table-cell>
          <table:table-cell table:formula="of:=&quot;,(&quot;&amp;[.A302]&amp;&quot;, '&quot;&amp;[.B302]&amp;&quot;', &quot;&amp;[.C302]&amp;&quot;, &quot;&amp;[.D302]&amp;&quot;)&quot;" office:value-type="string" office:string-value=",(372, 'Ковши и черпаки', 246, true)">
            <text:p>,(372, 'Ковши и черпаки', 246, true)</text:p>
          </table:table-cell>
        </table:table-row>
        <table:table-row table:style-name="ro3">
          <table:table-cell office:value-type="float" office:value="373">
            <text:p>373</text:p>
          </table:table-cell>
          <table:table-cell office:value-type="string">
            <text:p>Обливные устройства</text:p>
          </table:table-cell>
          <table:table-cell office:value-type="float" office:value="246">
            <text:p>246</text:p>
          </table:table-cell>
          <table:table-cell office:value-type="string">
            <text:p>true</text:p>
          </table:table-cell>
          <table:table-cell table:formula="of:=&quot;,(&quot;&amp;[.A303]&amp;&quot;, '&quot;&amp;[.B303]&amp;&quot;', &quot;&amp;[.C303]&amp;&quot;, &quot;&amp;[.D303]&amp;&quot;)&quot;" office:value-type="string" office:string-value=",(373, 'Обливные устройства', 246, true)">
            <text:p>,(373, 'Обливные устройства', 246, true)</text:p>
          </table:table-cell>
        </table:table-row>
        <table:table-row table:style-name="ro3">
          <table:table-cell office:value-type="float" office:value="374">
            <text:p>374</text:p>
          </table:table-cell>
          <table:table-cell office:value-type="string">
            <text:p>Запарки и ароматизаторы</text:p>
          </table:table-cell>
          <table:table-cell office:value-type="float" office:value="246">
            <text:p>246</text:p>
          </table:table-cell>
          <table:table-cell office:value-type="string">
            <text:p>true</text:p>
          </table:table-cell>
          <table:table-cell table:formula="of:=&quot;,(&quot;&amp;[.A304]&amp;&quot;, '&quot;&amp;[.B304]&amp;&quot;', &quot;&amp;[.C304]&amp;&quot;, &quot;&amp;[.D304]&amp;&quot;)&quot;" office:value-type="string" office:string-value=",(374, 'Запарки и ароматизаторы', 246, true)">
            <text:p>,(374, 'Запарки и ароматизаторы', 246, true)</text:p>
          </table:table-cell>
        </table:table-row>
        <table:table-row table:style-name="ro3">
          <table:table-cell office:value-type="float" office:value="375">
            <text:p>375</text:p>
          </table:table-cell>
          <table:table-cell office:value-type="string">
            <text:p>Полки и скамьи</text:p>
          </table:table-cell>
          <table:table-cell office:value-type="float" office:value="246">
            <text:p>246</text:p>
          </table:table-cell>
          <table:table-cell office:value-type="string">
            <text:p>true</text:p>
          </table:table-cell>
          <table:table-cell table:formula="of:=&quot;,(&quot;&amp;[.A305]&amp;&quot;, '&quot;&amp;[.B305]&amp;&quot;', &quot;&amp;[.C305]&amp;&quot;, &quot;&amp;[.D305]&amp;&quot;)&quot;" office:value-type="string" office:string-value=",(375, 'Полки и скамьи', 246, true)">
            <text:p>,(375, 'Полки и скамьи', 246, true)</text:p>
          </table:table-cell>
        </table:table-row>
        <table:table-row table:style-name="ro3">
          <table:table-cell office:value-type="float" office:value="376">
            <text:p>376</text:p>
          </table:table-cell>
          <table:table-cell office:value-type="string">
            <text:p>Предметы интерьера бани</text:p>
          </table:table-cell>
          <table:table-cell office:value-type="float" office:value="246">
            <text:p>246</text:p>
          </table:table-cell>
          <table:table-cell office:value-type="string">
            <text:p>true</text:p>
          </table:table-cell>
          <table:table-cell table:formula="of:=&quot;,(&quot;&amp;[.A306]&amp;&quot;, '&quot;&amp;[.B306]&amp;&quot;', &quot;&amp;[.C306]&amp;&quot;, &quot;&amp;[.D306]&amp;&quot;)&quot;" office:value-type="string" office:string-value=",(376, 'Предметы интерьера бани', 246, true)">
            <text:p>,(376, 'Предметы интерьера бани', 246, true)</text:p>
          </table:table-cell>
        </table:table-row>
        <table:table-row table:style-name="ro3">
          <table:table-cell office:value-type="float" office:value="377">
            <text:p>377</text:p>
          </table:table-cell>
          <table:table-cell office:value-type="string">
            <text:p>Соль для бани</text:p>
          </table:table-cell>
          <table:table-cell office:value-type="float" office:value="246">
            <text:p>246</text:p>
          </table:table-cell>
          <table:table-cell office:value-type="string">
            <text:p>true</text:p>
          </table:table-cell>
          <table:table-cell table:formula="of:=&quot;,(&quot;&amp;[.A307]&amp;&quot;, '&quot;&amp;[.B307]&amp;&quot;', &quot;&amp;[.C307]&amp;&quot;, &quot;&amp;[.D307]&amp;&quot;)&quot;" office:value-type="string" office:string-value=",(377, 'Соль для бани', 246, true)">
            <text:p>,(377, 'Соль для бани', 246, true)</text:p>
          </table:table-cell>
        </table:table-row>
        <table:table-row table:style-name="ro3">
          <table:table-cell office:value-type="float" office:value="378">
            <text:p>378</text:p>
          </table:table-cell>
          <table:table-cell office:value-type="string">
            <text:p>Купели</text:p>
          </table:table-cell>
          <table:table-cell office:value-type="float" office:value="246">
            <text:p>246</text:p>
          </table:table-cell>
          <table:table-cell office:value-type="string">
            <text:p>true</text:p>
          </table:table-cell>
          <table:table-cell table:formula="of:=&quot;,(&quot;&amp;[.A308]&amp;&quot;, '&quot;&amp;[.B308]&amp;&quot;', &quot;&amp;[.C308]&amp;&quot;, &quot;&amp;[.D308]&amp;&quot;)&quot;" office:value-type="string" office:string-value=",(378, 'Купели', 246, true)">
            <text:p>,(378, 'Купели', 246, true)</text:p>
          </table:table-cell>
        </table:table-row>
        <table:table-row table:style-name="ro3">
          <table:table-cell office:value-type="float" office:value="379">
            <text:p>379</text:p>
          </table:table-cell>
          <table:table-cell office:value-type="string">
            <text:p>Опахало</text:p>
          </table:table-cell>
          <table:table-cell office:value-type="float" office:value="246">
            <text:p>246</text:p>
          </table:table-cell>
          <table:table-cell office:value-type="string">
            <text:p>true</text:p>
          </table:table-cell>
          <table:table-cell table:formula="of:=&quot;,(&quot;&amp;[.A309]&amp;&quot;, '&quot;&amp;[.B309]&amp;&quot;', &quot;&amp;[.C309]&amp;&quot;, &quot;&amp;[.D309]&amp;&quot;)&quot;" office:value-type="string" office:string-value=",(379, 'Опахало', 246, true)">
            <text:p>,(379, 'Опахало', 246, true)</text:p>
          </table:table-cell>
        </table:table-row>
        <table:table-row table:style-name="ro3">
          <table:table-cell office:value-type="float" office:value="380">
            <text:p>380</text:p>
          </table:table-cell>
          <table:table-cell office:value-type="string">
            <text:p>Статуэтки</text:p>
          </table:table-cell>
          <table:table-cell office:value-type="float" office:value="247">
            <text:p>247</text:p>
          </table:table-cell>
          <table:table-cell office:value-type="string">
            <text:p>true</text:p>
          </table:table-cell>
          <table:table-cell table:formula="of:=&quot;,(&quot;&amp;[.A310]&amp;&quot;, '&quot;&amp;[.B310]&amp;&quot;', &quot;&amp;[.C310]&amp;&quot;, &quot;&amp;[.D310]&amp;&quot;)&quot;" office:value-type="string" office:string-value=",(380, 'Статуэтки', 247, true)">
            <text:p>,(380, 'Статуэтки', 247, true)</text:p>
          </table:table-cell>
        </table:table-row>
        <table:table-row table:style-name="ro3">
          <table:table-cell office:value-type="float" office:value="381">
            <text:p>381</text:p>
          </table:table-cell>
          <table:table-cell office:value-type="string">
            <text:p>Картины</text:p>
          </table:table-cell>
          <table:table-cell office:value-type="float" office:value="247">
            <text:p>247</text:p>
          </table:table-cell>
          <table:table-cell office:value-type="string">
            <text:p>true</text:p>
          </table:table-cell>
          <table:table-cell table:formula="of:=&quot;,(&quot;&amp;[.A311]&amp;&quot;, '&quot;&amp;[.B311]&amp;&quot;', &quot;&amp;[.C311]&amp;&quot;, &quot;&amp;[.D311]&amp;&quot;)&quot;" office:value-type="string" office:string-value=",(381, 'Картины', 247, true)">
            <text:p>,(381, 'Картины', 247, true)</text:p>
          </table:table-cell>
        </table:table-row>
        <table:table-row table:style-name="ro3">
          <table:table-cell office:value-type="float" office:value="382">
            <text:p>382</text:p>
          </table:table-cell>
          <table:table-cell office:value-type="string">
            <text:p>Матрешки</text:p>
          </table:table-cell>
          <table:table-cell office:value-type="float" office:value="247">
            <text:p>247</text:p>
          </table:table-cell>
          <table:table-cell office:value-type="string">
            <text:p>true</text:p>
          </table:table-cell>
          <table:table-cell table:formula="of:=&quot;,(&quot;&amp;[.A312]&amp;&quot;, '&quot;&amp;[.B312]&amp;&quot;', &quot;&amp;[.C312]&amp;&quot;, &quot;&amp;[.D312]&amp;&quot;)&quot;" office:value-type="string" office:string-value=",(382, 'Матрешки', 247, true)">
            <text:p>,(382, 'Матрешки', 247, true)</text:p>
          </table:table-cell>
        </table:table-row>
        <table:table-row table:style-name="ro3">
          <table:table-cell office:value-type="float" office:value="383">
            <text:p>383</text:p>
          </table:table-cell>
          <table:table-cell office:value-type="string">
            <text:p>Вазы</text:p>
          </table:table-cell>
          <table:table-cell office:value-type="float" office:value="247">
            <text:p>247</text:p>
          </table:table-cell>
          <table:table-cell office:value-type="string">
            <text:p>true</text:p>
          </table:table-cell>
          <table:table-cell table:formula="of:=&quot;,(&quot;&amp;[.A313]&amp;&quot;, '&quot;&amp;[.B313]&amp;&quot;', &quot;&amp;[.C313]&amp;&quot;, &quot;&amp;[.D313]&amp;&quot;)&quot;" office:value-type="string" office:string-value=",(383, 'Вазы', 247, true)">
            <text:p>,(383, 'Вазы', 247, true)</text:p>
          </table:table-cell>
        </table:table-row>
        <table:table-row table:style-name="ro3">
          <table:table-cell office:value-type="float" office:value="384">
            <text:p>384</text:p>
          </table:table-cell>
          <table:table-cell office:value-type="string">
            <text:p>Открытки</text:p>
          </table:table-cell>
          <table:table-cell office:value-type="float" office:value="247">
            <text:p>247</text:p>
          </table:table-cell>
          <table:table-cell office:value-type="string">
            <text:p>true</text:p>
          </table:table-cell>
          <table:table-cell table:formula="of:=&quot;,(&quot;&amp;[.A314]&amp;&quot;, '&quot;&amp;[.B314]&amp;&quot;', &quot;&amp;[.C314]&amp;&quot;, &quot;&amp;[.D314]&amp;&quot;)&quot;" office:value-type="string" office:string-value=",(384, 'Открытки', 247, true)">
            <text:p>,(384, 'Открытки', 247, true)</text:p>
          </table:table-cell>
        </table:table-row>
        <table:table-row table:style-name="ro3">
          <table:table-cell office:value-type="float" office:value="385">
            <text:p>385</text:p>
          </table:table-cell>
          <table:table-cell office:value-type="string">
            <text:p>Украшения</text:p>
          </table:table-cell>
          <table:table-cell office:value-type="float" office:value="247">
            <text:p>247</text:p>
          </table:table-cell>
          <table:table-cell office:value-type="string">
            <text:p>true</text:p>
          </table:table-cell>
          <table:table-cell table:formula="of:=&quot;,(&quot;&amp;[.A315]&amp;&quot;, '&quot;&amp;[.B315]&amp;&quot;', &quot;&amp;[.C315]&amp;&quot;, &quot;&amp;[.D315]&amp;&quot;)&quot;" office:value-type="string" office:string-value=",(385, 'Украшения', 247, true)">
            <text:p>,(385, 'Украшения', 247, true)</text:p>
          </table:table-cell>
        </table:table-row>
        <table:table-row table:style-name="ro3">
          <table:table-cell office:value-type="float" office:value="386">
            <text:p>386</text:p>
          </table:table-cell>
          <table:table-cell office:value-type="string">
            <text:p>Шкатулки</text:p>
          </table:table-cell>
          <table:table-cell office:value-type="float" office:value="247">
            <text:p>247</text:p>
          </table:table-cell>
          <table:table-cell office:value-type="string">
            <text:p>true</text:p>
          </table:table-cell>
          <table:table-cell table:formula="of:=&quot;,(&quot;&amp;[.A316]&amp;&quot;, '&quot;&amp;[.B316]&amp;&quot;', &quot;&amp;[.C316]&amp;&quot;, &quot;&amp;[.D316]&amp;&quot;)&quot;" office:value-type="string" office:string-value=",(386, 'Шкатулки', 247, true)">
            <text:p>,(386, 'Шкатулки', 247, true)</text:p>
          </table:table-cell>
        </table:table-row>
        <table:table-row table:style-name="ro3">
          <table:table-cell office:value-type="float" office:value="387">
            <text:p>387</text:p>
          </table:table-cell>
          <table:table-cell office:value-type="string">
            <text:p>Подставки под бутылку</text:p>
          </table:table-cell>
          <table:table-cell office:value-type="float" office:value="247">
            <text:p>247</text:p>
          </table:table-cell>
          <table:table-cell office:value-type="string">
            <text:p>true</text:p>
          </table:table-cell>
          <table:table-cell table:formula="of:=&quot;,(&quot;&amp;[.A317]&amp;&quot;, '&quot;&amp;[.B317]&amp;&quot;', &quot;&amp;[.C317]&amp;&quot;, &quot;&amp;[.D317]&amp;&quot;)&quot;" office:value-type="string" office:string-value=",(387, 'Подставки под бутылку', 247, true)">
            <text:p>,(387, 'Подставки под бутылку', 247, true)</text:p>
          </table:table-cell>
        </table:table-row>
        <table:table-row table:style-name="ro3">
          <table:table-cell office:value-type="float" office:value="388">
            <text:p>388</text:p>
          </table:table-cell>
          <table:table-cell office:value-type="string">
            <text:p>Панно</text:p>
          </table:table-cell>
          <table:table-cell office:value-type="float" office:value="247">
            <text:p>247</text:p>
          </table:table-cell>
          <table:table-cell office:value-type="string">
            <text:p>true</text:p>
          </table:table-cell>
          <table:table-cell table:formula="of:=&quot;,(&quot;&amp;[.A318]&amp;&quot;, '&quot;&amp;[.B318]&amp;&quot;', &quot;&amp;[.C318]&amp;&quot;, &quot;&amp;[.D318]&amp;&quot;)&quot;" office:value-type="string" office:string-value=",(388, 'Панно', 247, true)">
            <text:p>,(388, 'Панно', 247, true)</text:p>
          </table:table-cell>
        </table:table-row>
        <table:table-row table:style-name="ro3">
          <table:table-cell office:value-type="float" office:value="389">
            <text:p>389</text:p>
          </table:table-cell>
          <table:table-cell office:value-type="string">
            <text:p>Колокольчики ручной работы</text:p>
          </table:table-cell>
          <table:table-cell office:value-type="float" office:value="247">
            <text:p>247</text:p>
          </table:table-cell>
          <table:table-cell office:value-type="string">
            <text:p>true</text:p>
          </table:table-cell>
          <table:table-cell table:formula="of:=&quot;,(&quot;&amp;[.A319]&amp;&quot;, '&quot;&amp;[.B319]&amp;&quot;', &quot;&amp;[.C319]&amp;&quot;, &quot;&amp;[.D319]&amp;&quot;)&quot;" office:value-type="string" office:string-value=",(389, 'Колокольчики ручной работы', 247, true)">
            <text:p>,(389, 'Колокольчики ручной работы', 247, true)</text:p>
          </table:table-cell>
        </table:table-row>
        <table:table-row table:style-name="ro3">
          <table:table-cell office:value-type="float" office:value="390">
            <text:p>390</text:p>
          </table:table-cell>
          <table:table-cell office:value-type="string">
            <text:p>Авторские работы</text:p>
          </table:table-cell>
          <table:table-cell office:value-type="float" office:value="247">
            <text:p>247</text:p>
          </table:table-cell>
          <table:table-cell office:value-type="string">
            <text:p>true</text:p>
          </table:table-cell>
          <table:table-cell table:formula="of:=&quot;,(&quot;&amp;[.A320]&amp;&quot;, '&quot;&amp;[.B320]&amp;&quot;', &quot;&amp;[.C320]&amp;&quot;, &quot;&amp;[.D320]&amp;&quot;)&quot;" office:value-type="string" office:string-value=",(390, 'Авторские работы', 247, true)">
            <text:p>,(390, 'Авторские работы', 247, true)</text:p>
          </table:table-cell>
        </table:table-row>
        <table:table-row table:style-name="ro3">
          <table:table-cell office:value-type="float" office:value="391">
            <text:p>391</text:p>
          </table:table-cell>
          <table:table-cell office:value-type="string">
            <text:p>Галантерея</text:p>
          </table:table-cell>
          <table:table-cell office:value-type="float" office:value="247">
            <text:p>247</text:p>
          </table:table-cell>
          <table:table-cell office:value-type="string">
            <text:p>true</text:p>
          </table:table-cell>
          <table:table-cell table:formula="of:=&quot;,(&quot;&amp;[.A321]&amp;&quot;, '&quot;&amp;[.B321]&amp;&quot;', &quot;&amp;[.C321]&amp;&quot;, &quot;&amp;[.D321]&amp;&quot;)&quot;" office:value-type="string" office:string-value=",(391, 'Галантерея', 247, true)">
            <text:p>,(391, 'Галантерея', 247, true)</text:p>
          </table:table-cell>
        </table:table-row>
        <table:table-row table:style-name="ro3">
          <table:table-cell office:value-type="float" office:value="392">
            <text:p>392</text:p>
          </table:table-cell>
          <table:table-cell office:value-type="string">
            <text:p>Посуда</text:p>
          </table:table-cell>
          <table:table-cell office:value-type="float" office:value="247">
            <text:p>247</text:p>
          </table:table-cell>
          <table:table-cell office:value-type="string">
            <text:p>true</text:p>
          </table:table-cell>
          <table:table-cell table:formula="of:=&quot;,(&quot;&amp;[.A322]&amp;&quot;, '&quot;&amp;[.B322]&amp;&quot;', &quot;&amp;[.C322]&amp;&quot;, &quot;&amp;[.D322]&amp;&quot;)&quot;" office:value-type="string" office:string-value=",(392, 'Посуда', 247, true)">
            <text:p>,(392, 'Посуда', 247, true)</text:p>
          </table:table-cell>
        </table:table-row>
        <table:table-row table:style-name="ro3">
          <table:table-cell office:value-type="float" office:value="393">
            <text:p>393</text:p>
          </table:table-cell>
          <table:table-cell office:value-type="string">
            <text:p>Игрушки</text:p>
          </table:table-cell>
          <table:table-cell office:value-type="float" office:value="247">
            <text:p>247</text:p>
          </table:table-cell>
          <table:table-cell office:value-type="string">
            <text:p>true</text:p>
          </table:table-cell>
          <table:table-cell table:formula="of:=&quot;,(&quot;&amp;[.A323]&amp;&quot;, '&quot;&amp;[.B323]&amp;&quot;', &quot;&amp;[.C323]&amp;&quot;, &quot;&amp;[.D323]&amp;&quot;)&quot;" office:value-type="string" office:string-value=",(393, 'Игрушки', 247, true)">
            <text:p>,(393, 'Игрушки', 247, true)</text:p>
          </table:table-cell>
        </table:table-row>
        <table:table-row table:style-name="ro3">
          <table:table-cell office:value-type="float" office:value="394">
            <text:p>394</text:p>
          </table:table-cell>
          <table:table-cell office:value-type="string">
            <text:p>Свечи</text:p>
          </table:table-cell>
          <table:table-cell office:value-type="float" office:value="247">
            <text:p>247</text:p>
          </table:table-cell>
          <table:table-cell office:value-type="string">
            <text:p>true</text:p>
          </table:table-cell>
          <table:table-cell table:formula="of:=&quot;,(&quot;&amp;[.A324]&amp;&quot;, '&quot;&amp;[.B324]&amp;&quot;', &quot;&amp;[.C324]&amp;&quot;, &quot;&amp;[.D324]&amp;&quot;)&quot;" office:value-type="string" office:string-value=",(394, 'Свечи', 247, true)">
            <text:p>,(394, 'Свечи', 247, true)</text:p>
          </table:table-cell>
        </table:table-row>
        <table:table-row table:style-name="ro3">
          <table:table-cell office:value-type="float" office:value="395">
            <text:p>395</text:p>
          </table:table-cell>
          <table:table-cell office:value-type="string">
            <text:p>Иконы</text:p>
          </table:table-cell>
          <table:table-cell office:value-type="float" office:value="247">
            <text:p>247</text:p>
          </table:table-cell>
          <table:table-cell office:value-type="string">
            <text:p>true</text:p>
          </table:table-cell>
          <table:table-cell table:formula="of:=&quot;,(&quot;&amp;[.A325]&amp;&quot;, '&quot;&amp;[.B325]&amp;&quot;', &quot;&amp;[.C325]&amp;&quot;, &quot;&amp;[.D325]&amp;&quot;)&quot;" office:value-type="string" office:string-value=",(395, 'Иконы', 247, true)">
            <text:p>,(395, 'Иконы', 247, true)</text:p>
          </table:table-cell>
        </table:table-row>
        <table:table-row table:style-name="ro3">
          <table:table-cell office:value-type="float" office:value="396">
            <text:p>396</text:p>
          </table:table-cell>
          <table:table-cell office:value-type="string">
            <text:p>Текстиль</text:p>
          </table:table-cell>
          <table:table-cell office:value-type="float" office:value="247">
            <text:p>247</text:p>
          </table:table-cell>
          <table:table-cell office:value-type="string">
            <text:p>true</text:p>
          </table:table-cell>
          <table:table-cell table:formula="of:=&quot;,(&quot;&amp;[.A326]&amp;&quot;, '&quot;&amp;[.B326]&amp;&quot;', &quot;&amp;[.C326]&amp;&quot;, &quot;&amp;[.D326]&amp;&quot;)&quot;" office:value-type="string" office:string-value=",(396, 'Текстиль', 247, true)">
            <text:p>,(396, 'Текстиль', 247, true)</text:p>
          </table:table-cell>
        </table:table-row>
        <table:table-row table:style-name="ro3">
          <table:table-cell office:value-type="float" office:value="397">
            <text:p>397</text:p>
          </table:table-cell>
          <table:table-cell office:value-type="string">
            <text:p>Корзины</text:p>
          </table:table-cell>
          <table:table-cell office:value-type="float" office:value="247">
            <text:p>247</text:p>
          </table:table-cell>
          <table:table-cell office:value-type="string">
            <text:p>true</text:p>
          </table:table-cell>
          <table:table-cell table:formula="of:=&quot;,(&quot;&amp;[.A327]&amp;&quot;, '&quot;&amp;[.B327]&amp;&quot;', &quot;&amp;[.C327]&amp;&quot;, &quot;&amp;[.D327]&amp;&quot;)&quot;" office:value-type="string" office:string-value=",(397, 'Корзины', 247, true)">
            <text:p>,(397, 'Корзины', 247, true)</text:p>
          </table:table-cell>
        </table:table-row>
        <table:table-row table:style-name="ro3">
          <table:table-cell office:value-type="float" office:value="398">
            <text:p>398</text:p>
          </table:table-cell>
          <table:table-cell office:value-type="string">
            <text:p>Венки ритуальные</text:p>
          </table:table-cell>
          <table:table-cell office:value-type="float" office:value="248">
            <text:p>248</text:p>
          </table:table-cell>
          <table:table-cell office:value-type="string">
            <text:p>true</text:p>
          </table:table-cell>
          <table:table-cell table:formula="of:=&quot;,(&quot;&amp;[.A328]&amp;&quot;, '&quot;&amp;[.B328]&amp;&quot;', &quot;&amp;[.C328]&amp;&quot;, &quot;&amp;[.D328]&amp;&quot;)&quot;" office:value-type="string" office:string-value=",(398, 'Венки ритуальные', 248, true)">
            <text:p>,(398, 'Венки ритуальные', 248, true)</text:p>
          </table:table-cell>
        </table:table-row>
        <table:table-row table:style-name="ro3">
          <table:table-cell office:value-type="float" office:value="399">
            <text:p>399</text:p>
          </table:table-cell>
          <table:table-cell office:value-type="string">
            <text:p>Аксессуары религиозные</text:p>
          </table:table-cell>
          <table:table-cell office:value-type="float" office:value="248">
            <text:p>248</text:p>
          </table:table-cell>
          <table:table-cell office:value-type="string">
            <text:p>true</text:p>
          </table:table-cell>
          <table:table-cell table:formula="of:=&quot;,(&quot;&amp;[.A329]&amp;&quot;, '&quot;&amp;[.B329]&amp;&quot;', &quot;&amp;[.C329]&amp;&quot;, &quot;&amp;[.D329]&amp;&quot;)&quot;" office:value-type="string" office:string-value=",(399, 'Аксессуары религиозные', 248, true)">
            <text:p>,(399, 'Аксессуары религиозные', 248, true)</text:p>
          </table:table-cell>
        </table:table-row>
        <table:table-row table:style-name="ro3">
          <table:table-cell office:value-type="float" office:value="400">
            <text:p>400</text:p>
          </table:table-cell>
          <table:table-cell office:value-type="string">
            <text:p>Масло, миро и святая вода</text:p>
          </table:table-cell>
          <table:table-cell office:value-type="float" office:value="248">
            <text:p>248</text:p>
          </table:table-cell>
          <table:table-cell office:value-type="string">
            <text:p>true</text:p>
          </table:table-cell>
          <table:table-cell table:formula="of:=&quot;,(&quot;&amp;[.A330]&amp;&quot;, '&quot;&amp;[.B330]&amp;&quot;', &quot;&amp;[.C330]&amp;&quot;, &quot;&amp;[.D330]&amp;&quot;)&quot;" office:value-type="string" office:string-value=",(400, 'Масло, миро и святая вода', 248, true)">
            <text:p>,(400, 'Масло, миро и святая вода', 248, true)</text:p>
          </table:table-cell>
        </table:table-row>
        <table:table-row table:style-name="ro3">
          <table:table-cell office:value-type="float" office:value="401">
            <text:p>401</text:p>
          </table:table-cell>
          <table:table-cell office:value-type="string">
            <text:p>Букеты траурные</text:p>
          </table:table-cell>
          <table:table-cell office:value-type="float" office:value="248">
            <text:p>248</text:p>
          </table:table-cell>
          <table:table-cell office:value-type="string">
            <text:p>true</text:p>
          </table:table-cell>
          <table:table-cell table:formula="of:=&quot;,(&quot;&amp;[.A331]&amp;&quot;, '&quot;&amp;[.B331]&amp;&quot;', &quot;&amp;[.C331]&amp;&quot;, &quot;&amp;[.D331]&amp;&quot;)&quot;" office:value-type="string" office:string-value=",(401, 'Букеты траурные', 248, true)">
            <text:p>,(401, 'Букеты траурные', 248, true)</text:p>
          </table:table-cell>
        </table:table-row>
        <table:table-row table:style-name="ro3">
          <table:table-cell office:value-type="float" office:value="402">
            <text:p>402</text:p>
          </table:table-cell>
          <table:table-cell office:value-type="string">
            <text:p>Урны ритуальные</text:p>
          </table:table-cell>
          <table:table-cell office:value-type="float" office:value="248">
            <text:p>248</text:p>
          </table:table-cell>
          <table:table-cell office:value-type="string">
            <text:p>true</text:p>
          </table:table-cell>
          <table:table-cell table:formula="of:=&quot;,(&quot;&amp;[.A332]&amp;&quot;, '&quot;&amp;[.B332]&amp;&quot;', &quot;&amp;[.C332]&amp;&quot;, &quot;&amp;[.D332]&amp;&quot;)&quot;" office:value-type="string" office:string-value=",(402, 'Урны ритуальные', 248, true)">
            <text:p>,(402, 'Урны ритуальные', 248, true)</text:p>
          </table:table-cell>
        </table:table-row>
        <table:table-row table:style-name="ro3">
          <table:table-cell office:value-type="float" office:value="403">
            <text:p>403</text:p>
          </table:table-cell>
          <table:table-cell office:value-type="string">
            <text:p>Траурные ленты</text:p>
          </table:table-cell>
          <table:table-cell office:value-type="float" office:value="248">
            <text:p>248</text:p>
          </table:table-cell>
          <table:table-cell office:value-type="string">
            <text:p>true</text:p>
          </table:table-cell>
          <table:table-cell table:formula="of:=&quot;,(&quot;&amp;[.A333]&amp;&quot;, '&quot;&amp;[.B333]&amp;&quot;', &quot;&amp;[.C333]&amp;&quot;, &quot;&amp;[.D333]&amp;&quot;)&quot;" office:value-type="string" office:string-value=",(403, 'Траурные ленты', 248, true)">
            <text:p>,(403, 'Траурные ленты', 248, true)</text:p>
          </table:table-cell>
        </table:table-row>
        <table:table-row table:style-name="ro3">
          <table:table-cell office:value-type="float" office:value="404">
            <text:p>404</text:p>
          </table:table-cell>
          <table:table-cell office:value-type="string">
            <text:p>Памятники и ограды на могилу</text:p>
          </table:table-cell>
          <table:table-cell office:value-type="float" office:value="248">
            <text:p>248</text:p>
          </table:table-cell>
          <table:table-cell office:value-type="string">
            <text:p>true</text:p>
          </table:table-cell>
          <table:table-cell table:formula="of:=&quot;,(&quot;&amp;[.A334]&amp;&quot;, '&quot;&amp;[.B334]&amp;&quot;', &quot;&amp;[.C334]&amp;&quot;, &quot;&amp;[.D334]&amp;&quot;)&quot;" office:value-type="string" office:string-value=",(404, 'Памятники и ограды на могилу', 248, true)">
            <text:p>,(404, 'Памятники и ограды на могилу', 248, true)</text:p>
          </table:table-cell>
        </table:table-row>
        <table:table-row table:style-name="ro3">
          <table:table-cell office:value-type="float" office:value="405">
            <text:p>405</text:p>
          </table:table-cell>
          <table:table-cell office:value-type="string">
            <text:p>Кресты на могилу</text:p>
          </table:table-cell>
          <table:table-cell office:value-type="float" office:value="248">
            <text:p>248</text:p>
          </table:table-cell>
          <table:table-cell office:value-type="string">
            <text:p>true</text:p>
          </table:table-cell>
          <table:table-cell table:formula="of:=&quot;,(&quot;&amp;[.A335]&amp;&quot;, '&quot;&amp;[.B335]&amp;&quot;', &quot;&amp;[.C335]&amp;&quot;, &quot;&amp;[.D335]&amp;&quot;)&quot;" office:value-type="string" office:string-value=",(405, 'Кресты на могилу', 248, true)">
            <text:p>,(405, 'Кресты на могилу', 248, true)</text:p>
          </table:table-cell>
        </table:table-row>
        <table:table-row table:style-name="ro3">
          <table:table-cell office:value-type="float" office:value="406">
            <text:p>406</text:p>
          </table:table-cell>
          <table:table-cell office:value-type="string">
            <text:p>Ритуальная одежда</text:p>
          </table:table-cell>
          <table:table-cell office:value-type="float" office:value="248">
            <text:p>248</text:p>
          </table:table-cell>
          <table:table-cell office:value-type="string">
            <text:p>true</text:p>
          </table:table-cell>
          <table:table-cell table:formula="of:=&quot;,(&quot;&amp;[.A336]&amp;&quot;, '&quot;&amp;[.B336]&amp;&quot;', &quot;&amp;[.C336]&amp;&quot;, &quot;&amp;[.D336]&amp;&quot;)&quot;" office:value-type="string" office:string-value=",(406, 'Ритуальная одежда', 248, true)">
            <text:p>,(406, 'Ритуальная одежда', 248, true)</text:p>
          </table:table-cell>
        </table:table-row>
        <table:table-row table:style-name="ro3">
          <table:table-cell office:value-type="float" office:value="407">
            <text:p>407</text:p>
          </table:table-cell>
          <table:table-cell office:value-type="string">
            <text:p>Ритуальный текстиль</text:p>
          </table:table-cell>
          <table:table-cell office:value-type="float" office:value="248">
            <text:p>248</text:p>
          </table:table-cell>
          <table:table-cell office:value-type="string">
            <text:p>true</text:p>
          </table:table-cell>
          <table:table-cell table:formula="of:=&quot;,(&quot;&amp;[.A337]&amp;&quot;, '&quot;&amp;[.B337]&amp;&quot;', &quot;&amp;[.C337]&amp;&quot;, &quot;&amp;[.D337]&amp;&quot;)&quot;" office:value-type="string" office:string-value=",(407, 'Ритуальный текстиль', 248, true)">
            <text:p>,(407, 'Ритуальный текстиль', 248, true)</text:p>
          </table:table-cell>
        </table:table-row>
        <table:table-row table:style-name="ro3">
          <table:table-cell office:value-type="float" office:value="408">
            <text:p>408</text:p>
          </table:table-cell>
          <table:table-cell office:value-type="string">
            <text:p>Церковная утварь</text:p>
          </table:table-cell>
          <table:table-cell office:value-type="float" office:value="248">
            <text:p>248</text:p>
          </table:table-cell>
          <table:table-cell office:value-type="string">
            <text:p>true</text:p>
          </table:table-cell>
          <table:table-cell table:formula="of:=&quot;,(&quot;&amp;[.A338]&amp;&quot;, '&quot;&amp;[.B338]&amp;&quot;', &quot;&amp;[.C338]&amp;&quot;, &quot;&amp;[.D338]&amp;&quot;)&quot;" office:value-type="string" office:string-value=",(408, 'Церковная утварь', 248, true)">
            <text:p>,(408, 'Церковная утварь', 248, true)</text:p>
          </table:table-cell>
        </table:table-row>
        <table:table-row table:style-name="ro3">
          <table:table-cell office:value-type="float" office:value="409">
            <text:p>409</text:p>
          </table:table-cell>
          <table:table-cell office:value-type="string">
            <text:p>Свечи ритуальные</text:p>
          </table:table-cell>
          <table:table-cell office:value-type="float" office:value="248">
            <text:p>248</text:p>
          </table:table-cell>
          <table:table-cell office:value-type="string">
            <text:p>true</text:p>
          </table:table-cell>
          <table:table-cell table:formula="of:=&quot;,(&quot;&amp;[.A339]&amp;&quot;, '&quot;&amp;[.B339]&amp;&quot;', &quot;&amp;[.C339]&amp;&quot;, &quot;&amp;[.D339]&amp;&quot;)&quot;" office:value-type="string" office:string-value=",(409, 'Свечи ритуальные', 248, true)">
            <text:p>,(409, 'Свечи ритуальные', 248, true)</text:p>
          </table:table-cell>
        </table:table-row>
        <table:table-row table:style-name="ro3">
          <table:table-cell office:value-type="float" office:value="410">
            <text:p>410</text:p>
          </table:table-cell>
          <table:table-cell office:value-type="string">
            <text:p>Корзины и вазы ритуальные</text:p>
          </table:table-cell>
          <table:table-cell office:value-type="float" office:value="248">
            <text:p>248</text:p>
          </table:table-cell>
          <table:table-cell office:value-type="string">
            <text:p>true</text:p>
          </table:table-cell>
          <table:table-cell table:formula="of:=&quot;,(&quot;&amp;[.A340]&amp;&quot;, '&quot;&amp;[.B340]&amp;&quot;', &quot;&amp;[.C340]&amp;&quot;, &quot;&amp;[.D340]&amp;&quot;)&quot;" office:value-type="string" office:string-value=",(410, 'Корзины и вазы ритуальные', 248, true)">
            <text:p>,(410, 'Корзины и вазы ритуальные', 248, true)</text:p>
          </table:table-cell>
        </table:table-row>
        <table:table-row table:style-name="ro3">
          <table:table-cell office:value-type="float" office:value="411">
            <text:p>411</text:p>
          </table:table-cell>
          <table:table-cell office:value-type="string">
            <text:p>Иконы и панно</text:p>
          </table:table-cell>
          <table:table-cell office:value-type="float" office:value="248">
            <text:p>248</text:p>
          </table:table-cell>
          <table:table-cell office:value-type="string">
            <text:p>true</text:p>
          </table:table-cell>
          <table:table-cell table:formula="of:=&quot;,(&quot;&amp;[.A341]&amp;&quot;, '&quot;&amp;[.B341]&amp;&quot;', &quot;&amp;[.C341]&amp;&quot;, &quot;&amp;[.D341]&amp;&quot;)&quot;" office:value-type="string" office:string-value=",(411, 'Иконы и панно', 248, true)">
            <text:p>,(411, 'Иконы и панно', 248, true)</text:p>
          </table:table-cell>
        </table:table-row>
        <table:table-row table:style-name="ro3">
          <table:table-cell office:value-type="float" office:value="412">
            <text:p>412</text:p>
          </table:table-cell>
          <table:table-cell office:value-type="string">
            <text:p>Иконы ручной работы</text:p>
          </table:table-cell>
          <table:table-cell office:value-type="float" office:value="248">
            <text:p>248</text:p>
          </table:table-cell>
          <table:table-cell office:value-type="string">
            <text:p>true</text:p>
          </table:table-cell>
          <table:table-cell table:formula="of:=&quot;,(&quot;&amp;[.A342]&amp;&quot;, '&quot;&amp;[.B342]&amp;&quot;', &quot;&amp;[.C342]&amp;&quot;, &quot;&amp;[.D342]&amp;&quot;)&quot;" office:value-type="string" office:string-value=",(412, 'Иконы ручной работы', 248, true)">
            <text:p>,(412, 'Иконы ручной работы', 248, true)</text:p>
          </table:table-cell>
        </table:table-row>
        <table:table-row table:style-name="ro3">
          <table:table-cell office:value-type="float" office:value="413">
            <text:p>413</text:p>
          </table:table-cell>
          <table:table-cell office:value-type="string">
            <text:p>Товары для религиозных праздников</text:p>
          </table:table-cell>
          <table:table-cell office:value-type="float" office:value="248">
            <text:p>248</text:p>
          </table:table-cell>
          <table:table-cell office:value-type="string">
            <text:p>true</text:p>
          </table:table-cell>
          <table:table-cell table:formula="of:=&quot;,(&quot;&amp;[.A343]&amp;&quot;, '&quot;&amp;[.B343]&amp;&quot;', &quot;&amp;[.C343]&amp;&quot;, &quot;&amp;[.D343]&amp;&quot;)&quot;" office:value-type="string" office:string-value=",(413, 'Товары для религиозных праздников', 248, true)">
            <text:p>,(413, 'Товары для религиозных праздников', 248, true)</text:p>
          </table:table-cell>
        </table:table-row>
        <table:table-row table:style-name="ro3">
          <table:table-cell office:value-type="float" office:value="414">
            <text:p>414</text:p>
          </table:table-cell>
          <table:table-cell office:value-type="string">
            <text:p>Одежда для крещения</text:p>
          </table:table-cell>
          <table:table-cell office:value-type="float" office:value="248">
            <text:p>248</text:p>
          </table:table-cell>
          <table:table-cell office:value-type="string">
            <text:p>true</text:p>
          </table:table-cell>
          <table:table-cell table:formula="of:=&quot;,(&quot;&amp;[.A344]&amp;&quot;, '&quot;&amp;[.B344]&amp;&quot;', &quot;&amp;[.C344]&amp;&quot;, &quot;&amp;[.D344]&amp;&quot;)&quot;" office:value-type="string" office:string-value=",(414, 'Одежда для крещения', 248, true)">
            <text:p>,(414, 'Одежда для крещения', 248, true)</text:p>
          </table:table-cell>
        </table:table-row>
        <table:table-row table:style-name="ro3">
          <table:table-cell office:value-type="float" office:value="415">
            <text:p>415</text:p>
          </table:table-cell>
          <table:table-cell office:value-type="string">
            <text:p>Товары для крещения</text:p>
          </table:table-cell>
          <table:table-cell office:value-type="float" office:value="248">
            <text:p>248</text:p>
          </table:table-cell>
          <table:table-cell office:value-type="string">
            <text:p>true</text:p>
          </table:table-cell>
          <table:table-cell table:formula="of:=&quot;,(&quot;&amp;[.A345]&amp;&quot;, '&quot;&amp;[.B345]&amp;&quot;', &quot;&amp;[.C345]&amp;&quot;, &quot;&amp;[.D345]&amp;&quot;)&quot;" office:value-type="string" office:string-value=",(415, 'Товары для крещения', 248, true)">
            <text:p>,(415, 'Товары для крещения', 248, true)</text:p>
          </table:table-cell>
        </table:table-row>
        <table:table-row table:style-name="ro3">
          <table:table-cell office:value-type="float" office:value="416">
            <text:p>416</text:p>
          </table:table-cell>
          <table:table-cell office:value-type="string">
            <text:p>Товары к Пасхе</text:p>
          </table:table-cell>
          <table:table-cell office:value-type="float" office:value="248">
            <text:p>248</text:p>
          </table:table-cell>
          <table:table-cell office:value-type="string">
            <text:p>true</text:p>
          </table:table-cell>
          <table:table-cell table:formula="of:=&quot;,(&quot;&amp;[.A346]&amp;&quot;, '&quot;&amp;[.B346]&amp;&quot;', &quot;&amp;[.C346]&amp;&quot;, &quot;&amp;[.D346]&amp;&quot;)&quot;" office:value-type="string" office:string-value=",(416, 'Товары к Пасхе', 248, true)">
            <text:p>,(416, 'Товары к Пасхе', 248, true)</text:p>
          </table:table-cell>
        </table:table-row>
      </table:table>
      <table:table table:name="Лист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Лист1.A1:Лист1.E3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5">15.09.2022</text:date>, <text:time>18:52:1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5T15:54:00.99</meta:creation-date>
    <dc:date>2022-09-15T18:52:15.50</dc:date>
    <meta:editing-duration>PT2H39M14S</meta:editing-duration>
    <meta:editing-cycles>7</meta:editing-cycles>
    <meta:generator>OpenOffice/4.1.12$Win32 OpenOffice.org_project/4112m1$Build-9809</meta:generator>
    <meta:document-statistic meta:table-count="3" meta:cell-count="1730" meta:object-count="0"/>
  </office:meta>
</office:document-meta>
</file>